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.072cm" svg:height="16.679cm" svg:x="33.705cm" svg:y="3.032cm">
            <draw:object draw:notify-on-update-of-ranges="Sheet1.J2:Sheet1.J245 Sheet1.K2:Sheet1.K2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Gamma: 0,99</text:p>
          </table:table-cell>
          <table:table-cell table:style-name="Default" office:value-type="string" calcext:value-type="string">
            <text:p>Betas: (0,9, 0,999)</text:p>
          </table:table-cell>
          <table:table-cell office:value-type="string" calcext:value-type="string">
            <text:p>LR: 0,0005</text:p>
          </table:table-cell>
          <table:table-cell office:value-type="string" calcext:value-type="string">
            <text:p>Ep, Timstp: 1000</text:p>
          </table:table-cell>
          <table:table-cell office:value-type="string" calcext:value-type="string">
            <text:p>Up, Timestep: 5000</text:p>
          </table:table-cell>
          <table:table-cell office:value-type="string" calcext:value-type="string">
            <text:p>Batch Epochs: 10/t</text:p>
          </table:table-cell>
          <table:table-cell office:value-type="string" calcext:value-type="string">
            <text:p>Action Std: 0,1</text:p>
          </table:table-cell>
          <table:table-cell table:number-columns-repeated="4"/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2M46S" calcext:value-type="time">
            <text:p>09:12:46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81.0500721931458" calcext:value-type="float">
            <text:p>81,0500721931458</text:p>
          </table:table-cell>
          <table:table-cell office:value-type="float" office:value="-2.79134219779766" calcext:value-type="float">
            <text:p>-2,79134219779766</text:p>
          </table:table-cell>
          <table:table-cell office:value-type="float" office:value="70.76" calcext:value-type="float">
            <text:p>70,76</text:p>
          </table:table-cell>
          <table:table-cell table:number-columns-repeated="2"/>
          <table:table-cell table:formula="of:=[.D2]" office:value-type="float" office:value="388" calcext:value-type="float">
            <text:p>388</text:p>
          </table:table-cell>
          <table:table-cell table:style-name="ce3" table:formula="of:=[.F2]" office:value-type="float" office:value="-2.79134219779766" calcext:value-type="float">
            <text:p>-2,7913421977976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4M09S" calcext:value-type="time">
            <text:p>09:14:09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float" office:value="163.696151971817" calcext:value-type="float">
            <text:p>163,696151971817</text:p>
          </table:table-cell>
          <table:table-cell office:value-type="float" office:value="-2.76360059090891" calcext:value-type="float">
            <text:p>-2,76360059090891</text:p>
          </table:table-cell>
          <table:table-cell office:value-type="float" office:value="81.02" calcext:value-type="float">
            <text:p>81,02</text:p>
          </table:table-cell>
          <table:table-cell table:number-columns-repeated="2"/>
          <table:table-cell table:formula="of:=[.D3]" office:value-type="float" office:value="774" calcext:value-type="float">
            <text:p>774</text:p>
          </table:table-cell>
          <table:table-cell table:formula="of:=[.F3]" office:value-type="float" office:value="-2.76360059090891" calcext:value-type="float">
            <text:p>-2,7636005909089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5M27S" calcext:value-type="time">
            <text:p>09:15:27</text:p>
          </table:table-cell>
          <table:table-cell office:value-type="float" office:value="15" calcext:value-type="float">
            <text:p>15</text:p>
          </table:table-cell>
          <table:table-cell office:value-type="float" office:value="1125" calcext:value-type="float">
            <text:p>1125</text:p>
          </table:table-cell>
          <table:table-cell office:value-type="float" office:value="241.80055642128" calcext:value-type="float">
            <text:p>241,80055642128</text:p>
          </table:table-cell>
          <table:table-cell office:value-type="float" office:value="-2.77374787703112" calcext:value-type="float">
            <text:p>-2,77374787703112</text:p>
          </table:table-cell>
          <table:table-cell office:value-type="float" office:value="65.22" calcext:value-type="float">
            <text:p>65,22</text:p>
          </table:table-cell>
          <table:table-cell table:number-columns-repeated="2"/>
          <table:table-cell table:formula="of:=[.D4]" office:value-type="float" office:value="1125" calcext:value-type="float">
            <text:p>1125</text:p>
          </table:table-cell>
          <table:table-cell table:formula="of:=[.F4]" office:value-type="float" office:value="-2.77374787703112" calcext:value-type="float">
            <text:p>-2,7737478770311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6M48S" calcext:value-type="time">
            <text:p>09:16:48</text:p>
          </table:table-cell>
          <table:table-cell office:value-type="float" office:value="20" calcext:value-type="float">
            <text:p>20</text:p>
          </table:table-cell>
          <table:table-cell office:value-type="float" office:value="1495" calcext:value-type="float">
            <text:p>1495</text:p>
          </table:table-cell>
          <table:table-cell office:value-type="float" office:value="322.206571102142" calcext:value-type="float">
            <text:p>322,206571102142</text:p>
          </table:table-cell>
          <table:table-cell office:value-type="float" office:value="-2.77712763013898" calcext:value-type="float">
            <text:p>-2,77712763013898</text:p>
          </table:table-cell>
          <table:table-cell office:value-type="float" office:value="70.52" calcext:value-type="float">
            <text:p>70,52</text:p>
          </table:table-cell>
          <table:table-cell table:number-columns-repeated="2"/>
          <table:table-cell table:formula="of:=[.D5]" office:value-type="float" office:value="1495" calcext:value-type="float">
            <text:p>1495</text:p>
          </table:table-cell>
          <table:table-cell table:formula="of:=[.F5]" office:value-type="float" office:value="-2.77712763013898" calcext:value-type="float">
            <text:p>-2,7771276301389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8M08S" calcext:value-type="time">
            <text:p>09:18:08</text:p>
          </table:table-cell>
          <table:table-cell office:value-type="float" office:value="25" calcext:value-type="float">
            <text:p>25</text:p>
          </table:table-cell>
          <table:table-cell office:value-type="float" office:value="1865" calcext:value-type="float">
            <text:p>1865</text:p>
          </table:table-cell>
          <table:table-cell office:value-type="float" office:value="402.694057226181" calcext:value-type="float">
            <text:p>402,694057226181</text:p>
          </table:table-cell>
          <table:table-cell office:value-type="float" office:value="-2.81017677942626" calcext:value-type="float">
            <text:p>-2,81017677942626</text:p>
          </table:table-cell>
          <table:table-cell office:value-type="float" office:value="70.72" calcext:value-type="float">
            <text:p>70,72</text:p>
          </table:table-cell>
          <table:table-cell table:number-columns-repeated="2"/>
          <table:table-cell table:formula="of:=[.D6]" office:value-type="float" office:value="1865" calcext:value-type="float">
            <text:p>1865</text:p>
          </table:table-cell>
          <table:table-cell table:formula="of:=[.F6]" office:value-type="float" office:value="-2.81017677942626" calcext:value-type="float">
            <text:p>-2,8101767794262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19M27S" calcext:value-type="time">
            <text:p>09:19:27</text:p>
          </table:table-cell>
          <table:table-cell office:value-type="float" office:value="30" calcext:value-type="float">
            <text:p>30</text:p>
          </table:table-cell>
          <table:table-cell office:value-type="float" office:value="2209" calcext:value-type="float">
            <text:p>2209</text:p>
          </table:table-cell>
          <table:table-cell office:value-type="float" office:value="481.978511333466" calcext:value-type="float">
            <text:p>481,978511333466</text:p>
          </table:table-cell>
          <table:table-cell office:value-type="float" office:value="-2.79526196189353" calcext:value-type="float">
            <text:p>-2,79526196189353</text:p>
          </table:table-cell>
          <table:table-cell office:value-type="float" office:value="67.16" calcext:value-type="float">
            <text:p>67,16</text:p>
          </table:table-cell>
          <table:table-cell table:number-columns-repeated="2"/>
          <table:table-cell table:formula="of:=[.D7]" office:value-type="float" office:value="2209" calcext:value-type="float">
            <text:p>2209</text:p>
          </table:table-cell>
          <table:table-cell table:formula="of:=[.F7]" office:value-type="float" office:value="-2.79526196189353" calcext:value-type="float">
            <text:p>-2,7952619618935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0M49S" calcext:value-type="time">
            <text:p>09:20:49</text:p>
          </table:table-cell>
          <table:table-cell office:value-type="float" office:value="35" calcext:value-type="float">
            <text:p>35</text:p>
          </table:table-cell>
          <table:table-cell office:value-type="float" office:value="2578" calcext:value-type="float">
            <text:p>2578</text:p>
          </table:table-cell>
          <table:table-cell office:value-type="float" office:value="563.98641037941" calcext:value-type="float">
            <text:p>563,98641037941</text:p>
          </table:table-cell>
          <table:table-cell office:value-type="float" office:value="-2.80226744893275" calcext:value-type="float">
            <text:p>-2,80226744893275</text:p>
          </table:table-cell>
          <table:table-cell office:value-type="float" office:value="82.7" calcext:value-type="float">
            <text:p>82,7</text:p>
          </table:table-cell>
          <table:table-cell table:number-columns-repeated="2"/>
          <table:table-cell table:formula="of:=[.D8]" office:value-type="float" office:value="2578" calcext:value-type="float">
            <text:p>2578</text:p>
          </table:table-cell>
          <table:table-cell table:formula="of:=[.F8]" office:value-type="float" office:value="-2.80226744893275" calcext:value-type="float">
            <text:p>-2,8022674489327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2M10S" calcext:value-type="time">
            <text:p>09:22:10</text:p>
          </table:table-cell>
          <table:table-cell office:value-type="float" office:value="40" calcext:value-type="float">
            <text:p>40</text:p>
          </table:table-cell>
          <table:table-cell office:value-type="float" office:value="2922" calcext:value-type="float">
            <text:p>2922</text:p>
          </table:table-cell>
          <table:table-cell office:value-type="float" office:value="645.152199745178" calcext:value-type="float">
            <text:p>645,152199745178</text:p>
          </table:table-cell>
          <table:table-cell office:value-type="float" office:value="-2.87289326690785" calcext:value-type="float">
            <text:p>-2,87289326690785</text:p>
          </table:table-cell>
          <table:table-cell office:value-type="float" office:value="87.06" calcext:value-type="float">
            <text:p>87,06</text:p>
          </table:table-cell>
          <table:table-cell table:number-columns-repeated="2"/>
          <table:table-cell table:formula="of:=[.D9]" office:value-type="float" office:value="2922" calcext:value-type="float">
            <text:p>2922</text:p>
          </table:table-cell>
          <table:table-cell table:formula="of:=[.F9]" office:value-type="float" office:value="-2.87289326690785" calcext:value-type="float">
            <text:p>-2,8728932669078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3M30S" calcext:value-type="time">
            <text:p>09:23:30</text:p>
          </table:table-cell>
          <table:table-cell office:value-type="float" office:value="45" calcext:value-type="float">
            <text:p>45</text:p>
          </table:table-cell>
          <table:table-cell office:value-type="float" office:value="3227" calcext:value-type="float">
            <text:p>3227</text:p>
          </table:table-cell>
          <table:table-cell office:value-type="float" office:value="724.990964412689" calcext:value-type="float">
            <text:p>724,990964412689</text:p>
          </table:table-cell>
          <table:table-cell office:value-type="float" office:value="-2.75775392492679" calcext:value-type="float">
            <text:p>-2,75775392492679</text:p>
          </table:table-cell>
          <table:table-cell office:value-type="float" office:value="73.4" calcext:value-type="float">
            <text:p>73,4</text:p>
          </table:table-cell>
          <table:table-cell table:number-columns-repeated="2"/>
          <table:table-cell table:formula="of:=[.D10]" office:value-type="float" office:value="3227" calcext:value-type="float">
            <text:p>3227</text:p>
          </table:table-cell>
          <table:table-cell table:formula="of:=[.F10]" office:value-type="float" office:value="-2.75775392492679" calcext:value-type="float">
            <text:p>-2,7577539249267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4M50S" calcext:value-type="time">
            <text:p>09:24:50</text:p>
          </table:table-cell>
          <table:table-cell office:value-type="float" office:value="50" calcext:value-type="float">
            <text:p>50</text:p>
          </table:table-cell>
          <table:table-cell office:value-type="float" office:value="3534" calcext:value-type="float">
            <text:p>3534</text:p>
          </table:table-cell>
          <table:table-cell office:value-type="float" office:value="804.617897748947" calcext:value-type="float">
            <text:p>804,617897748947</text:p>
          </table:table-cell>
          <table:table-cell office:value-type="float" office:value="-2.82645352907754" calcext:value-type="float">
            <text:p>-2,82645352907754</text:p>
          </table:table-cell>
          <table:table-cell office:value-type="float" office:value="78.8" calcext:value-type="float">
            <text:p>78,8</text:p>
          </table:table-cell>
          <table:table-cell table:number-columns-repeated="2"/>
          <table:table-cell table:formula="of:=[.D11]" office:value-type="float" office:value="3534" calcext:value-type="float">
            <text:p>3534</text:p>
          </table:table-cell>
          <table:table-cell table:formula="of:=[.F11]" office:value-type="float" office:value="-2.82645352907754" calcext:value-type="float">
            <text:p>-2,8264535290775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6M11S" calcext:value-type="time">
            <text:p>09:26:11</text:p>
          </table:table-cell>
          <table:table-cell office:value-type="float" office:value="55" calcext:value-type="float">
            <text:p>55</text:p>
          </table:table-cell>
          <table:table-cell office:value-type="float" office:value="3783" calcext:value-type="float">
            <text:p>3783</text:p>
          </table:table-cell>
          <table:table-cell office:value-type="float" office:value="885.925455331802" calcext:value-type="float">
            <text:p>885,925455331802</text:p>
          </table:table-cell>
          <table:table-cell office:value-type="float" office:value="-2.83727001903951" calcext:value-type="float">
            <text:p>-2,8372700190395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D12]" office:value-type="float" office:value="3783" calcext:value-type="float">
            <text:p>3783</text:p>
          </table:table-cell>
          <table:table-cell table:formula="of:=[.F12]" office:value-type="float" office:value="-2.83727001903951" calcext:value-type="float">
            <text:p>-2,8372700190395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7M36S" calcext:value-type="time">
            <text:p>09:27:36</text:p>
          </table:table-cell>
          <table:table-cell office:value-type="float" office:value="60" calcext:value-type="float">
            <text:p>60</text:p>
          </table:table-cell>
          <table:table-cell office:value-type="float" office:value="4027" calcext:value-type="float">
            <text:p>4027</text:p>
          </table:table-cell>
          <table:table-cell office:value-type="float" office:value="970.716640710831" calcext:value-type="float">
            <text:p>970,716640710831</text:p>
          </table:table-cell>
          <table:table-cell office:value-type="float" office:value="-2.93777369400902" calcext:value-type="float">
            <text:p>-2,93777369400902</text:p>
          </table:table-cell>
          <table:table-cell office:value-type="float" office:value="125.58" calcext:value-type="float">
            <text:p>125,58</text:p>
          </table:table-cell>
          <table:table-cell table:number-columns-repeated="2"/>
          <table:table-cell table:formula="of:=[.D13]" office:value-type="float" office:value="4027" calcext:value-type="float">
            <text:p>4027</text:p>
          </table:table-cell>
          <table:table-cell table:formula="of:=[.F13]" office:value-type="float" office:value="-2.93777369400902" calcext:value-type="float">
            <text:p>-2,9377736940090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29M00S" calcext:value-type="time">
            <text:p>09:29:00</text:p>
          </table:table-cell>
          <table:table-cell office:value-type="float" office:value="65" calcext:value-type="float">
            <text:p>65</text:p>
          </table:table-cell>
          <table:table-cell office:value-type="float" office:value="4218" calcext:value-type="float">
            <text:p>4218</text:p>
          </table:table-cell>
          <table:table-cell office:value-type="float" office:value="1054.67535853386" calcext:value-type="float">
            <text:p>1054,67535853386</text:p>
          </table:table-cell>
          <table:table-cell office:value-type="float" office:value="-2.92653297095564" calcext:value-type="float">
            <text:p>-2,92653297095564</text:p>
          </table:table-cell>
          <table:table-cell office:value-type="float" office:value="128.02" calcext:value-type="float">
            <text:p>128,02</text:p>
          </table:table-cell>
          <table:table-cell table:number-columns-repeated="2"/>
          <table:table-cell table:formula="of:=[.D14]" office:value-type="float" office:value="4218" calcext:value-type="float">
            <text:p>4218</text:p>
          </table:table-cell>
          <table:table-cell table:formula="of:=[.F14]" office:value-type="float" office:value="-2.92653297095564" calcext:value-type="float">
            <text:p>-2,9265329709556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0M28S" calcext:value-type="time">
            <text:p>09:30:28</text:p>
          </table:table-cell>
          <table:table-cell office:value-type="float" office:value="70" calcext:value-type="float">
            <text:p>70</text:p>
          </table:table-cell>
          <table:table-cell office:value-type="float" office:value="4403" calcext:value-type="float">
            <text:p>4403</text:p>
          </table:table-cell>
          <table:table-cell office:value-type="float" office:value="1143.06560111046" calcext:value-type="float">
            <text:p>1143,06560111046</text:p>
          </table:table-cell>
          <table:table-cell office:value-type="float" office:value="-2.90598845189208" calcext:value-type="float">
            <text:p>-2,90598845189208</text:p>
          </table:table-cell>
          <table:table-cell office:value-type="float" office:value="162.86" calcext:value-type="float">
            <text:p>162,86</text:p>
          </table:table-cell>
          <table:table-cell table:number-columns-repeated="2"/>
          <table:table-cell table:formula="of:=[.D15]" office:value-type="float" office:value="4403" calcext:value-type="float">
            <text:p>4403</text:p>
          </table:table-cell>
          <table:table-cell table:formula="of:=[.F15]" office:value-type="float" office:value="-2.90598845189208" calcext:value-type="float">
            <text:p>-2,9059884518920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1M56S" calcext:value-type="time">
            <text:p>09:31:56</text:p>
          </table:table-cell>
          <table:table-cell office:value-type="float" office:value="75" calcext:value-type="float">
            <text:p>75</text:p>
          </table:table-cell>
          <table:table-cell office:value-type="float" office:value="4609" calcext:value-type="float">
            <text:p>4609</text:p>
          </table:table-cell>
          <table:table-cell office:value-type="float" office:value="1230.40217709541" calcext:value-type="float">
            <text:p>1230,40217709541</text:p>
          </table:table-cell>
          <table:table-cell office:value-type="float" office:value="-2.93154275941376" calcext:value-type="float">
            <text:p>-2,93154275941376</text:p>
          </table:table-cell>
          <table:table-cell office:value-type="float" office:value="143.1" calcext:value-type="float">
            <text:p>143,1</text:p>
          </table:table-cell>
          <table:table-cell table:number-columns-repeated="2"/>
          <table:table-cell table:formula="of:=[.D16]" office:value-type="float" office:value="4609" calcext:value-type="float">
            <text:p>4609</text:p>
          </table:table-cell>
          <table:table-cell table:formula="of:=[.F16]" office:value-type="float" office:value="-2.93154275941376" calcext:value-type="float">
            <text:p>-2,9315427594137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3M25S" calcext:value-type="time">
            <text:p>09:33:25</text:p>
          </table:table-cell>
          <table:table-cell office:value-type="float" office:value="80" calcext:value-type="float">
            <text:p>80</text:p>
          </table:table-cell>
          <table:table-cell office:value-type="float" office:value="4785" calcext:value-type="float">
            <text:p>4785</text:p>
          </table:table-cell>
          <table:table-cell office:value-type="float" office:value="1319.35283184052" calcext:value-type="float">
            <text:p>1319,35283184052</text:p>
          </table:table-cell>
          <table:table-cell office:value-type="float" office:value="-2.94732670773985" calcext:value-type="float">
            <text:p>-2,94732670773985</text:p>
          </table:table-cell>
          <table:table-cell office:value-type="float" office:value="166.44" calcext:value-type="float">
            <text:p>166,44</text:p>
          </table:table-cell>
          <table:table-cell table:number-columns-repeated="2"/>
          <table:table-cell table:formula="of:=[.D17]" office:value-type="float" office:value="4785" calcext:value-type="float">
            <text:p>4785</text:p>
          </table:table-cell>
          <table:table-cell table:formula="of:=[.F17]" office:value-type="float" office:value="-2.94732670773985" calcext:value-type="float">
            <text:p>-2,9473267077398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4M53S" calcext:value-type="time">
            <text:p>09:34:53</text:p>
          </table:table-cell>
          <table:table-cell office:value-type="float" office:value="85" calcext:value-type="float">
            <text:p>85</text:p>
          </table:table-cell>
          <table:table-cell office:value-type="float" office:value="4945" calcext:value-type="float">
            <text:p>4945</text:p>
          </table:table-cell>
          <table:table-cell office:value-type="float" office:value="1407.9641058445" calcext:value-type="float">
            <text:p>1407,9641058445</text:p>
          </table:table-cell>
          <table:table-cell office:value-type="float" office:value="-2.95419604556004" calcext:value-type="float">
            <text:p>-2,95419604556004</text:p>
          </table:table-cell>
          <table:table-cell office:value-type="float" office:value="164.6" calcext:value-type="float">
            <text:p>164,6</text:p>
          </table:table-cell>
          <table:table-cell table:number-columns-repeated="2"/>
          <table:table-cell table:formula="of:=[.D18]" office:value-type="float" office:value="4945" calcext:value-type="float">
            <text:p>4945</text:p>
          </table:table-cell>
          <table:table-cell table:formula="of:=[.F18]" office:value-type="float" office:value="-2.95419604556004" calcext:value-type="float">
            <text:p>-2,9541960455600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6M24S" calcext:value-type="time">
            <text:p>09:36:24</text:p>
          </table:table-cell>
          <table:table-cell office:value-type="float" office:value="90" calcext:value-type="float">
            <text:p>90</text:p>
          </table:table-cell>
          <table:table-cell office:value-type="float" office:value="5094" calcext:value-type="float">
            <text:p>5094</text:p>
          </table:table-cell>
          <table:table-cell office:value-type="float" office:value="1498.77881002426" calcext:value-type="float">
            <text:p>1498,77881002426</text:p>
          </table:table-cell>
          <table:table-cell office:value-type="float" office:value="-2.92281148641197" calcext:value-type="float">
            <text:p>-2,92281148641197</text:p>
          </table:table-cell>
          <table:table-cell office:value-type="float" office:value="163.7" calcext:value-type="float">
            <text:p>163,7</text:p>
          </table:table-cell>
          <table:table-cell table:number-columns-repeated="2"/>
          <table:table-cell table:formula="of:=[.D19]" office:value-type="float" office:value="5094" calcext:value-type="float">
            <text:p>5094</text:p>
          </table:table-cell>
          <table:table-cell table:formula="of:=[.F19]" office:value-type="float" office:value="-2.92281148641197" calcext:value-type="float">
            <text:p>-2,9228114864119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7M57S" calcext:value-type="time">
            <text:p>09:37:57</text:p>
          </table:table-cell>
          <table:table-cell office:value-type="float" office:value="95" calcext:value-type="float">
            <text:p>95</text:p>
          </table:table-cell>
          <table:table-cell office:value-type="float" office:value="5248" calcext:value-type="float">
            <text:p>5248</text:p>
          </table:table-cell>
          <table:table-cell office:value-type="float" office:value="1591.48033952713" calcext:value-type="float">
            <text:p>1591,48033952713</text:p>
          </table:table-cell>
          <table:table-cell office:value-type="float" office:value="-3.03704087595332" calcext:value-type="float">
            <text:p>-3,03704087595332</text:p>
          </table:table-cell>
          <table:table-cell office:value-type="float" office:value="193.04" calcext:value-type="float">
            <text:p>193,04</text:p>
          </table:table-cell>
          <table:table-cell table:number-columns-repeated="2"/>
          <table:table-cell table:formula="of:=[.D20]" office:value-type="float" office:value="5248" calcext:value-type="float">
            <text:p>5248</text:p>
          </table:table-cell>
          <table:table-cell table:formula="of:=[.F20]" office:value-type="float" office:value="-3.03704087595332" calcext:value-type="float">
            <text:p>-3,0370408759533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39M30S" calcext:value-type="time">
            <text:p>09:39:30</text:p>
          </table:table-cell>
          <table:table-cell office:value-type="float" office:value="100" calcext:value-type="float">
            <text:p>100</text:p>
          </table:table-cell>
          <table:table-cell office:value-type="float" office:value="5376" calcext:value-type="float">
            <text:p>5376</text:p>
          </table:table-cell>
          <table:table-cell office:value-type="float" office:value="1684.72959136963" calcext:value-type="float">
            <text:p>1684,72959136963</text:p>
          </table:table-cell>
          <table:table-cell office:value-type="float" office:value="-3.03095600332464" calcext:value-type="float">
            <text:p>-3,03095600332464</text:p>
          </table:table-cell>
          <table:table-cell office:value-type="float" office:value="183.72" calcext:value-type="float">
            <text:p>183,72</text:p>
          </table:table-cell>
          <table:table-cell table:number-columns-repeated="2"/>
          <table:table-cell table:formula="of:=[.D21]" office:value-type="float" office:value="5376" calcext:value-type="float">
            <text:p>5376</text:p>
          </table:table-cell>
          <table:table-cell table:formula="of:=[.F21]" office:value-type="float" office:value="-3.03095600332464" calcext:value-type="float">
            <text:p>-3,0309560033246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1M08S" calcext:value-type="time">
            <text:p>09:41:08</text:p>
          </table:table-cell>
          <table:table-cell office:value-type="float" office:value="105" calcext:value-type="float">
            <text:p>105</text:p>
          </table:table-cell>
          <table:table-cell office:value-type="float" office:value="5480" calcext:value-type="float">
            <text:p>5480</text:p>
          </table:table-cell>
          <table:table-cell office:value-type="float" office:value="1782.661454916" calcext:value-type="float">
            <text:p>1782,661454916</text:p>
          </table:table-cell>
          <table:table-cell office:value-type="float" office:value="-2.93596613195695" calcext:value-type="float">
            <text:p>-2,93596613195695</text:p>
          </table:table-cell>
          <table:table-cell office:value-type="float" office:value="232.42" calcext:value-type="float">
            <text:p>232,42</text:p>
          </table:table-cell>
          <table:table-cell table:number-columns-repeated="2"/>
          <table:table-cell table:formula="of:=[.D22]" office:value-type="float" office:value="5480" calcext:value-type="float">
            <text:p>5480</text:p>
          </table:table-cell>
          <table:table-cell table:formula="of:=[.F22]" office:value-type="float" office:value="-2.93596613195695" calcext:value-type="float">
            <text:p>-2,9359661319569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2M43S" calcext:value-type="time">
            <text:p>09:42:43</text:p>
          </table:table-cell>
          <table:table-cell office:value-type="float" office:value="110" calcext:value-type="float">
            <text:p>110</text:p>
          </table:table-cell>
          <table:table-cell office:value-type="float" office:value="5592" calcext:value-type="float">
            <text:p>5592</text:p>
          </table:table-cell>
          <table:table-cell office:value-type="float" office:value="1877.83815765381" calcext:value-type="float">
            <text:p>1877,83815765381</text:p>
          </table:table-cell>
          <table:table-cell office:value-type="float" office:value="-2.9286538030762" calcext:value-type="float">
            <text:p>-2,9286538030762</text:p>
          </table:table-cell>
          <table:table-cell office:value-type="float" office:value="211.78" calcext:value-type="float">
            <text:p>211,78</text:p>
          </table:table-cell>
          <table:table-cell table:number-columns-repeated="2"/>
          <table:table-cell table:formula="of:=[.D23]" office:value-type="float" office:value="5592" calcext:value-type="float">
            <text:p>5592</text:p>
          </table:table-cell>
          <table:table-cell table:formula="of:=[.F23]" office:value-type="float" office:value="-2.9286538030762" calcext:value-type="float">
            <text:p>-2,928653803076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4M31S" calcext:value-type="time">
            <text:p>09:44:31</text:p>
          </table:table-cell>
          <table:table-cell office:value-type="float" office:value="115" calcext:value-type="float">
            <text:p>115</text:p>
          </table:table-cell>
          <table:table-cell office:value-type="float" office:value="5687" calcext:value-type="float">
            <text:p>5687</text:p>
          </table:table-cell>
          <table:table-cell office:value-type="float" office:value="1985.6807217598" calcext:value-type="float">
            <text:p>1985,6807217598</text:p>
          </table:table-cell>
          <table:table-cell office:value-type="float" office:value="-2.66174702177669" calcext:value-type="float">
            <text:p>-2,66174702177669</text:p>
          </table:table-cell>
          <table:table-cell office:value-type="float" office:value="292.22" calcext:value-type="float">
            <text:p>292,22</text:p>
          </table:table-cell>
          <table:table-cell table:number-columns-repeated="2"/>
          <table:table-cell table:formula="of:=[.D24]" office:value-type="float" office:value="5687" calcext:value-type="float">
            <text:p>5687</text:p>
          </table:table-cell>
          <table:table-cell table:formula="of:=[.F24]" office:value-type="float" office:value="-2.66174702177669" calcext:value-type="float">
            <text:p>-2,6617470217766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6M15S" calcext:value-type="time">
            <text:p>09:46:15</text:p>
          </table:table-cell>
          <table:table-cell office:value-type="float" office:value="120" calcext:value-type="float">
            <text:p>120</text:p>
          </table:table-cell>
          <table:table-cell office:value-type="float" office:value="5771" calcext:value-type="float">
            <text:p>5771</text:p>
          </table:table-cell>
          <table:table-cell office:value-type="float" office:value="2089.9490571022" calcext:value-type="float">
            <text:p>2089,9490571022</text:p>
          </table:table-cell>
          <table:table-cell office:value-type="float" office:value="-2.60607714399616" calcext:value-type="float">
            <text:p>-2,60607714399616</text:p>
          </table:table-cell>
          <table:table-cell office:value-type="float" office:value="281.56" calcext:value-type="float">
            <text:p>281,56</text:p>
          </table:table-cell>
          <table:table-cell table:number-columns-repeated="2"/>
          <table:table-cell table:formula="of:=[.D25]" office:value-type="float" office:value="5771" calcext:value-type="float">
            <text:p>5771</text:p>
          </table:table-cell>
          <table:table-cell table:formula="of:=[.F25]" office:value-type="float" office:value="-2.60607714399616" calcext:value-type="float">
            <text:p>-2,6060771439961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7M58S" calcext:value-type="time">
            <text:p>09:47:58</text:p>
          </table:table-cell>
          <table:table-cell office:value-type="float" office:value="125" calcext:value-type="float">
            <text:p>125</text:p>
          </table:table-cell>
          <table:table-cell office:value-type="float" office:value="5866" calcext:value-type="float">
            <text:p>5866</text:p>
          </table:table-cell>
          <table:table-cell office:value-type="float" office:value="2192.42042636871" calcext:value-type="float">
            <text:p>2192,42042636871</text:p>
          </table:table-cell>
          <table:table-cell office:value-type="float" office:value="-2.94371332289486" calcext:value-type="float">
            <text:p>-2,94371332289486</text:p>
          </table:table-cell>
          <table:table-cell office:value-type="float" office:value="275.92" calcext:value-type="float">
            <text:p>275,92</text:p>
          </table:table-cell>
          <table:table-cell table:number-columns-repeated="2"/>
          <table:table-cell table:formula="of:=[.D26]" office:value-type="float" office:value="5866" calcext:value-type="float">
            <text:p>5866</text:p>
          </table:table-cell>
          <table:table-cell table:formula="of:=[.F26]" office:value-type="float" office:value="-2.94371332289486" calcext:value-type="float">
            <text:p>-2,9437133228948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49M52S" calcext:value-type="time">
            <text:p>09:49:52</text:p>
          </table:table-cell>
          <table:table-cell office:value-type="float" office:value="130" calcext:value-type="float">
            <text:p>130</text:p>
          </table:table-cell>
          <table:table-cell office:value-type="float" office:value="5959" calcext:value-type="float">
            <text:p>5959</text:p>
          </table:table-cell>
          <table:table-cell office:value-type="float" office:value="2307.07297635078" calcext:value-type="float">
            <text:p>2307,07297635078</text:p>
          </table:table-cell>
          <table:table-cell office:value-type="float" office:value="-2.50835947392831" calcext:value-type="float">
            <text:p>-2,50835947392831</text:p>
          </table:table-cell>
          <table:table-cell office:value-type="float" office:value="358.52" calcext:value-type="float">
            <text:p>358,52</text:p>
          </table:table-cell>
          <table:table-cell table:number-columns-repeated="2"/>
          <table:table-cell table:formula="of:=[.D27]" office:value-type="float" office:value="5959" calcext:value-type="float">
            <text:p>5959</text:p>
          </table:table-cell>
          <table:table-cell table:formula="of:=[.F27]" office:value-type="float" office:value="-2.50835947392831" calcext:value-type="float">
            <text:p>-2,5083594739283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51M37S" calcext:value-type="time">
            <text:p>09:51:37</text:p>
          </table:table-cell>
          <table:table-cell office:value-type="float" office:value="135" calcext:value-type="float">
            <text:p>135</text:p>
          </table:table-cell>
          <table:table-cell office:value-type="float" office:value="6033" calcext:value-type="float">
            <text:p>6033</text:p>
          </table:table-cell>
          <table:table-cell office:value-type="float" office:value="2411.52327942848" calcext:value-type="float">
            <text:p>2411,52327942848</text:p>
          </table:table-cell>
          <table:table-cell office:value-type="float" office:value="-2.69434079792857" calcext:value-type="float">
            <text:p>-2,69434079792857</text:p>
          </table:table-cell>
          <table:table-cell office:value-type="float" office:value="285.24" calcext:value-type="float">
            <text:p>285,24</text:p>
          </table:table-cell>
          <table:table-cell table:number-columns-repeated="2"/>
          <table:table-cell table:formula="of:=[.D28]" office:value-type="float" office:value="6033" calcext:value-type="float">
            <text:p>6033</text:p>
          </table:table-cell>
          <table:table-cell table:formula="of:=[.F28]" office:value-type="float" office:value="-2.69434079792857" calcext:value-type="float">
            <text:p>-2,6943407979285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53M21S" calcext:value-type="time">
            <text:p>09:53:21</text:p>
          </table:table-cell>
          <table:table-cell office:value-type="float" office:value="140" calcext:value-type="float">
            <text:p>140</text:p>
          </table:table-cell>
          <table:table-cell office:value-type="float" office:value="6103" calcext:value-type="float">
            <text:p>6103</text:p>
          </table:table-cell>
          <table:table-cell office:value-type="float" office:value="2515.26273369789" calcext:value-type="float">
            <text:p>2515,26273369789</text:p>
          </table:table-cell>
          <table:table-cell office:value-type="float" office:value="-2.76286085009119" calcext:value-type="float">
            <text:p>-2,76286085009119</text:p>
          </table:table-cell>
          <table:table-cell office:value-type="float" office:value="273.72" calcext:value-type="float">
            <text:p>273,72</text:p>
          </table:table-cell>
          <table:table-cell table:number-columns-repeated="2"/>
          <table:table-cell table:formula="of:=[.D29]" office:value-type="float" office:value="6103" calcext:value-type="float">
            <text:p>6103</text:p>
          </table:table-cell>
          <table:table-cell table:formula="of:=[.F29]" office:value-type="float" office:value="-2.76286085009119" calcext:value-type="float">
            <text:p>-2,7628608500911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55M16S" calcext:value-type="time">
            <text:p>09:55:16</text:p>
          </table:table-cell>
          <table:table-cell office:value-type="float" office:value="145" calcext:value-type="float">
            <text:p>145</text:p>
          </table:table-cell>
          <table:table-cell office:value-type="float" office:value="6177" calcext:value-type="float">
            <text:p>6177</text:p>
          </table:table-cell>
          <table:table-cell office:value-type="float" office:value="2631.00765419006" calcext:value-type="float">
            <text:p>2631,00765419006</text:p>
          </table:table-cell>
          <table:table-cell office:value-type="float" office:value="-2.5468562853062" calcext:value-type="float">
            <text:p>-2,5468562853062</text:p>
          </table:table-cell>
          <table:table-cell office:value-type="float" office:value="355.06" calcext:value-type="float">
            <text:p>355,06</text:p>
          </table:table-cell>
          <table:table-cell table:number-columns-repeated="2"/>
          <table:table-cell table:formula="of:=[.D30]" office:value-type="float" office:value="6177" calcext:value-type="float">
            <text:p>6177</text:p>
          </table:table-cell>
          <table:table-cell table:formula="of:=[.F30]" office:value-type="float" office:value="-2.5468562853062" calcext:value-type="float">
            <text:p>-2,546856285306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57M18S" calcext:value-type="time">
            <text:p>09:57:18</text:p>
          </table:table-cell>
          <table:table-cell office:value-type="float" office:value="150" calcext:value-type="float">
            <text:p>150</text:p>
          </table:table-cell>
          <table:table-cell office:value-type="float" office:value="6230" calcext:value-type="float">
            <text:p>6230</text:p>
          </table:table-cell>
          <table:table-cell office:value-type="float" office:value="2752.64766430855" calcext:value-type="float">
            <text:p>2752,64766430855</text:p>
          </table:table-cell>
          <table:table-cell office:value-type="float" office:value="-2.12469071839225" calcext:value-type="float">
            <text:p>-2,12469071839225</text:p>
          </table:table-cell>
          <table:table-cell office:value-type="float" office:value="426.86" calcext:value-type="float">
            <text:p>426,86</text:p>
          </table:table-cell>
          <table:table-cell table:number-columns-repeated="2"/>
          <table:table-cell table:formula="of:=[.D31]" office:value-type="float" office:value="6230" calcext:value-type="float">
            <text:p>6230</text:p>
          </table:table-cell>
          <table:table-cell table:formula="of:=[.F31]" office:value-type="float" office:value="-2.12469071839225" calcext:value-type="float">
            <text:p>-2,1246907183922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09H59M17S" calcext:value-type="time">
            <text:p>09:59:17</text:p>
          </table:table-cell>
          <table:table-cell office:value-type="float" office:value="155" calcext:value-type="float">
            <text:p>155</text:p>
          </table:table-cell>
          <table:table-cell office:value-type="float" office:value="6284" calcext:value-type="float">
            <text:p>6284</text:p>
          </table:table-cell>
          <table:table-cell office:value-type="float" office:value="2871.747184515" calcext:value-type="float">
            <text:p>2871,747184515</text:p>
          </table:table-cell>
          <table:table-cell office:value-type="float" office:value="-2.09899921605667" calcext:value-type="float">
            <text:p>-2,09899921605667</text:p>
          </table:table-cell>
          <table:table-cell office:value-type="float" office:value="419.9" calcext:value-type="float">
            <text:p>419,9</text:p>
          </table:table-cell>
          <table:table-cell table:number-columns-repeated="2"/>
          <table:table-cell table:formula="of:=[.D32]" office:value-type="float" office:value="6284" calcext:value-type="float">
            <text:p>6284</text:p>
          </table:table-cell>
          <table:table-cell table:formula="of:=[.F32]" office:value-type="float" office:value="-2.09899921605667" calcext:value-type="float">
            <text:p>-2,0989992160566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01M17S" calcext:value-type="time">
            <text:p>10:01:17</text:p>
          </table:table-cell>
          <table:table-cell office:value-type="float" office:value="160" calcext:value-type="float">
            <text:p>160</text:p>
          </table:table-cell>
          <table:table-cell office:value-type="float" office:value="6348" calcext:value-type="float">
            <text:p>6348</text:p>
          </table:table-cell>
          <table:table-cell office:value-type="float" office:value="2991.44475746155" calcext:value-type="float">
            <text:p>2991,44475746155</text:p>
          </table:table-cell>
          <table:table-cell office:value-type="float" office:value="-1.99538041860328" calcext:value-type="float">
            <text:p>-1,99538041860328</text:p>
          </table:table-cell>
          <table:table-cell office:value-type="float" office:value="410.36" calcext:value-type="float">
            <text:p>410,36</text:p>
          </table:table-cell>
          <table:table-cell table:number-columns-repeated="2"/>
          <table:table-cell table:formula="of:=[.D33]" office:value-type="float" office:value="6348" calcext:value-type="float">
            <text:p>6348</text:p>
          </table:table-cell>
          <table:table-cell table:formula="of:=[.F33]" office:value-type="float" office:value="-1.99538041860328" calcext:value-type="float">
            <text:p>-1,9953804186032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03M26S" calcext:value-type="time">
            <text:p>10:03:26</text:p>
          </table:table-cell>
          <table:table-cell office:value-type="float" office:value="165" calcext:value-type="float">
            <text:p>165</text:p>
          </table:table-cell>
          <table:table-cell office:value-type="float" office:value="6402" calcext:value-type="float">
            <text:p>6402</text:p>
          </table:table-cell>
          <table:table-cell office:value-type="float" office:value="3120.19843459129" calcext:value-type="float">
            <text:p>3120,19843459129</text:p>
          </table:table-cell>
          <table:table-cell office:value-type="float" office:value="-1.86375553381346" calcext:value-type="float">
            <text:p>-1,86375553381346</text:p>
          </table:table-cell>
          <table:table-cell office:value-type="float" office:value="482.18" calcext:value-type="float">
            <text:p>482,18</text:p>
          </table:table-cell>
          <table:table-cell table:number-columns-repeated="2"/>
          <table:table-cell table:formula="of:=[.D34]" office:value-type="float" office:value="6402" calcext:value-type="float">
            <text:p>6402</text:p>
          </table:table-cell>
          <table:table-cell table:formula="of:=[.F34]" office:value-type="float" office:value="-1.86375553381346" calcext:value-type="float">
            <text:p>-1,8637555338134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05M36S" calcext:value-type="time">
            <text:p>10:05:36</text:p>
          </table:table-cell>
          <table:table-cell office:value-type="float" office:value="170" calcext:value-type="float">
            <text:p>170</text:p>
          </table:table-cell>
          <table:table-cell office:value-type="float" office:value="6462" calcext:value-type="float">
            <text:p>6462</text:p>
          </table:table-cell>
          <table:table-cell office:value-type="float" office:value="3250.82073259354" calcext:value-type="float">
            <text:p>3250,82073259354</text:p>
          </table:table-cell>
          <table:table-cell office:value-type="float" office:value="-2.18119660230685" calcext:value-type="float">
            <text:p>-2,18119660230685</text:p>
          </table:table-cell>
          <table:table-cell office:value-type="float" office:value="472.36" calcext:value-type="float">
            <text:p>472,36</text:p>
          </table:table-cell>
          <table:table-cell table:number-columns-repeated="2"/>
          <table:table-cell table:formula="of:=[.D35]" office:value-type="float" office:value="6462" calcext:value-type="float">
            <text:p>6462</text:p>
          </table:table-cell>
          <table:table-cell table:formula="of:=[.F35]" office:value-type="float" office:value="-2.18119660230685" calcext:value-type="float">
            <text:p>-2,1811966023068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07M51S" calcext:value-type="time">
            <text:p>10:07:51</text:p>
          </table:table-cell>
          <table:table-cell office:value-type="float" office:value="175" calcext:value-type="float">
            <text:p>175</text:p>
          </table:table-cell>
          <table:table-cell office:value-type="float" office:value="6526" calcext:value-type="float">
            <text:p>6526</text:p>
          </table:table-cell>
          <table:table-cell office:value-type="float" office:value="3385.87133789062" calcext:value-type="float">
            <text:p>3385,87133789062</text:p>
          </table:table-cell>
          <table:table-cell office:value-type="float" office:value="-1.94268972472836" calcext:value-type="float">
            <text:p>-1,94268972472836</text:p>
          </table:table-cell>
          <table:table-cell office:value-type="float" office:value="558.96" calcext:value-type="float">
            <text:p>558,96</text:p>
          </table:table-cell>
          <table:table-cell table:number-columns-repeated="2"/>
          <table:table-cell table:formula="of:=[.D36]" office:value-type="float" office:value="6526" calcext:value-type="float">
            <text:p>6526</text:p>
          </table:table-cell>
          <table:table-cell table:formula="of:=[.F36]" office:value-type="float" office:value="-1.94268972472836" calcext:value-type="float">
            <text:p>-1,9426897247283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09M56S" calcext:value-type="time">
            <text:p>10:09:56</text:p>
          </table:table-cell>
          <table:table-cell office:value-type="float" office:value="180" calcext:value-type="float">
            <text:p>180</text:p>
          </table:table-cell>
          <table:table-cell office:value-type="float" office:value="6590" calcext:value-type="float">
            <text:p>6590</text:p>
          </table:table-cell>
          <table:table-cell office:value-type="float" office:value="3510.80350470543" calcext:value-type="float">
            <text:p>3510,80350470543</text:p>
          </table:table-cell>
          <table:table-cell office:value-type="float" office:value="-2.20334254770263" calcext:value-type="float">
            <text:p>-2,20334254770263</text:p>
          </table:table-cell>
          <table:table-cell office:value-type="float" office:value="454.94" calcext:value-type="float">
            <text:p>454,94</text:p>
          </table:table-cell>
          <table:table-cell table:number-columns-repeated="2"/>
          <table:table-cell table:formula="of:=[.D37]" office:value-type="float" office:value="6590" calcext:value-type="float">
            <text:p>6590</text:p>
          </table:table-cell>
          <table:table-cell table:formula="of:=[.F37]" office:value-type="float" office:value="-2.20334254770263" calcext:value-type="float">
            <text:p>-2,2033425477026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12M07S" calcext:value-type="time">
            <text:p>10:12:07</text:p>
          </table:table-cell>
          <table:table-cell office:value-type="float" office:value="185" calcext:value-type="float">
            <text:p>185</text:p>
          </table:table-cell>
          <table:table-cell office:value-type="float" office:value="6647" calcext:value-type="float">
            <text:p>6647</text:p>
          </table:table-cell>
          <table:table-cell office:value-type="float" office:value="3641.91177535057" calcext:value-type="float">
            <text:p>3641,91177535057</text:p>
          </table:table-cell>
          <table:table-cell office:value-type="float" office:value="-1.79721025981016" calcext:value-type="float">
            <text:p>-1,79721025981016</text:p>
          </table:table-cell>
          <table:table-cell office:value-type="float" office:value="523.26" calcext:value-type="float">
            <text:p>523,26</text:p>
          </table:table-cell>
          <table:table-cell table:number-columns-repeated="2"/>
          <table:table-cell table:formula="of:=[.D38]" office:value-type="float" office:value="6647" calcext:value-type="float">
            <text:p>6647</text:p>
          </table:table-cell>
          <table:table-cell table:formula="of:=[.F38]" office:value-type="float" office:value="-1.79721025981016" calcext:value-type="float">
            <text:p>-1,7972102598101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14M13S" calcext:value-type="time">
            <text:p>10:14:13</text:p>
          </table:table-cell>
          <table:table-cell office:value-type="float" office:value="190" calcext:value-type="float">
            <text:p>190</text:p>
          </table:table-cell>
          <table:table-cell office:value-type="float" office:value="6715" calcext:value-type="float">
            <text:p>6715</text:p>
          </table:table-cell>
          <table:table-cell office:value-type="float" office:value="3767.96301531792" calcext:value-type="float">
            <text:p>3767,96301531792</text:p>
          </table:table-cell>
          <table:table-cell office:value-type="float" office:value="-1.8481302088797" calcext:value-type="float">
            <text:p>-1,8481302088797</text:p>
          </table:table-cell>
          <table:table-cell office:value-type="float" office:value="476.02" calcext:value-type="float">
            <text:p>476,02</text:p>
          </table:table-cell>
          <table:table-cell table:number-columns-repeated="2"/>
          <table:table-cell table:formula="of:=[.D39]" office:value-type="float" office:value="6715" calcext:value-type="float">
            <text:p>6715</text:p>
          </table:table-cell>
          <table:table-cell table:formula="of:=[.F39]" office:value-type="float" office:value="-1.8481302088797" calcext:value-type="float">
            <text:p>-1,848130208879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16M26S" calcext:value-type="time">
            <text:p>10:16:26</text:p>
          </table:table-cell>
          <table:table-cell office:value-type="float" office:value="195" calcext:value-type="float">
            <text:p>195</text:p>
          </table:table-cell>
          <table:table-cell office:value-type="float" office:value="6769" calcext:value-type="float">
            <text:p>6769</text:p>
          </table:table-cell>
          <table:table-cell office:value-type="float" office:value="3900.46490216255" calcext:value-type="float">
            <text:p>3900,46490216255</text:p>
          </table:table-cell>
          <table:table-cell office:value-type="float" office:value="-1.81628785298843" calcext:value-type="float">
            <text:p>-1,81628785298843</text:p>
          </table:table-cell>
          <table:table-cell office:value-type="float" office:value="495.02" calcext:value-type="float">
            <text:p>495,02</text:p>
          </table:table-cell>
          <table:table-cell table:number-columns-repeated="2"/>
          <table:table-cell table:formula="of:=[.D40]" office:value-type="float" office:value="6769" calcext:value-type="float">
            <text:p>6769</text:p>
          </table:table-cell>
          <table:table-cell table:formula="of:=[.F40]" office:value-type="float" office:value="-1.81628785298843" calcext:value-type="float">
            <text:p>-1,8162878529884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18M57S" calcext:value-type="time">
            <text:p>10:18:57</text:p>
          </table:table-cell>
          <table:table-cell office:value-type="float" office:value="200" calcext:value-type="float">
            <text:p>200</text:p>
          </table:table-cell>
          <table:table-cell office:value-type="float" office:value="6821" calcext:value-type="float">
            <text:p>6821</text:p>
          </table:table-cell>
          <table:table-cell office:value-type="float" office:value="4051.55944132805" calcext:value-type="float">
            <text:p>4051,55944132805</text:p>
          </table:table-cell>
          <table:table-cell office:value-type="float" office:value="-1.35397473145343" calcext:value-type="float">
            <text:p>-1,35397473145343</text:p>
          </table:table-cell>
          <table:table-cell office:value-type="float" office:value="678.38" calcext:value-type="float">
            <text:p>678,38</text:p>
          </table:table-cell>
          <table:table-cell table:number-columns-repeated="2"/>
          <table:table-cell table:formula="of:=[.D41]" office:value-type="float" office:value="6821" calcext:value-type="float">
            <text:p>6821</text:p>
          </table:table-cell>
          <table:table-cell table:formula="of:=[.F41]" office:value-type="float" office:value="-1.35397473145343" calcext:value-type="float">
            <text:p>-1,3539747314534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21M16S" calcext:value-type="time">
            <text:p>10:21:16</text:p>
          </table:table-cell>
          <table:table-cell office:value-type="float" office:value="205" calcext:value-type="float">
            <text:p>205</text:p>
          </table:table-cell>
          <table:table-cell office:value-type="float" office:value="6866" calcext:value-type="float">
            <text:p>6866</text:p>
          </table:table-cell>
          <table:table-cell office:value-type="float" office:value="4190.999761343" calcext:value-type="float">
            <text:p>4190,999761343</text:p>
          </table:table-cell>
          <table:table-cell office:value-type="float" office:value="-1.6333976714448" calcext:value-type="float">
            <text:p>-1,6333976714448</text:p>
          </table:table-cell>
          <table:table-cell office:value-type="float" office:value="579.2" calcext:value-type="float">
            <text:p>579,2</text:p>
          </table:table-cell>
          <table:table-cell table:number-columns-repeated="2"/>
          <table:table-cell table:formula="of:=[.D42]" office:value-type="float" office:value="6866" calcext:value-type="float">
            <text:p>6866</text:p>
          </table:table-cell>
          <table:table-cell table:formula="of:=[.F42]" office:value-type="float" office:value="-1.6333976714448" calcext:value-type="float">
            <text:p>-1,633397671444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23M26S" calcext:value-type="time">
            <text:p>10:23:26</text:p>
          </table:table-cell>
          <table:table-cell office:value-type="float" office:value="210" calcext:value-type="float">
            <text:p>210</text:p>
          </table:table-cell>
          <table:table-cell office:value-type="float" office:value="6926" calcext:value-type="float">
            <text:p>6926</text:p>
          </table:table-cell>
          <table:table-cell office:value-type="float" office:value="4320.55153179169" calcext:value-type="float">
            <text:p>4320,55153179169</text:p>
          </table:table-cell>
          <table:table-cell office:value-type="float" office:value="-1.72383962142354" calcext:value-type="float">
            <text:p>-1,72383962142354</text:p>
          </table:table-cell>
          <table:table-cell office:value-type="float" office:value="501.08" calcext:value-type="float">
            <text:p>501,08</text:p>
          </table:table-cell>
          <table:table-cell table:number-columns-repeated="2"/>
          <table:table-cell table:formula="of:=[.D43]" office:value-type="float" office:value="6926" calcext:value-type="float">
            <text:p>6926</text:p>
          </table:table-cell>
          <table:table-cell table:formula="of:=[.F43]" office:value-type="float" office:value="-1.72383962142354" calcext:value-type="float">
            <text:p>-1,7238396214235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26M00S" calcext:value-type="time">
            <text:p>10:26:00</text:p>
          </table:table-cell>
          <table:table-cell office:value-type="float" office:value="215" calcext:value-type="float">
            <text:p>215</text:p>
          </table:table-cell>
          <table:table-cell office:value-type="float" office:value="6979" calcext:value-type="float">
            <text:p>6979</text:p>
          </table:table-cell>
          <table:table-cell office:value-type="float" office:value="4474.48757767677" calcext:value-type="float">
            <text:p>4474,48757767677</text:p>
          </table:table-cell>
          <table:table-cell office:value-type="float" office:value="-1.07179860127889" calcext:value-type="float">
            <text:p>-1,07179860127889</text:p>
          </table:table-cell>
          <table:table-cell office:value-type="float" office:value="715.64" calcext:value-type="float">
            <text:p>715,64</text:p>
          </table:table-cell>
          <table:table-cell table:number-columns-repeated="2"/>
          <table:table-cell table:formula="of:=[.D44]" office:value-type="float" office:value="6979" calcext:value-type="float">
            <text:p>6979</text:p>
          </table:table-cell>
          <table:table-cell table:formula="of:=[.F44]" office:value-type="float" office:value="-1.07179860127889" calcext:value-type="float">
            <text:p>-1,0717986012788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28M18S" calcext:value-type="time">
            <text:p>10:28:18</text:p>
          </table:table-cell>
          <table:table-cell office:value-type="float" office:value="220" calcext:value-type="float">
            <text:p>220</text:p>
          </table:table-cell>
          <table:table-cell office:value-type="float" office:value="7031" calcext:value-type="float">
            <text:p>7031</text:p>
          </table:table-cell>
          <table:table-cell office:value-type="float" office:value="4612.39770841599" calcext:value-type="float">
            <text:p>4612,39770841599</text:p>
          </table:table-cell>
          <table:table-cell office:value-type="float" office:value="-1.49651714966901" calcext:value-type="float">
            <text:p>-1,49651714966901</text:p>
          </table:table-cell>
          <table:table-cell office:value-type="float" office:value="548.9" calcext:value-type="float">
            <text:p>548,9</text:p>
          </table:table-cell>
          <table:table-cell table:number-columns-repeated="2"/>
          <table:table-cell table:formula="of:=[.D45]" office:value-type="float" office:value="7031" calcext:value-type="float">
            <text:p>7031</text:p>
          </table:table-cell>
          <table:table-cell table:formula="of:=[.F45]" office:value-type="float" office:value="-1.49651714966901" calcext:value-type="float">
            <text:p>-1,4965171496690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30M30S" calcext:value-type="time">
            <text:p>10:30:30</text:p>
          </table:table-cell>
          <table:table-cell office:value-type="float" office:value="225" calcext:value-type="float">
            <text:p>225</text:p>
          </table:table-cell>
          <table:table-cell office:value-type="float" office:value="7084" calcext:value-type="float">
            <text:p>7084</text:p>
          </table:table-cell>
          <table:table-cell office:value-type="float" office:value="4744.97164082527" calcext:value-type="float">
            <text:p>4744,97164082527</text:p>
          </table:table-cell>
          <table:table-cell office:value-type="float" office:value="-1.74736416000791" calcext:value-type="float">
            <text:p>-1,74736416000791</text:p>
          </table:table-cell>
          <table:table-cell office:value-type="float" office:value="532.86" calcext:value-type="float">
            <text:p>532,86</text:p>
          </table:table-cell>
          <table:table-cell table:number-columns-repeated="2"/>
          <table:table-cell table:formula="of:=[.D46]" office:value-type="float" office:value="7084" calcext:value-type="float">
            <text:p>7084</text:p>
          </table:table-cell>
          <table:table-cell table:formula="of:=[.F46]" office:value-type="float" office:value="-1.74736416000791" calcext:value-type="float">
            <text:p>-1,7473641600079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32M43S" calcext:value-type="time">
            <text:p>10:32:43</text:p>
          </table:table-cell>
          <table:table-cell office:value-type="float" office:value="230" calcext:value-type="float">
            <text:p>230</text:p>
          </table:table-cell>
          <table:table-cell office:value-type="float" office:value="7140" calcext:value-type="float">
            <text:p>7140</text:p>
          </table:table-cell>
          <table:table-cell office:value-type="float" office:value="4877.49291396141" calcext:value-type="float">
            <text:p>4877,49291396141</text:p>
          </table:table-cell>
          <table:table-cell office:value-type="float" office:value="-1.73260876145477" calcext:value-type="float">
            <text:p>-1,73260876145477</text:p>
          </table:table-cell>
          <table:table-cell office:value-type="float" office:value="525.44" calcext:value-type="float">
            <text:p>525,44</text:p>
          </table:table-cell>
          <table:table-cell table:number-columns-repeated="2"/>
          <table:table-cell table:formula="of:=[.D47]" office:value-type="float" office:value="7140" calcext:value-type="float">
            <text:p>7140</text:p>
          </table:table-cell>
          <table:table-cell table:formula="of:=[.F47]" office:value-type="float" office:value="-1.73260876145477" calcext:value-type="float">
            <text:p>-1,7326087614547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34M58S" calcext:value-type="time">
            <text:p>10:34:58</text:p>
          </table:table-cell>
          <table:table-cell office:value-type="float" office:value="235" calcext:value-type="float">
            <text:p>235</text:p>
          </table:table-cell>
          <table:table-cell office:value-type="float" office:value="7201" calcext:value-type="float">
            <text:p>7201</text:p>
          </table:table-cell>
          <table:table-cell office:value-type="float" office:value="5012.46534490585" calcext:value-type="float">
            <text:p>5012,46534490585</text:p>
          </table:table-cell>
          <table:table-cell office:value-type="float" office:value="-1.86048791699263" calcext:value-type="float">
            <text:p>-1,86048791699263</text:p>
          </table:table-cell>
          <table:table-cell office:value-type="float" office:value="512.8" calcext:value-type="float">
            <text:p>512,8</text:p>
          </table:table-cell>
          <table:table-cell table:number-columns-repeated="2"/>
          <table:table-cell table:formula="of:=[.D48]" office:value-type="float" office:value="7201" calcext:value-type="float">
            <text:p>7201</text:p>
          </table:table-cell>
          <table:table-cell table:formula="of:=[.F48]" office:value-type="float" office:value="-1.86048791699263" calcext:value-type="float">
            <text:p>-1,8604879169926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37M15S" calcext:value-type="time">
            <text:p>10:37:15</text:p>
          </table:table-cell>
          <table:table-cell office:value-type="float" office:value="240" calcext:value-type="float">
            <text:p>240</text:p>
          </table:table-cell>
          <table:table-cell office:value-type="float" office:value="7243" calcext:value-type="float">
            <text:p>7243</text:p>
          </table:table-cell>
          <table:table-cell office:value-type="float" office:value="5149.21116399765" calcext:value-type="float">
            <text:p>5149,21116399765</text:p>
          </table:table-cell>
          <table:table-cell office:value-type="float" office:value="-1.46681775069356" calcext:value-type="float">
            <text:p>-1,46681775069356</text:p>
          </table:table-cell>
          <table:table-cell office:value-type="float" office:value="559.26" calcext:value-type="float">
            <text:p>559,26</text:p>
          </table:table-cell>
          <table:table-cell table:number-columns-repeated="2"/>
          <table:table-cell table:formula="of:=[.D49]" office:value-type="float" office:value="7243" calcext:value-type="float">
            <text:p>7243</text:p>
          </table:table-cell>
          <table:table-cell table:formula="of:=[.F49]" office:value-type="float" office:value="-1.46681775069356" calcext:value-type="float">
            <text:p>-1,466817750693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39M39S" calcext:value-type="time">
            <text:p>10:39:39</text:p>
          </table:table-cell>
          <table:table-cell office:value-type="float" office:value="245" calcext:value-type="float">
            <text:p>245</text:p>
          </table:table-cell>
          <table:table-cell office:value-type="float" office:value="7299" calcext:value-type="float">
            <text:p>7299</text:p>
          </table:table-cell>
          <table:table-cell office:value-type="float" office:value="5293.58178973198" calcext:value-type="float">
            <text:p>5293,58178973198</text:p>
          </table:table-cell>
          <table:table-cell office:value-type="float" office:value="-1.45403675043392" calcext:value-type="float">
            <text:p>-1,45403675043392</text:p>
          </table:table-cell>
          <table:table-cell office:value-type="float" office:value="610.2" calcext:value-type="float">
            <text:p>610,2</text:p>
          </table:table-cell>
          <table:table-cell table:number-columns-repeated="2"/>
          <table:table-cell table:formula="of:=[.D50]" office:value-type="float" office:value="7299" calcext:value-type="float">
            <text:p>7299</text:p>
          </table:table-cell>
          <table:table-cell table:formula="of:=[.F50]" office:value-type="float" office:value="-1.45403675043392" calcext:value-type="float">
            <text:p>-1,4540367504339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42M00S" calcext:value-type="time">
            <text:p>10:42:00</text:p>
          </table:table-cell>
          <table:table-cell office:value-type="float" office:value="250" calcext:value-type="float">
            <text:p>250</text:p>
          </table:table-cell>
          <table:table-cell office:value-type="float" office:value="7345" calcext:value-type="float">
            <text:p>7345</text:p>
          </table:table-cell>
          <table:table-cell office:value-type="float" office:value="5434.95776844025" calcext:value-type="float">
            <text:p>5434,95776844025</text:p>
          </table:table-cell>
          <table:table-cell office:value-type="float" office:value="-1.21104979604413" calcext:value-type="float">
            <text:p>-1,21104979604413</text:p>
          </table:table-cell>
          <table:table-cell office:value-type="float" office:value="614.34" calcext:value-type="float">
            <text:p>614,34</text:p>
          </table:table-cell>
          <table:table-cell table:number-columns-repeated="2"/>
          <table:table-cell table:formula="of:=[.D51]" office:value-type="float" office:value="7345" calcext:value-type="float">
            <text:p>7345</text:p>
          </table:table-cell>
          <table:table-cell table:formula="of:=[.F51]" office:value-type="float" office:value="-1.21104979604413" calcext:value-type="float">
            <text:p>-1,2110497960441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44M29S" calcext:value-type="time">
            <text:p>10:44:29</text:p>
          </table:table-cell>
          <table:table-cell office:value-type="float" office:value="255" calcext:value-type="float">
            <text:p>255</text:p>
          </table:table-cell>
          <table:table-cell office:value-type="float" office:value="7392" calcext:value-type="float">
            <text:p>7392</text:p>
          </table:table-cell>
          <table:table-cell office:value-type="float" office:value="5583.31490683556" calcext:value-type="float">
            <text:p>5583,31490683556</text:p>
          </table:table-cell>
          <table:table-cell office:value-type="float" office:value="-1.00713281099799" calcext:value-type="float">
            <text:p>-1,00713281099799</text:p>
          </table:table-cell>
          <table:table-cell office:value-type="float" office:value="641.8" calcext:value-type="float">
            <text:p>641,8</text:p>
          </table:table-cell>
          <table:table-cell table:number-columns-repeated="2"/>
          <table:table-cell table:formula="of:=[.D52]" office:value-type="float" office:value="7392" calcext:value-type="float">
            <text:p>7392</text:p>
          </table:table-cell>
          <table:table-cell table:formula="of:=[.F52]" office:value-type="float" office:value="-1.00713281099799" calcext:value-type="float">
            <text:p>-1,007132810997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46M30S" calcext:value-type="time">
            <text:p>10:46:30</text:p>
          </table:table-cell>
          <table:table-cell office:value-type="float" office:value="260" calcext:value-type="float">
            <text:p>260</text:p>
          </table:table-cell>
          <table:table-cell office:value-type="float" office:value="7436" calcext:value-type="float">
            <text:p>7436</text:p>
          </table:table-cell>
          <table:table-cell office:value-type="float" office:value="5704.99161338806" calcext:value-type="float">
            <text:p>5704,99161338806</text:p>
          </table:table-cell>
          <table:table-cell office:value-type="float" office:value="-1.7721831321562" calcext:value-type="float">
            <text:p>-1,7721831321562</text:p>
          </table:table-cell>
          <table:table-cell office:value-type="float" office:value="428.58" calcext:value-type="float">
            <text:p>428,58</text:p>
          </table:table-cell>
          <table:table-cell table:number-columns-repeated="2"/>
          <table:table-cell table:formula="of:=[.D53]" office:value-type="float" office:value="7436" calcext:value-type="float">
            <text:p>7436</text:p>
          </table:table-cell>
          <table:table-cell table:formula="of:=[.F53]" office:value-type="float" office:value="-1.7721831321562" calcext:value-type="float">
            <text:p>-1,772183132156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48M55S" calcext:value-type="time">
            <text:p>10:48:55</text:p>
          </table:table-cell>
          <table:table-cell office:value-type="float" office:value="265" calcext:value-type="float">
            <text:p>265</text:p>
          </table:table-cell>
          <table:table-cell office:value-type="float" office:value="7487" calcext:value-type="float">
            <text:p>7487</text:p>
          </table:table-cell>
          <table:table-cell office:value-type="float" office:value="5849.94697737694" calcext:value-type="float">
            <text:p>5849,94697737694</text:p>
          </table:table-cell>
          <table:table-cell office:value-type="float" office:value="-1.14568337219053" calcext:value-type="float">
            <text:p>-1,14568337219053</text:p>
          </table:table-cell>
          <table:table-cell office:value-type="float" office:value="618.46" calcext:value-type="float">
            <text:p>618,46</text:p>
          </table:table-cell>
          <table:table-cell table:number-columns-repeated="2"/>
          <table:table-cell table:formula="of:=[.D54]" office:value-type="float" office:value="7487" calcext:value-type="float">
            <text:p>7487</text:p>
          </table:table-cell>
          <table:table-cell table:formula="of:=[.F54]" office:value-type="float" office:value="-1.14568337219053" calcext:value-type="float">
            <text:p>-1,1456833721905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51M22S" calcext:value-type="time">
            <text:p>10:51:22</text:p>
          </table:table-cell>
          <table:table-cell office:value-type="float" office:value="270" calcext:value-type="float">
            <text:p>270</text:p>
          </table:table-cell>
          <table:table-cell office:value-type="float" office:value="7535" calcext:value-type="float">
            <text:p>7535</text:p>
          </table:table-cell>
          <table:table-cell office:value-type="float" office:value="5996.7287569046" calcext:value-type="float">
            <text:p>5996,7287569046</text:p>
          </table:table-cell>
          <table:table-cell office:value-type="float" office:value="-1.01128526682882" calcext:value-type="float">
            <text:p>-1,01128526682882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D55]" office:value-type="float" office:value="7535" calcext:value-type="float">
            <text:p>7535</text:p>
          </table:table-cell>
          <table:table-cell table:formula="of:=[.F55]" office:value-type="float" office:value="-1.01128526682882" calcext:value-type="float">
            <text:p>-1,0112852668288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53M30S" calcext:value-type="time">
            <text:p>10:53:30</text:p>
          </table:table-cell>
          <table:table-cell office:value-type="float" office:value="275" calcext:value-type="float">
            <text:p>275</text:p>
          </table:table-cell>
          <table:table-cell office:value-type="float" office:value="7573" calcext:value-type="float">
            <text:p>7573</text:p>
          </table:table-cell>
          <table:table-cell office:value-type="float" office:value="6125.02943444252" calcext:value-type="float">
            <text:p>6125,02943444252</text:p>
          </table:table-cell>
          <table:table-cell office:value-type="float" office:value="-1.64898846877145" calcext:value-type="float">
            <text:p>-1,64898846877145</text:p>
          </table:table-cell>
          <table:table-cell office:value-type="float" office:value="491.4" calcext:value-type="float">
            <text:p>491,4</text:p>
          </table:table-cell>
          <table:table-cell table:number-columns-repeated="2"/>
          <table:table-cell table:formula="of:=[.D56]" office:value-type="float" office:value="7573" calcext:value-type="float">
            <text:p>7573</text:p>
          </table:table-cell>
          <table:table-cell table:formula="of:=[.F56]" office:value-type="float" office:value="-1.64898846877145" calcext:value-type="float">
            <text:p>-1,6489884687714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55M52S" calcext:value-type="time">
            <text:p>10:55:52</text:p>
          </table:table-cell>
          <table:table-cell office:value-type="float" office:value="280" calcext:value-type="float">
            <text:p>280</text:p>
          </table:table-cell>
          <table:table-cell office:value-type="float" office:value="7627" calcext:value-type="float">
            <text:p>7627</text:p>
          </table:table-cell>
          <table:table-cell office:value-type="float" office:value="6266.33789634705" calcext:value-type="float">
            <text:p>6266,33789634705</text:p>
          </table:table-cell>
          <table:table-cell office:value-type="float" office:value="-1.41265908828531" calcext:value-type="float">
            <text:p>-1,41265908828531</text:p>
          </table:table-cell>
          <table:table-cell office:value-type="float" office:value="572.64" calcext:value-type="float">
            <text:p>572,64</text:p>
          </table:table-cell>
          <table:table-cell table:number-columns-repeated="2"/>
          <table:table-cell table:formula="of:=[.D57]" office:value-type="float" office:value="7627" calcext:value-type="float">
            <text:p>7627</text:p>
          </table:table-cell>
          <table:table-cell table:formula="of:=[.F57]" office:value-type="float" office:value="-1.41265908828531" calcext:value-type="float">
            <text:p>-1,4126590882853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0H58M13S" calcext:value-type="time">
            <text:p>10:58:13</text:p>
          </table:table-cell>
          <table:table-cell office:value-type="float" office:value="285" calcext:value-type="float">
            <text:p>285</text:p>
          </table:table-cell>
          <table:table-cell office:value-type="float" office:value="7678" calcext:value-type="float">
            <text:p>7678</text:p>
          </table:table-cell>
          <table:table-cell office:value-type="float" office:value="6407.32707977295" calcext:value-type="float">
            <text:p>6407,32707977295</text:p>
          </table:table-cell>
          <table:table-cell office:value-type="float" office:value="-1.29812087580523" calcext:value-type="float">
            <text:p>-1,29812087580523</text:p>
          </table:table-cell>
          <table:table-cell office:value-type="float" office:value="606.48" calcext:value-type="float">
            <text:p>606,48</text:p>
          </table:table-cell>
          <table:table-cell table:number-columns-repeated="2"/>
          <table:table-cell table:formula="of:=[.D58]" office:value-type="float" office:value="7678" calcext:value-type="float">
            <text:p>7678</text:p>
          </table:table-cell>
          <table:table-cell table:formula="of:=[.F58]" office:value-type="float" office:value="-1.29812087580523" calcext:value-type="float">
            <text:p>-1,2981208758052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00M34S" calcext:value-type="time">
            <text:p>11:00:34</text:p>
          </table:table-cell>
          <table:table-cell office:value-type="float" office:value="290" calcext:value-type="float">
            <text:p>290</text:p>
          </table:table-cell>
          <table:table-cell office:value-type="float" office:value="7723" calcext:value-type="float">
            <text:p>7723</text:p>
          </table:table-cell>
          <table:table-cell office:value-type="float" office:value="6548.85633206368" calcext:value-type="float">
            <text:p>6548,85633206368</text:p>
          </table:table-cell>
          <table:table-cell office:value-type="float" office:value="-1.30876793428312" calcext:value-type="float">
            <text:p>-1,30876793428312</text:p>
          </table:table-cell>
          <table:table-cell office:value-type="float" office:value="598.18" calcext:value-type="float">
            <text:p>598,18</text:p>
          </table:table-cell>
          <table:table-cell table:number-columns-repeated="2"/>
          <table:table-cell table:formula="of:=[.D59]" office:value-type="float" office:value="7723" calcext:value-type="float">
            <text:p>7723</text:p>
          </table:table-cell>
          <table:table-cell table:formula="of:=[.F59]" office:value-type="float" office:value="-1.30876793428312" calcext:value-type="float">
            <text:p>-1,3087679342831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03M03S" calcext:value-type="time">
            <text:p>11:03:03</text:p>
          </table:table-cell>
          <table:table-cell office:value-type="float" office:value="295" calcext:value-type="float">
            <text:p>295</text:p>
          </table:table-cell>
          <table:table-cell office:value-type="float" office:value="7766" calcext:value-type="float">
            <text:p>7766</text:p>
          </table:table-cell>
          <table:table-cell office:value-type="float" office:value="6698.16369318962" calcext:value-type="float">
            <text:p>6698,16369318962</text:p>
          </table:table-cell>
          <table:table-cell office:value-type="float" office:value="-1.11806628807635" calcext:value-type="float">
            <text:p>-1,11806628807635</text:p>
          </table:table-cell>
          <table:table-cell office:value-type="float" office:value="655.16" calcext:value-type="float">
            <text:p>655,16</text:p>
          </table:table-cell>
          <table:table-cell table:number-columns-repeated="2"/>
          <table:table-cell table:formula="of:=[.D60]" office:value-type="float" office:value="7766" calcext:value-type="float">
            <text:p>7766</text:p>
          </table:table-cell>
          <table:table-cell table:formula="of:=[.F60]" office:value-type="float" office:value="-1.11806628807635" calcext:value-type="float">
            <text:p>-1,1180662880763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05M29S" calcext:value-type="time">
            <text:p>11:05:29</text:p>
          </table:table-cell>
          <table:table-cell office:value-type="float" office:value="300" calcext:value-type="float">
            <text:p>300</text:p>
          </table:table-cell>
          <table:table-cell office:value-type="float" office:value="7815" calcext:value-type="float">
            <text:p>7815</text:p>
          </table:table-cell>
          <table:table-cell office:value-type="float" office:value="6843.42338776589" calcext:value-type="float">
            <text:p>6843,42338776589</text:p>
          </table:table-cell>
          <table:table-cell office:value-type="float" office:value="-1.14335394956491" calcext:value-type="float">
            <text:p>-1,14335394956491</text:p>
          </table:table-cell>
          <table:table-cell office:value-type="float" office:value="641.2" calcext:value-type="float">
            <text:p>641,2</text:p>
          </table:table-cell>
          <table:table-cell table:number-columns-repeated="2"/>
          <table:table-cell table:formula="of:=[.D61]" office:value-type="float" office:value="7815" calcext:value-type="float">
            <text:p>7815</text:p>
          </table:table-cell>
          <table:table-cell table:formula="of:=[.F61]" office:value-type="float" office:value="-1.14335394956491" calcext:value-type="float">
            <text:p>-1,1433539495649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07M48S" calcext:value-type="time">
            <text:p>11:07:48</text:p>
          </table:table-cell>
          <table:table-cell office:value-type="float" office:value="305" calcext:value-type="float">
            <text:p>305</text:p>
          </table:table-cell>
          <table:table-cell office:value-type="float" office:value="7857" calcext:value-type="float">
            <text:p>7857</text:p>
          </table:table-cell>
          <table:table-cell office:value-type="float" office:value="6982.88977074623" calcext:value-type="float">
            <text:p>6982,88977074623</text:p>
          </table:table-cell>
          <table:table-cell office:value-type="float" office:value="-1.3951089781294" calcext:value-type="float">
            <text:p>-1,3951089781294</text:p>
          </table:table-cell>
          <table:table-cell office:value-type="float" office:value="556.5" calcext:value-type="float">
            <text:p>556,5</text:p>
          </table:table-cell>
          <table:table-cell table:number-columns-repeated="2"/>
          <table:table-cell table:formula="of:=[.D62]" office:value-type="float" office:value="7857" calcext:value-type="float">
            <text:p>7857</text:p>
          </table:table-cell>
          <table:table-cell table:formula="of:=[.F62]" office:value-type="float" office:value="-1.3951089781294" calcext:value-type="float">
            <text:p>-1,395108978129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10M07S" calcext:value-type="time">
            <text:p>11:10:07</text:p>
          </table:table-cell>
          <table:table-cell office:value-type="float" office:value="310" calcext:value-type="float">
            <text:p>310</text:p>
          </table:table-cell>
          <table:table-cell office:value-type="float" office:value="7903" calcext:value-type="float">
            <text:p>7903</text:p>
          </table:table-cell>
          <table:table-cell office:value-type="float" office:value="7121.6662402153" calcext:value-type="float">
            <text:p>7121,6662402153</text:p>
          </table:table-cell>
          <table:table-cell office:value-type="float" office:value="-1.25994048556709" calcext:value-type="float">
            <text:p>-1,25994048556709</text:p>
          </table:table-cell>
          <table:table-cell office:value-type="float" office:value="569.6" calcext:value-type="float">
            <text:p>569,6</text:p>
          </table:table-cell>
          <table:table-cell table:number-columns-repeated="2"/>
          <table:table-cell table:formula="of:=[.D63]" office:value-type="float" office:value="7903" calcext:value-type="float">
            <text:p>7903</text:p>
          </table:table-cell>
          <table:table-cell table:formula="of:=[.F63]" office:value-type="float" office:value="-1.25994048556709" calcext:value-type="float">
            <text:p>-1,2599404855670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12M48S" calcext:value-type="time">
            <text:p>11:12:48</text:p>
          </table:table-cell>
          <table:table-cell office:value-type="float" office:value="315" calcext:value-type="float">
            <text:p>315</text:p>
          </table:table-cell>
          <table:table-cell office:value-type="float" office:value="7947" calcext:value-type="float">
            <text:p>7947</text:p>
          </table:table-cell>
          <table:table-cell office:value-type="float" office:value="7282.80297613144" calcext:value-type="float">
            <text:p>7282,80297613144</text:p>
          </table:table-cell>
          <table:table-cell office:value-type="float" office:value="-0.773776187195276" calcext:value-type="float">
            <text:p>-0,773776187195276</text:p>
          </table:table-cell>
          <table:table-cell office:value-type="float" office:value="739.02" calcext:value-type="float">
            <text:p>739,02</text:p>
          </table:table-cell>
          <table:table-cell table:number-columns-repeated="2"/>
          <table:table-cell table:formula="of:=[.D64]" office:value-type="float" office:value="7947" calcext:value-type="float">
            <text:p>7947</text:p>
          </table:table-cell>
          <table:table-cell table:formula="of:=[.F64]" office:value-type="float" office:value="-0.773776187195276" calcext:value-type="float">
            <text:p>-0,77377618719527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15M17S" calcext:value-type="time">
            <text:p>11:15:17</text:p>
          </table:table-cell>
          <table:table-cell office:value-type="float" office:value="320" calcext:value-type="float">
            <text:p>320</text:p>
          </table:table-cell>
          <table:table-cell office:value-type="float" office:value="7986" calcext:value-type="float">
            <text:p>7986</text:p>
          </table:table-cell>
          <table:table-cell office:value-type="float" office:value="7431.89191865921" calcext:value-type="float">
            <text:p>7431,89191865921</text:p>
          </table:table-cell>
          <table:table-cell office:value-type="float" office:value="-0.953532903568703" calcext:value-type="float">
            <text:p>-0,953532903568703</text:p>
          </table:table-cell>
          <table:table-cell office:value-type="float" office:value="670.1" calcext:value-type="float">
            <text:p>670,1</text:p>
          </table:table-cell>
          <table:table-cell table:number-columns-repeated="2"/>
          <table:table-cell table:formula="of:=[.D65]" office:value-type="float" office:value="7986" calcext:value-type="float">
            <text:p>7986</text:p>
          </table:table-cell>
          <table:table-cell table:formula="of:=[.F65]" office:value-type="float" office:value="-0.953532903568703" calcext:value-type="float">
            <text:p>-0,95353290356870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17M58S" calcext:value-type="time">
            <text:p>11:17:58</text:p>
          </table:table-cell>
          <table:table-cell office:value-type="float" office:value="325" calcext:value-type="float">
            <text:p>325</text:p>
          </table:table-cell>
          <table:table-cell office:value-type="float" office:value="8024" calcext:value-type="float">
            <text:p>8024</text:p>
          </table:table-cell>
          <table:table-cell office:value-type="float" office:value="7592.33364868164" calcext:value-type="float">
            <text:p>7592,33364868164</text:p>
          </table:table-cell>
          <table:table-cell office:value-type="float" office:value="-1.04016189957899" calcext:value-type="float">
            <text:p>-1,04016189957899</text:p>
          </table:table-cell>
          <table:table-cell office:value-type="float" office:value="635.3" calcext:value-type="float">
            <text:p>635,3</text:p>
          </table:table-cell>
          <table:table-cell table:number-columns-repeated="2"/>
          <table:table-cell table:formula="of:=[.D66]" office:value-type="float" office:value="8024" calcext:value-type="float">
            <text:p>8024</text:p>
          </table:table-cell>
          <table:table-cell table:formula="of:=[.F66]" office:value-type="float" office:value="-1.04016189957899" calcext:value-type="float">
            <text:p>-1,040161899578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21M03S" calcext:value-type="time">
            <text:p>11:21:03</text:p>
          </table:table-cell>
          <table:table-cell office:value-type="float" office:value="330" calcext:value-type="float">
            <text:p>330</text:p>
          </table:table-cell>
          <table:table-cell office:value-type="float" office:value="8059" calcext:value-type="float">
            <text:p>8059</text:p>
          </table:table-cell>
          <table:table-cell office:value-type="float" office:value="7777.46942520142" calcext:value-type="float">
            <text:p>7777,46942520142</text:p>
          </table:table-cell>
          <table:table-cell office:value-type="float" office:value="-0.640137069086256" calcext:value-type="float">
            <text:p>-0,640137069086256</text:p>
          </table:table-cell>
          <table:table-cell office:value-type="float" office:value="776.32" calcext:value-type="float">
            <text:p>776,32</text:p>
          </table:table-cell>
          <table:table-cell table:number-columns-repeated="2"/>
          <table:table-cell table:formula="of:=[.D67]" office:value-type="float" office:value="8059" calcext:value-type="float">
            <text:p>8059</text:p>
          </table:table-cell>
          <table:table-cell table:formula="of:=[.F67]" office:value-type="float" office:value="-0.640137069086256" calcext:value-type="float">
            <text:p>-0,6401370690862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24M33S" calcext:value-type="time">
            <text:p>11:24:33</text:p>
          </table:table-cell>
          <table:table-cell office:value-type="float" office:value="335" calcext:value-type="float">
            <text:p>335</text:p>
          </table:table-cell>
          <table:table-cell office:value-type="float" office:value="8099" calcext:value-type="float">
            <text:p>8099</text:p>
          </table:table-cell>
          <table:table-cell office:value-type="float" office:value="7987.25351500511" calcext:value-type="float">
            <text:p>7987,25351500511</text:p>
          </table:table-cell>
          <table:table-cell office:value-type="float" office:value="-0.750079906191715" calcext:value-type="float">
            <text:p>-0,750079906191715</text:p>
          </table:table-cell>
          <table:table-cell office:value-type="float" office:value="713.16" calcext:value-type="float">
            <text:p>713,16</text:p>
          </table:table-cell>
          <table:table-cell table:number-columns-repeated="2"/>
          <table:table-cell table:formula="of:=[.D68]" office:value-type="float" office:value="8099" calcext:value-type="float">
            <text:p>8099</text:p>
          </table:table-cell>
          <table:table-cell table:formula="of:=[.F68]" office:value-type="float" office:value="-0.750079906191715" calcext:value-type="float">
            <text:p>-0,75007990619171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340" calcext:value-type="float">
            <text:p>340</text:p>
          </table:table-cell>
          <table:table-cell office:value-type="float" office:value="8136" calcext:value-type="float">
            <text:p>8136</text:p>
          </table:table-cell>
          <table:table-cell office:value-type="float" office:value="8194.55489563942" calcext:value-type="float">
            <text:p>8194,55489563942</text:p>
          </table:table-cell>
          <table:table-cell office:value-type="float" office:value="-0.697774572408743" calcext:value-type="float">
            <text:p>-0,697774572408743</text:p>
          </table:table-cell>
          <table:table-cell office:value-type="float" office:value="734.1" calcext:value-type="float">
            <text:p>734,1</text:p>
          </table:table-cell>
          <table:table-cell table:number-columns-repeated="2"/>
          <table:table-cell table:formula="of:=[.D69]" office:value-type="float" office:value="8136" calcext:value-type="float">
            <text:p>8136</text:p>
          </table:table-cell>
          <table:table-cell table:formula="of:=[.F69]" office:value-type="float" office:value="-0.697774572408743" calcext:value-type="float">
            <text:p>-0,69777457240874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31M27S" calcext:value-type="time">
            <text:p>11:31:27</text:p>
          </table:table-cell>
          <table:table-cell office:value-type="float" office:value="345" calcext:value-type="float">
            <text:p>345</text:p>
          </table:table-cell>
          <table:table-cell office:value-type="float" office:value="8178" calcext:value-type="float">
            <text:p>8178</text:p>
          </table:table-cell>
          <table:table-cell office:value-type="float" office:value="8401.77497005463" calcext:value-type="float">
            <text:p>8401,77497005463</text:p>
          </table:table-cell>
          <table:table-cell office:value-type="float" office:value="-0.702300637038061" calcext:value-type="float">
            <text:p>-0,702300637038061</text:p>
          </table:table-cell>
          <table:table-cell office:value-type="float" office:value="749.8" calcext:value-type="float">
            <text:p>749,8</text:p>
          </table:table-cell>
          <table:table-cell table:number-columns-repeated="2"/>
          <table:table-cell table:formula="of:=[.D70]" office:value-type="float" office:value="8178" calcext:value-type="float">
            <text:p>8178</text:p>
          </table:table-cell>
          <table:table-cell table:formula="of:=[.F70]" office:value-type="float" office:value="-0.702300637038061" calcext:value-type="float">
            <text:p>-0,70230063703806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34M49S" calcext:value-type="time">
            <text:p>11:34:49</text:p>
          </table:table-cell>
          <table:table-cell office:value-type="float" office:value="350" calcext:value-type="float">
            <text:p>350</text:p>
          </table:table-cell>
          <table:table-cell office:value-type="float" office:value="8220" calcext:value-type="float">
            <text:p>8220</text:p>
          </table:table-cell>
          <table:table-cell office:value-type="float" office:value="8603.40827155113" calcext:value-type="float">
            <text:p>8603,40827155113</text:p>
          </table:table-cell>
          <table:table-cell office:value-type="float" office:value="-0.702673730010925" calcext:value-type="float">
            <text:p>-0,702673730010925</text:p>
          </table:table-cell>
          <table:table-cell office:value-type="float" office:value="733.46" calcext:value-type="float">
            <text:p>733,46</text:p>
          </table:table-cell>
          <table:table-cell table:number-columns-repeated="2"/>
          <table:table-cell table:formula="of:=[.D71]" office:value-type="float" office:value="8220" calcext:value-type="float">
            <text:p>8220</text:p>
          </table:table-cell>
          <table:table-cell table:formula="of:=[.F71]" office:value-type="float" office:value="-0.702673730010925" calcext:value-type="float">
            <text:p>-0,70267373001092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37M25S" calcext:value-type="time">
            <text:p>11:37:25</text:p>
          </table:table-cell>
          <table:table-cell office:value-type="float" office:value="355" calcext:value-type="float">
            <text:p>355</text:p>
          </table:table-cell>
          <table:table-cell office:value-type="float" office:value="8261" calcext:value-type="float">
            <text:p>8261</text:p>
          </table:table-cell>
          <table:table-cell office:value-type="float" office:value="8759.8128798008" calcext:value-type="float">
            <text:p>8759,8128798008</text:p>
          </table:table-cell>
          <table:table-cell office:value-type="float" office:value="-0.970990369772579" calcext:value-type="float">
            <text:p>-0,970990369772579</text:p>
          </table:table-cell>
          <table:table-cell office:value-type="float" office:value="664.98" calcext:value-type="float">
            <text:p>664,98</text:p>
          </table:table-cell>
          <table:table-cell table:number-columns-repeated="2"/>
          <table:table-cell table:formula="of:=[.D72]" office:value-type="float" office:value="8261" calcext:value-type="float">
            <text:p>8261</text:p>
          </table:table-cell>
          <table:table-cell table:formula="of:=[.F72]" office:value-type="float" office:value="-0.970990369772579" calcext:value-type="float">
            <text:p>-0,97099036977257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40M01S" calcext:value-type="time">
            <text:p>11:40:01</text:p>
          </table:table-cell>
          <table:table-cell office:value-type="float" office:value="360" calcext:value-type="float">
            <text:p>360</text:p>
          </table:table-cell>
          <table:table-cell office:value-type="float" office:value="8299" calcext:value-type="float">
            <text:p>8299</text:p>
          </table:table-cell>
          <table:table-cell office:value-type="float" office:value="8915.50179576874" calcext:value-type="float">
            <text:p>8915,50179576874</text:p>
          </table:table-cell>
          <table:table-cell office:value-type="float" office:value="-0.745973473469147" calcext:value-type="float">
            <text:p>-0,745973473469147</text:p>
          </table:table-cell>
          <table:table-cell office:value-type="float" office:value="730.82" calcext:value-type="float">
            <text:p>730,82</text:p>
          </table:table-cell>
          <table:table-cell table:number-columns-repeated="2"/>
          <table:table-cell table:formula="of:=[.D73]" office:value-type="float" office:value="8299" calcext:value-type="float">
            <text:p>8299</text:p>
          </table:table-cell>
          <table:table-cell table:formula="of:=[.F73]" office:value-type="float" office:value="-0.745973473469147" calcext:value-type="float">
            <text:p>-0,74597347346914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42M34S" calcext:value-type="time">
            <text:p>11:42:34</text:p>
          </table:table-cell>
          <table:table-cell office:value-type="float" office:value="365" calcext:value-type="float">
            <text:p>365</text:p>
          </table:table-cell>
          <table:table-cell office:value-type="float" office:value="8341" calcext:value-type="float">
            <text:p>8341</text:p>
          </table:table-cell>
          <table:table-cell office:value-type="float" office:value="9068.62834477425" calcext:value-type="float">
            <text:p>9068,62834477425</text:p>
          </table:table-cell>
          <table:table-cell office:value-type="float" office:value="-0.818658366360271" calcext:value-type="float">
            <text:p>-0,818658366360271</text:p>
          </table:table-cell>
          <table:table-cell office:value-type="float" office:value="699.42" calcext:value-type="float">
            <text:p>699,42</text:p>
          </table:table-cell>
          <table:table-cell table:number-columns-repeated="2"/>
          <table:table-cell table:formula="of:=[.D74]" office:value-type="float" office:value="8341" calcext:value-type="float">
            <text:p>8341</text:p>
          </table:table-cell>
          <table:table-cell table:formula="of:=[.F74]" office:value-type="float" office:value="-0.818658366360271" calcext:value-type="float">
            <text:p>-0,81865836636027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45M14S" calcext:value-type="time">
            <text:p>11:45:14</text:p>
          </table:table-cell>
          <table:table-cell office:value-type="float" office:value="370" calcext:value-type="float">
            <text:p>370</text:p>
          </table:table-cell>
          <table:table-cell office:value-type="float" office:value="8381" calcext:value-type="float">
            <text:p>8381</text:p>
          </table:table-cell>
          <table:table-cell office:value-type="float" office:value="9228.77031302452" calcext:value-type="float">
            <text:p>9228,77031302452</text:p>
          </table:table-cell>
          <table:table-cell office:value-type="float" office:value="-0.612515540483631" calcext:value-type="float">
            <text:p>-0,612515540483631</text:p>
          </table:table-cell>
          <table:table-cell office:value-type="float" office:value="771.1" calcext:value-type="float">
            <text:p>771,1</text:p>
          </table:table-cell>
          <table:table-cell table:number-columns-repeated="2"/>
          <table:table-cell table:formula="of:=[.D75]" office:value-type="float" office:value="8381" calcext:value-type="float">
            <text:p>8381</text:p>
          </table:table-cell>
          <table:table-cell table:formula="of:=[.F75]" office:value-type="float" office:value="-0.612515540483631" calcext:value-type="float">
            <text:p>-0,61251554048363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47M51S" calcext:value-type="time">
            <text:p>11:47:51</text:p>
          </table:table-cell>
          <table:table-cell office:value-type="float" office:value="375" calcext:value-type="float">
            <text:p>375</text:p>
          </table:table-cell>
          <table:table-cell office:value-type="float" office:value="8421" calcext:value-type="float">
            <text:p>8421</text:p>
          </table:table-cell>
          <table:table-cell office:value-type="float" office:value="9385.87924265862" calcext:value-type="float">
            <text:p>9385,87924265862</text:p>
          </table:table-cell>
          <table:table-cell office:value-type="float" office:value="-0.720382029070157" calcext:value-type="float">
            <text:p>-0,720382029070157</text:p>
          </table:table-cell>
          <table:table-cell office:value-type="float" office:value="733.48" calcext:value-type="float">
            <text:p>733,48</text:p>
          </table:table-cell>
          <table:table-cell table:number-columns-repeated="2"/>
          <table:table-cell table:formula="of:=[.D76]" office:value-type="float" office:value="8421" calcext:value-type="float">
            <text:p>8421</text:p>
          </table:table-cell>
          <table:table-cell table:formula="of:=[.F76]" office:value-type="float" office:value="-0.720382029070157" calcext:value-type="float">
            <text:p>-0,72038202907015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50M24S" calcext:value-type="time">
            <text:p>11:50:24</text:p>
          </table:table-cell>
          <table:table-cell office:value-type="float" office:value="380" calcext:value-type="float">
            <text:p>380</text:p>
          </table:table-cell>
          <table:table-cell office:value-type="float" office:value="8461" calcext:value-type="float">
            <text:p>8461</text:p>
          </table:table-cell>
          <table:table-cell office:value-type="float" office:value="9538.36272978783" calcext:value-type="float">
            <text:p>9538,36272978783</text:p>
          </table:table-cell>
          <table:table-cell office:value-type="float" office:value="-0.75697959574208" calcext:value-type="float">
            <text:p>-0,75697959574208</text:p>
          </table:table-cell>
          <table:table-cell office:value-type="float" office:value="692.16" calcext:value-type="float">
            <text:p>692,16</text:p>
          </table:table-cell>
          <table:table-cell table:number-columns-repeated="2"/>
          <table:table-cell table:formula="of:=[.D77]" office:value-type="float" office:value="8461" calcext:value-type="float">
            <text:p>8461</text:p>
          </table:table-cell>
          <table:table-cell table:formula="of:=[.F77]" office:value-type="float" office:value="-0.75697959574208" calcext:value-type="float">
            <text:p>-0,7569795957420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53M01S" calcext:value-type="time">
            <text:p>11:53:01</text:p>
          </table:table-cell>
          <table:table-cell office:value-type="float" office:value="385" calcext:value-type="float">
            <text:p>385</text:p>
          </table:table-cell>
          <table:table-cell office:value-type="float" office:value="8496" calcext:value-type="float">
            <text:p>8496</text:p>
          </table:table-cell>
          <table:table-cell office:value-type="float" office:value="9695.22491645813" calcext:value-type="float">
            <text:p>9695,22491645813</text:p>
          </table:table-cell>
          <table:table-cell office:value-type="float" office:value="-0.701145242316638" calcext:value-type="float">
            <text:p>-0,701145242316638</text:p>
          </table:table-cell>
          <table:table-cell office:value-type="float" office:value="747.72" calcext:value-type="float">
            <text:p>747,72</text:p>
          </table:table-cell>
          <table:table-cell table:number-columns-repeated="2"/>
          <table:table-cell table:formula="of:=[.D78]" office:value-type="float" office:value="8496" calcext:value-type="float">
            <text:p>8496</text:p>
          </table:table-cell>
          <table:table-cell table:formula="of:=[.F78]" office:value-type="float" office:value="-0.701145242316638" calcext:value-type="float">
            <text:p>-0,70114524231663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55M38S" calcext:value-type="time">
            <text:p>11:55:38</text:p>
          </table:table-cell>
          <table:table-cell office:value-type="float" office:value="390" calcext:value-type="float">
            <text:p>390</text:p>
          </table:table-cell>
          <table:table-cell office:value-type="float" office:value="8534" calcext:value-type="float">
            <text:p>8534</text:p>
          </table:table-cell>
          <table:table-cell office:value-type="float" office:value="9852.47106099129" calcext:value-type="float">
            <text:p>9852,47106099129</text:p>
          </table:table-cell>
          <table:table-cell office:value-type="float" office:value="-0.706453493951315" calcext:value-type="float">
            <text:p>-0,706453493951315</text:p>
          </table:table-cell>
          <table:table-cell office:value-type="float" office:value="709.98" calcext:value-type="float">
            <text:p>709,98</text:p>
          </table:table-cell>
          <table:table-cell table:number-columns-repeated="2"/>
          <table:table-cell table:formula="of:=[.D79]" office:value-type="float" office:value="8534" calcext:value-type="float">
            <text:p>8534</text:p>
          </table:table-cell>
          <table:table-cell table:formula="of:=[.F79]" office:value-type="float" office:value="-0.706453493951315" calcext:value-type="float">
            <text:p>-0,70645349395131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1H58M27S" calcext:value-type="time">
            <text:p>11:58:27</text:p>
          </table:table-cell>
          <table:table-cell office:value-type="float" office:value="395" calcext:value-type="float">
            <text:p>395</text:p>
          </table:table-cell>
          <table:table-cell office:value-type="float" office:value="8577" calcext:value-type="float">
            <text:p>8577</text:p>
          </table:table-cell>
          <table:table-cell office:value-type="float" office:value="10021.2158148289" calcext:value-type="float">
            <text:p>10021,2158148289</text:p>
          </table:table-cell>
          <table:table-cell office:value-type="float" office:value="-0.421854981696108" calcext:value-type="float">
            <text:p>-0,421854981696108</text:p>
          </table:table-cell>
          <table:table-cell office:value-type="float" office:value="824.04" calcext:value-type="float">
            <text:p>824,04</text:p>
          </table:table-cell>
          <table:table-cell table:number-columns-repeated="2"/>
          <table:table-cell table:formula="of:=[.D80]" office:value-type="float" office:value="8577" calcext:value-type="float">
            <text:p>8577</text:p>
          </table:table-cell>
          <table:table-cell table:formula="of:=[.F80]" office:value-type="float" office:value="-0.421854981696108" calcext:value-type="float">
            <text:p>-0,42185498169610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01M11S" calcext:value-type="time">
            <text:p>12:01:11</text:p>
          </table:table-cell>
          <table:table-cell office:value-type="float" office:value="400" calcext:value-type="float">
            <text:p>400</text:p>
          </table:table-cell>
          <table:table-cell office:value-type="float" office:value="8612" calcext:value-type="float">
            <text:p>8612</text:p>
          </table:table-cell>
          <table:table-cell office:value-type="float" office:value="10185.8082933426" calcext:value-type="float">
            <text:p>10185,8082933426</text:p>
          </table:table-cell>
          <table:table-cell office:value-type="float" office:value="-0.348390668232354" calcext:value-type="float">
            <text:p>-0,348390668232354</text:p>
          </table:table-cell>
          <table:table-cell office:value-type="float" office:value="823.52" calcext:value-type="float">
            <text:p>823,52</text:p>
          </table:table-cell>
          <table:table-cell table:number-columns-repeated="2"/>
          <table:table-cell table:formula="of:=[.D81]" office:value-type="float" office:value="8612" calcext:value-type="float">
            <text:p>8612</text:p>
          </table:table-cell>
          <table:table-cell table:formula="of:=[.F81]" office:value-type="float" office:value="-0.348390668232354" calcext:value-type="float">
            <text:p>-0,34839066823235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03M34S" calcext:value-type="time">
            <text:p>12:03:34</text:p>
          </table:table-cell>
          <table:table-cell office:value-type="float" office:value="405" calcext:value-type="float">
            <text:p>405</text:p>
          </table:table-cell>
          <table:table-cell office:value-type="float" office:value="8644" calcext:value-type="float">
            <text:p>8644</text:p>
          </table:table-cell>
          <table:table-cell office:value-type="float" office:value="10328.3287165165" calcext:value-type="float">
            <text:p>10328,3287165165</text:p>
          </table:table-cell>
          <table:table-cell office:value-type="float" office:value="-1.05078555695476" calcext:value-type="float">
            <text:p>-1,05078555695476</text:p>
          </table:table-cell>
          <table:table-cell office:value-type="float" office:value="611.04" calcext:value-type="float">
            <text:p>611,04</text:p>
          </table:table-cell>
          <table:table-cell table:number-columns-repeated="2"/>
          <table:table-cell table:formula="of:=[.D82]" office:value-type="float" office:value="8644" calcext:value-type="float">
            <text:p>8644</text:p>
          </table:table-cell>
          <table:table-cell table:formula="of:=[.F82]" office:value-type="float" office:value="-1.05078555695476" calcext:value-type="float">
            <text:p>-1,0507855569547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06M04S" calcext:value-type="time">
            <text:p>12:06:04</text:p>
          </table:table-cell>
          <table:table-cell office:value-type="float" office:value="410" calcext:value-type="float">
            <text:p>410</text:p>
          </table:table-cell>
          <table:table-cell office:value-type="float" office:value="8681" calcext:value-type="float">
            <text:p>8681</text:p>
          </table:table-cell>
          <table:table-cell office:value-type="float" office:value="10478.9368538857" calcext:value-type="float">
            <text:p>10478,9368538857</text:p>
          </table:table-cell>
          <table:table-cell office:value-type="float" office:value="-0.757093003255475" calcext:value-type="float">
            <text:p>-0,757093003255475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[.D83]" office:value-type="float" office:value="8681" calcext:value-type="float">
            <text:p>8681</text:p>
          </table:table-cell>
          <table:table-cell table:formula="of:=[.F83]" office:value-type="float" office:value="-0.757093003255475" calcext:value-type="float">
            <text:p>-0,75709300325547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08M37S" calcext:value-type="time">
            <text:p>12:08:37</text:p>
          </table:table-cell>
          <table:table-cell office:value-type="float" office:value="415" calcext:value-type="float">
            <text:p>415</text:p>
          </table:table-cell>
          <table:table-cell office:value-type="float" office:value="8732" calcext:value-type="float">
            <text:p>8732</text:p>
          </table:table-cell>
          <table:table-cell office:value-type="float" office:value="10632.1122255325" calcext:value-type="float">
            <text:p>10632,1122255325</text:p>
          </table:table-cell>
          <table:table-cell office:value-type="float" office:value="-0.944337880054572" calcext:value-type="float">
            <text:p>-0,944337880054572</text:p>
          </table:table-cell>
          <table:table-cell office:value-type="float" office:value="676.42" calcext:value-type="float">
            <text:p>676,42</text:p>
          </table:table-cell>
          <table:table-cell table:number-columns-repeated="2"/>
          <table:table-cell table:formula="of:=[.D84]" office:value-type="float" office:value="8732" calcext:value-type="float">
            <text:p>8732</text:p>
          </table:table-cell>
          <table:table-cell table:formula="of:=[.F84]" office:value-type="float" office:value="-0.944337880054572" calcext:value-type="float">
            <text:p>-0,94433788005457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11M09S" calcext:value-type="time">
            <text:p>12:11:09</text:p>
          </table:table-cell>
          <table:table-cell office:value-type="float" office:value="420" calcext:value-type="float">
            <text:p>420</text:p>
          </table:table-cell>
          <table:table-cell office:value-type="float" office:value="8770" calcext:value-type="float">
            <text:p>8770</text:p>
          </table:table-cell>
          <table:table-cell office:value-type="float" office:value="10783.2940809727" calcext:value-type="float">
            <text:p>10783,2940809727</text:p>
          </table:table-cell>
          <table:table-cell office:value-type="float" office:value="-0.929539450867806" calcext:value-type="float">
            <text:p>-0,929539450867806</text:p>
          </table:table-cell>
          <table:table-cell office:value-type="float" office:value="659.52" calcext:value-type="float">
            <text:p>659,52</text:p>
          </table:table-cell>
          <table:table-cell table:number-columns-repeated="2"/>
          <table:table-cell table:formula="of:=[.D85]" office:value-type="float" office:value="8770" calcext:value-type="float">
            <text:p>8770</text:p>
          </table:table-cell>
          <table:table-cell table:formula="of:=[.F85]" office:value-type="float" office:value="-0.929539450867806" calcext:value-type="float">
            <text:p>-0,9295394508678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13M47S" calcext:value-type="time">
            <text:p>12:13:47</text:p>
          </table:table-cell>
          <table:table-cell office:value-type="float" office:value="425" calcext:value-type="float">
            <text:p>425</text:p>
          </table:table-cell>
          <table:table-cell office:value-type="float" office:value="8808" calcext:value-type="float">
            <text:p>8808</text:p>
          </table:table-cell>
          <table:table-cell office:value-type="float" office:value="10941.9021682739" calcext:value-type="float">
            <text:p>10941,9021682739</text:p>
          </table:table-cell>
          <table:table-cell office:value-type="float" office:value="-0.773100535287719" calcext:value-type="float">
            <text:p>-0,773100535287719</text:p>
          </table:table-cell>
          <table:table-cell office:value-type="float" office:value="730.58" calcext:value-type="float">
            <text:p>730,58</text:p>
          </table:table-cell>
          <table:table-cell table:number-columns-repeated="2"/>
          <table:table-cell table:formula="of:=[.D86]" office:value-type="float" office:value="8808" calcext:value-type="float">
            <text:p>8808</text:p>
          </table:table-cell>
          <table:table-cell table:formula="of:=[.F86]" office:value-type="float" office:value="-0.773100535287719" calcext:value-type="float">
            <text:p>-0,77310053528771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16M23S" calcext:value-type="time">
            <text:p>12:16:23</text:p>
          </table:table-cell>
          <table:table-cell office:value-type="float" office:value="430" calcext:value-type="float">
            <text:p>430</text:p>
          </table:table-cell>
          <table:table-cell office:value-type="float" office:value="8863" calcext:value-type="float">
            <text:p>8863</text:p>
          </table:table-cell>
          <table:table-cell office:value-type="float" office:value="11097.4895956516" calcext:value-type="float">
            <text:p>11097,4895956516</text:p>
          </table:table-cell>
          <table:table-cell office:value-type="float" office:value="-0.911854502654209" calcext:value-type="float">
            <text:p>-0,911854502654209</text:p>
          </table:table-cell>
          <table:table-cell office:value-type="float" office:value="674.94" calcext:value-type="float">
            <text:p>674,94</text:p>
          </table:table-cell>
          <table:table-cell table:number-columns-repeated="2"/>
          <table:table-cell table:formula="of:=[.D87]" office:value-type="float" office:value="8863" calcext:value-type="float">
            <text:p>8863</text:p>
          </table:table-cell>
          <table:table-cell table:formula="of:=[.F87]" office:value-type="float" office:value="-0.911854502654209" calcext:value-type="float">
            <text:p>-0,91185450265420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19M12S" calcext:value-type="time">
            <text:p>12:19:12</text:p>
          </table:table-cell>
          <table:table-cell office:value-type="float" office:value="435" calcext:value-type="float">
            <text:p>435</text:p>
          </table:table-cell>
          <table:table-cell office:value-type="float" office:value="8904" calcext:value-type="float">
            <text:p>8904</text:p>
          </table:table-cell>
          <table:table-cell office:value-type="float" office:value="11267.153624773" calcext:value-type="float">
            <text:p>11267,153624773</text:p>
          </table:table-cell>
          <table:table-cell office:value-type="float" office:value="-0.292491133095569" calcext:value-type="float">
            <text:p>-0,292491133095569</text:p>
          </table:table-cell>
          <table:table-cell office:value-type="float" office:value="857.08" calcext:value-type="float">
            <text:p>857,08</text:p>
          </table:table-cell>
          <table:table-cell table:number-columns-repeated="2"/>
          <table:table-cell table:formula="of:=[.D88]" office:value-type="float" office:value="8904" calcext:value-type="float">
            <text:p>8904</text:p>
          </table:table-cell>
          <table:table-cell table:formula="of:=[.F88]" office:value-type="float" office:value="-0.292491133095569" calcext:value-type="float">
            <text:p>-0,29249113309556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21M39S" calcext:value-type="time">
            <text:p>12:21:39</text:p>
          </table:table-cell>
          <table:table-cell office:value-type="float" office:value="440" calcext:value-type="float">
            <text:p>440</text:p>
          </table:table-cell>
          <table:table-cell office:value-type="float" office:value="8939" calcext:value-type="float">
            <text:p>8939</text:p>
          </table:table-cell>
          <table:table-cell office:value-type="float" office:value="11413.593734026" calcext:value-type="float">
            <text:p>11413,593734026</text:p>
          </table:table-cell>
          <table:table-cell office:value-type="float" office:value="-0.970741464866662" calcext:value-type="float">
            <text:p>-0,970741464866662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D89]" office:value-type="float" office:value="8939" calcext:value-type="float">
            <text:p>8939</text:p>
          </table:table-cell>
          <table:table-cell table:formula="of:=[.F89]" office:value-type="float" office:value="-0.970741464866662" calcext:value-type="float">
            <text:p>-0,97074146486666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24M11S" calcext:value-type="time">
            <text:p>12:24:11</text:p>
          </table:table-cell>
          <table:table-cell office:value-type="float" office:value="445" calcext:value-type="float">
            <text:p>445</text:p>
          </table:table-cell>
          <table:table-cell office:value-type="float" office:value="8977" calcext:value-type="float">
            <text:p>8977</text:p>
          </table:table-cell>
          <table:table-cell office:value-type="float" office:value="11565.6395015717" calcext:value-type="float">
            <text:p>11565,6395015717</text:p>
          </table:table-cell>
          <table:table-cell office:value-type="float" office:value="-0.907791644588872" calcext:value-type="float">
            <text:p>-0,907791644588872</text:p>
          </table:table-cell>
          <table:table-cell office:value-type="float" office:value="688.48" calcext:value-type="float">
            <text:p>688,48</text:p>
          </table:table-cell>
          <table:table-cell table:number-columns-repeated="2"/>
          <table:table-cell table:formula="of:=[.D90]" office:value-type="float" office:value="8977" calcext:value-type="float">
            <text:p>8977</text:p>
          </table:table-cell>
          <table:table-cell table:formula="of:=[.F90]" office:value-type="float" office:value="-0.907791644588872" calcext:value-type="float">
            <text:p>-0,90779164458887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26M42S" calcext:value-type="time">
            <text:p>12:26:42</text:p>
          </table:table-cell>
          <table:table-cell office:value-type="float" office:value="450" calcext:value-type="float">
            <text:p>450</text:p>
          </table:table-cell>
          <table:table-cell office:value-type="float" office:value="9015" calcext:value-type="float">
            <text:p>9015</text:p>
          </table:table-cell>
          <table:table-cell office:value-type="float" office:value="11716.7792840004" calcext:value-type="float">
            <text:p>11716,7792840004</text:p>
          </table:table-cell>
          <table:table-cell office:value-type="float" office:value="-0.827717044646993" calcext:value-type="float">
            <text:p>-0,827717044646993</text:p>
          </table:table-cell>
          <table:table-cell office:value-type="float" office:value="695.12" calcext:value-type="float">
            <text:p>695,12</text:p>
          </table:table-cell>
          <table:table-cell table:number-columns-repeated="2"/>
          <table:table-cell table:formula="of:=[.D91]" office:value-type="float" office:value="9015" calcext:value-type="float">
            <text:p>9015</text:p>
          </table:table-cell>
          <table:table-cell table:formula="of:=[.F91]" office:value-type="float" office:value="-0.827717044646993" calcext:value-type="float">
            <text:p>-0,82771704464699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29M17S" calcext:value-type="time">
            <text:p>12:29:17</text:p>
          </table:table-cell>
          <table:table-cell office:value-type="float" office:value="455" calcext:value-type="float">
            <text:p>455</text:p>
          </table:table-cell>
          <table:table-cell office:value-type="float" office:value="9054" calcext:value-type="float">
            <text:p>9054</text:p>
          </table:table-cell>
          <table:table-cell office:value-type="float" office:value="11871.8022220135" calcext:value-type="float">
            <text:p>11871,8022220135</text:p>
          </table:table-cell>
          <table:table-cell office:value-type="float" office:value="-0.853869635082263" calcext:value-type="float">
            <text:p>-0,853869635082263</text:p>
          </table:table-cell>
          <table:table-cell office:value-type="float" office:value="713.78" calcext:value-type="float">
            <text:p>713,78</text:p>
          </table:table-cell>
          <table:table-cell table:number-columns-repeated="2"/>
          <table:table-cell table:formula="of:=[.D92]" office:value-type="float" office:value="9054" calcext:value-type="float">
            <text:p>9054</text:p>
          </table:table-cell>
          <table:table-cell table:formula="of:=[.F92]" office:value-type="float" office:value="-0.853869635082263" calcext:value-type="float">
            <text:p>-0,85386963508226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31M53S" calcext:value-type="time">
            <text:p>12:31:53</text:p>
          </table:table-cell>
          <table:table-cell office:value-type="float" office:value="460" calcext:value-type="float">
            <text:p>460</text:p>
          </table:table-cell>
          <table:table-cell office:value-type="float" office:value="9087" calcext:value-type="float">
            <text:p>9087</text:p>
          </table:table-cell>
          <table:table-cell office:value-type="float" office:value="12027.2880573273" calcext:value-type="float">
            <text:p>12027,2880573273</text:p>
          </table:table-cell>
          <table:table-cell office:value-type="float" office:value="-0.672904981837356" calcext:value-type="float">
            <text:p>-0,672904981837356</text:p>
          </table:table-cell>
          <table:table-cell office:value-type="float" office:value="724.2" calcext:value-type="float">
            <text:p>724,2</text:p>
          </table:table-cell>
          <table:table-cell table:number-columns-repeated="2"/>
          <table:table-cell table:formula="of:=[.D93]" office:value-type="float" office:value="9087" calcext:value-type="float">
            <text:p>9087</text:p>
          </table:table-cell>
          <table:table-cell table:formula="of:=[.F93]" office:value-type="float" office:value="-0.672904981837356" calcext:value-type="float">
            <text:p>-0,6729049818373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34M29S" calcext:value-type="time">
            <text:p>12:34:29</text:p>
          </table:table-cell>
          <table:table-cell office:value-type="float" office:value="465" calcext:value-type="float">
            <text:p>465</text:p>
          </table:table-cell>
          <table:table-cell office:value-type="float" office:value="9122" calcext:value-type="float">
            <text:p>9122</text:p>
          </table:table-cell>
          <table:table-cell office:value-type="float" office:value="12183.9324948788" calcext:value-type="float">
            <text:p>12183,9324948788</text:p>
          </table:table-cell>
          <table:table-cell office:value-type="float" office:value="-0.731823813116988" calcext:value-type="float">
            <text:p>-0,731823813116988</text:p>
          </table:table-cell>
          <table:table-cell office:value-type="float" office:value="738.76" calcext:value-type="float">
            <text:p>738,76</text:p>
          </table:table-cell>
          <table:table-cell table:number-columns-repeated="2"/>
          <table:table-cell table:formula="of:=[.D94]" office:value-type="float" office:value="9122" calcext:value-type="float">
            <text:p>9122</text:p>
          </table:table-cell>
          <table:table-cell table:formula="of:=[.F94]" office:value-type="float" office:value="-0.731823813116988" calcext:value-type="float">
            <text:p>-0,73182381311698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36M56S" calcext:value-type="time">
            <text:p>12:36:56</text:p>
          </table:table-cell>
          <table:table-cell office:value-type="float" office:value="470" calcext:value-type="float">
            <text:p>470</text:p>
          </table:table-cell>
          <table:table-cell office:value-type="float" office:value="9155" calcext:value-type="float">
            <text:p>9155</text:p>
          </table:table-cell>
          <table:table-cell office:value-type="float" office:value="12330.7974264622" calcext:value-type="float">
            <text:p>12330,7974264622</text:p>
          </table:table-cell>
          <table:table-cell office:value-type="float" office:value="-1.04937205128495" calcext:value-type="float">
            <text:p>-1,04937205128495</text:p>
          </table:table-cell>
          <table:table-cell office:value-type="float" office:value="629.62" calcext:value-type="float">
            <text:p>629,62</text:p>
          </table:table-cell>
          <table:table-cell table:number-columns-repeated="2"/>
          <table:table-cell table:formula="of:=[.D95]" office:value-type="float" office:value="9155" calcext:value-type="float">
            <text:p>9155</text:p>
          </table:table-cell>
          <table:table-cell table:formula="of:=[.F95]" office:value-type="float" office:value="-1.04937205128495" calcext:value-type="float">
            <text:p>-1,0493720512849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39M34S" calcext:value-type="time">
            <text:p>12:39:34</text:p>
          </table:table-cell>
          <table:table-cell office:value-type="float" office:value="475" calcext:value-type="float">
            <text:p>475</text:p>
          </table:table-cell>
          <table:table-cell office:value-type="float" office:value="9189" calcext:value-type="float">
            <text:p>9189</text:p>
          </table:table-cell>
          <table:table-cell office:value-type="float" office:value="12488.4993567467" calcext:value-type="float">
            <text:p>12488,4993567467</text:p>
          </table:table-cell>
          <table:table-cell office:value-type="float" office:value="-0.806311986481347" calcext:value-type="float">
            <text:p>-0,806311986481347</text:p>
          </table:table-cell>
          <table:table-cell office:value-type="float" office:value="740.24" calcext:value-type="float">
            <text:p>740,24</text:p>
          </table:table-cell>
          <table:table-cell table:number-columns-repeated="2"/>
          <table:table-cell table:formula="of:=[.D96]" office:value-type="float" office:value="9189" calcext:value-type="float">
            <text:p>9189</text:p>
          </table:table-cell>
          <table:table-cell table:formula="of:=[.F96]" office:value-type="float" office:value="-0.806311986481347" calcext:value-type="float">
            <text:p>-0,806311986481347</text:p>
          </table:table-cell>
        </table:table-row>
        <table:table-row table:style-name="ro1">
          <table:table-cell table:style-name="Default" office:value-type="string" calcext:value-type="string">
            <text:p>Gamma: 0,99</text:p>
          </table:table-cell>
          <table:table-cell table:style-name="Default" office:value-type="string" calcext:value-type="string">
            <text:p>Betas: (0,9, 0,999)</text:p>
          </table:table-cell>
          <table:table-cell office:value-type="string" calcext:value-type="string">
            <text:p>LR: 0,0005</text:p>
          </table:table-cell>
          <table:table-cell office:value-type="string" calcext:value-type="string">
            <text:p>Ep, Timstp: 1000</text:p>
          </table:table-cell>
          <table:table-cell office:value-type="string" calcext:value-type="string">
            <text:p>Up, Timestep: 5000</text:p>
          </table:table-cell>
          <table:table-cell office:value-type="string" calcext:value-type="string">
            <text:p>Batch Epochs: 10/t</text:p>
          </table:table-cell>
          <table:table-cell office:value-type="string" calcext:value-type="string">
            <text:p>Action Std: 0,1</text:p>
          </table:table-cell>
          <table:table-cell table:number-columns-repeated="4"/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52M33S" calcext:value-type="time">
            <text:p>12:52:3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65.263100624084" calcext:value-type="float">
            <text:p>165,263100624084</text:p>
          </table:table-cell>
          <table:table-cell office:value-type="float" office:value="-0.68924593155953" calcext:value-type="float">
            <text:p>-0,68924593155953</text:p>
          </table:table-cell>
          <table:table-cell office:value-type="float" office:value="805.9" calcext:value-type="float">
            <text:p>805,9</text:p>
          </table:table-cell>
          <table:table-cell table:number-columns-repeated="2"/>
          <table:table-cell table:formula="of:=[.D98]+[.$J$96]" office:value-type="float" office:value="9224" calcext:value-type="float">
            <text:p>9224</text:p>
          </table:table-cell>
          <table:table-cell table:formula="of:=[.F98]" office:value-type="float" office:value="-0.68924593155953" calcext:value-type="float">
            <text:p>-0,6892459315595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55M07S" calcext:value-type="time">
            <text:p>12:55:0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19.174916982651" calcext:value-type="float">
            <text:p>319,174916982651</text:p>
          </table:table-cell>
          <table:table-cell office:value-type="float" office:value="-1.0160757260419" calcext:value-type="float">
            <text:p>-1,0160757260419</text:p>
          </table:table-cell>
          <table:table-cell office:value-type="float" office:value="703.08" calcext:value-type="float">
            <text:p>703,08</text:p>
          </table:table-cell>
          <table:table-cell table:number-columns-repeated="2"/>
          <table:table-cell table:formula="of:=[.D99]+[.$J$96]" office:value-type="float" office:value="9269" calcext:value-type="float">
            <text:p>9269</text:p>
          </table:table-cell>
          <table:table-cell table:formula="of:=[.F99]" office:value-type="float" office:value="-1.0160757260419" calcext:value-type="float">
            <text:p>-1,016075726041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2H57M35S" calcext:value-type="time">
            <text:p>12:57:3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467.218957662582" calcext:value-type="float">
            <text:p>467,218957662582</text:p>
          </table:table-cell>
          <table:table-cell office:value-type="float" office:value="-1.16704397066817" calcext:value-type="float">
            <text:p>-1,16704397066817</text:p>
          </table:table-cell>
          <table:table-cell office:value-type="float" office:value="657.44" calcext:value-type="float">
            <text:p>657,44</text:p>
          </table:table-cell>
          <table:table-cell table:number-columns-repeated="2"/>
          <table:table-cell table:formula="of:=[.D100]+[.$J$96]" office:value-type="float" office:value="9304" calcext:value-type="float">
            <text:p>9304</text:p>
          </table:table-cell>
          <table:table-cell table:formula="of:=[.F100]" office:value-type="float" office:value="-1.16704397066817" calcext:value-type="float">
            <text:p>-1,1670439706681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00M03S" calcext:value-type="time">
            <text:p>13:00:0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615.522261857987" calcext:value-type="float">
            <text:p>615,522261857987</text:p>
          </table:table-cell>
          <table:table-cell office:value-type="float" office:value="-1.20182977228585" calcext:value-type="float">
            <text:p>-1,20182977228585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D101]+[.$J$96]" office:value-type="float" office:value="9349" calcext:value-type="float">
            <text:p>9349</text:p>
          </table:table-cell>
          <table:table-cell table:formula="of:=[.F101]" office:value-type="float" office:value="-1.20182977228585" calcext:value-type="float">
            <text:p>-1,2018297722858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02M31S" calcext:value-type="time">
            <text:p>13:02:31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office:value-type="float" office:value="763.169448614121" calcext:value-type="float">
            <text:p>763,169448614121</text:p>
          </table:table-cell>
          <table:table-cell office:value-type="float" office:value="-1.02612009103929" calcext:value-type="float">
            <text:p>-1,02612009103929</text:p>
          </table:table-cell>
          <table:table-cell office:value-type="float" office:value="670.36" calcext:value-type="float">
            <text:p>670,36</text:p>
          </table:table-cell>
          <table:table-cell table:number-columns-repeated="2"/>
          <table:table-cell table:formula="of:=[.D102]+[.$J$96]" office:value-type="float" office:value="9388" calcext:value-type="float">
            <text:p>9388</text:p>
          </table:table-cell>
          <table:table-cell table:formula="of:=[.F102]" office:value-type="float" office:value="-1.02612009103929" calcext:value-type="float">
            <text:p>-1,0261200910392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04M51S" calcext:value-type="time">
            <text:p>13:04:51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902.938424348831" calcext:value-type="float">
            <text:p>902,938424348831</text:p>
          </table:table-cell>
          <table:table-cell office:value-type="float" office:value="-1.32806998826028" calcext:value-type="float">
            <text:p>-1,32806998826028</text:p>
          </table:table-cell>
          <table:table-cell office:value-type="float" office:value="590.82" calcext:value-type="float">
            <text:p>590,82</text:p>
          </table:table-cell>
          <table:table-cell table:number-columns-repeated="2"/>
          <table:table-cell table:formula="of:=[.D103]+[.$J$96]" office:value-type="float" office:value="9433" calcext:value-type="float">
            <text:p>9433</text:p>
          </table:table-cell>
          <table:table-cell table:formula="of:=[.F103]" office:value-type="float" office:value="-1.32806998826028" calcext:value-type="float">
            <text:p>-1,3280699882602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07M20S" calcext:value-type="time">
            <text:p>13:07:20</text:p>
          </table:table-cell>
          <table:table-cell office:value-type="float" office:value="35" calcext:value-type="float">
            <text:p>35</text:p>
          </table:table-cell>
          <table:table-cell office:value-type="float" office:value="286" calcext:value-type="float">
            <text:p>286</text:p>
          </table:table-cell>
          <table:table-cell office:value-type="float" office:value="1052.27561998367" calcext:value-type="float">
            <text:p>1052,27561998367</text:p>
          </table:table-cell>
          <table:table-cell office:value-type="float" office:value="-1.05127359691205" calcext:value-type="float">
            <text:p>-1,05127359691205</text:p>
          </table:table-cell>
          <table:table-cell office:value-type="float" office:value="660.18" calcext:value-type="float">
            <text:p>660,18</text:p>
          </table:table-cell>
          <table:table-cell table:number-columns-repeated="2"/>
          <table:table-cell table:formula="of:=[.D104]+[.$J$96]" office:value-type="float" office:value="9475" calcext:value-type="float">
            <text:p>9475</text:p>
          </table:table-cell>
          <table:table-cell table:formula="of:=[.F104]" office:value-type="float" office:value="-1.05127359691205" calcext:value-type="float">
            <text:p>-1,0512735969120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09M50S" calcext:value-type="time">
            <text:p>13:09:50</text:p>
          </table:table-cell>
          <table:table-cell office:value-type="float" office:value="40" calcext:value-type="float">
            <text:p>40</text:p>
          </table:table-cell>
          <table:table-cell office:value-type="float" office:value="323" calcext:value-type="float">
            <text:p>323</text:p>
          </table:table-cell>
          <table:table-cell office:value-type="float" office:value="1202.15355277061" calcext:value-type="float">
            <text:p>1202,15355277061</text:p>
          </table:table-cell>
          <table:table-cell office:value-type="float" office:value="-0.939722150067392" calcext:value-type="float">
            <text:p>-0,939722150067392</text:p>
          </table:table-cell>
          <table:table-cell office:value-type="float" office:value="688.6" calcext:value-type="float">
            <text:p>688,6</text:p>
          </table:table-cell>
          <table:table-cell table:number-columns-repeated="2"/>
          <table:table-cell table:formula="of:=[.D105]+[.$J$96]" office:value-type="float" office:value="9512" calcext:value-type="float">
            <text:p>9512</text:p>
          </table:table-cell>
          <table:table-cell table:formula="of:=[.F105]" office:value-type="float" office:value="-0.939722150067392" calcext:value-type="float">
            <text:p>-0,93972215006739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12M07S" calcext:value-type="time">
            <text:p>13:12:07</text:p>
          </table:table-cell>
          <table:table-cell office:value-type="float" office:value="45" calcext:value-type="float">
            <text:p>45</text:p>
          </table:table-cell>
          <table:table-cell office:value-type="float" office:value="368" calcext:value-type="float">
            <text:p>368</text:p>
          </table:table-cell>
          <table:table-cell office:value-type="float" office:value="1339.33710765839" calcext:value-type="float">
            <text:p>1339,33710765839</text:p>
          </table:table-cell>
          <table:table-cell office:value-type="float" office:value="-1.42459289840352" calcext:value-type="float">
            <text:p>-1,42459289840352</text:p>
          </table:table-cell>
          <table:table-cell office:value-type="float" office:value="583.02" calcext:value-type="float">
            <text:p>583,02</text:p>
          </table:table-cell>
          <table:table-cell table:number-columns-repeated="2"/>
          <table:table-cell table:formula="of:=[.D106]+[.$J$96]" office:value-type="float" office:value="9557" calcext:value-type="float">
            <text:p>9557</text:p>
          </table:table-cell>
          <table:table-cell table:formula="of:=[.F106]" office:value-type="float" office:value="-1.42459289840352" calcext:value-type="float">
            <text:p>-1,4245928984035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14M41S" calcext:value-type="time">
            <text:p>13:14:41</text:p>
          </table:table-cell>
          <table:table-cell office:value-type="float" office:value="50" calcext:value-type="float">
            <text:p>50</text:p>
          </table:table-cell>
          <table:table-cell office:value-type="float" office:value="411" calcext:value-type="float">
            <text:p>411</text:p>
          </table:table-cell>
          <table:table-cell office:value-type="float" office:value="1492.945510149" calcext:value-type="float">
            <text:p>1492,945510149</text:p>
          </table:table-cell>
          <table:table-cell office:value-type="float" office:value="-1.07859893988652" calcext:value-type="float">
            <text:p>-1,07859893988652</text:p>
          </table:table-cell>
          <table:table-cell office:value-type="float" office:value="715.44" calcext:value-type="float">
            <text:p>715,44</text:p>
          </table:table-cell>
          <table:table-cell table:number-columns-repeated="2"/>
          <table:table-cell table:formula="of:=[.D107]+[.$J$96]" office:value-type="float" office:value="9600" calcext:value-type="float">
            <text:p>9600</text:p>
          </table:table-cell>
          <table:table-cell table:formula="of:=[.F107]" office:value-type="float" office:value="-1.07859893988652" calcext:value-type="float">
            <text:p>-1,0785989398865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17M12S" calcext:value-type="time">
            <text:p>13:17:12</text:p>
          </table:table-cell>
          <table:table-cell office:value-type="float" office:value="55" calcext:value-type="float">
            <text:p>55</text:p>
          </table:table-cell>
          <table:table-cell office:value-type="float" office:value="448" calcext:value-type="float">
            <text:p>448</text:p>
          </table:table-cell>
          <table:table-cell office:value-type="float" office:value="1643.91858386993" calcext:value-type="float">
            <text:p>1643,91858386993</text:p>
          </table:table-cell>
          <table:table-cell office:value-type="float" office:value="-1.10076070033477" calcext:value-type="float">
            <text:p>-1,10076070033477</text:p>
          </table:table-cell>
          <table:table-cell office:value-type="float" office:value="657.14" calcext:value-type="float">
            <text:p>657,14</text:p>
          </table:table-cell>
          <table:table-cell table:number-columns-repeated="2"/>
          <table:table-cell table:formula="of:=[.D108]+[.$J$96]" office:value-type="float" office:value="9637" calcext:value-type="float">
            <text:p>9637</text:p>
          </table:table-cell>
          <table:table-cell table:formula="of:=[.F108]" office:value-type="float" office:value="-1.10076070033477" calcext:value-type="float">
            <text:p>-1,1007607003347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19M48S" calcext:value-type="time">
            <text:p>13:19:48</text:p>
          </table:table-cell>
          <table:table-cell office:value-type="float" office:value="60" calcext:value-type="float">
            <text:p>60</text:p>
          </table:table-cell>
          <table:table-cell office:value-type="float" office:value="479" calcext:value-type="float">
            <text:p>479</text:p>
          </table:table-cell>
          <table:table-cell office:value-type="float" office:value="1800.59770393372" calcext:value-type="float">
            <text:p>1800,59770393372</text:p>
          </table:table-cell>
          <table:table-cell office:value-type="float" office:value="-1.17207968301337" calcext:value-type="float">
            <text:p>-1,17207968301337</text:p>
          </table:table-cell>
          <table:table-cell office:value-type="float" office:value="664.2" calcext:value-type="float">
            <text:p>664,2</text:p>
          </table:table-cell>
          <table:table-cell table:number-columns-repeated="2"/>
          <table:table-cell table:formula="of:=[.D109]+[.$J$96]" office:value-type="float" office:value="9668" calcext:value-type="float">
            <text:p>9668</text:p>
          </table:table-cell>
          <table:table-cell table:formula="of:=[.F109]" office:value-type="float" office:value="-1.17207968301337" calcext:value-type="float">
            <text:p>-1,1720796830133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22M13S" calcext:value-type="time">
            <text:p>13:22:13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1945.44100093842" calcext:value-type="float">
            <text:p>1945,44100093842</text:p>
          </table:table-cell>
          <table:table-cell office:value-type="float" office:value="-0.941833099800649" calcext:value-type="float">
            <text:p>-0,941833099800649</text:p>
          </table:table-cell>
          <table:table-cell office:value-type="float" office:value="625.06" calcext:value-type="float">
            <text:p>625,06</text:p>
          </table:table-cell>
          <table:table-cell table:number-columns-repeated="2"/>
          <table:table-cell table:formula="of:=[.D110]+[.$J$96]" office:value-type="float" office:value="9704" calcext:value-type="float">
            <text:p>9704</text:p>
          </table:table-cell>
          <table:table-cell table:formula="of:=[.F110]" office:value-type="float" office:value="-0.941833099800649" calcext:value-type="float">
            <text:p>-0,94183309980064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24M51S" calcext:value-type="time">
            <text:p>13:24:51</text:p>
          </table:table-cell>
          <table:table-cell office:value-type="float" office:value="70" calcext:value-type="float">
            <text:p>70</text:p>
          </table:table-cell>
          <table:table-cell office:value-type="float" office:value="550" calcext:value-type="float">
            <text:p>550</text:p>
          </table:table-cell>
          <table:table-cell office:value-type="float" office:value="2103.1519908905" calcext:value-type="float">
            <text:p>2103,1519908905</text:p>
          </table:table-cell>
          <table:table-cell office:value-type="float" office:value="0.265823779332066" calcext:value-type="float">
            <text:p>0,265823779332066</text:p>
          </table:table-cell>
          <table:table-cell office:value-type="float" office:value="730.18" calcext:value-type="float">
            <text:p>730,18</text:p>
          </table:table-cell>
          <table:table-cell table:number-columns-repeated="2"/>
          <table:table-cell table:formula="of:=[.D111]+[.$J$96]" office:value-type="float" office:value="9739" calcext:value-type="float">
            <text:p>9739</text:p>
          </table:table-cell>
          <table:table-cell table:formula="of:=[.F111]" office:value-type="float" office:value="0.265823779332066" calcext:value-type="float">
            <text:p>0,26582377933206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27M14S" calcext:value-type="time">
            <text:p>13:27:14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  <table:table-cell office:value-type="float" office:value="2246.04184746742" calcext:value-type="float">
            <text:p>2246,04184746742</text:p>
          </table:table-cell>
          <table:table-cell office:value-type="float" office:value="-0.049489995347317" calcext:value-type="float">
            <text:p>-0,049489995347317</text:p>
          </table:table-cell>
          <table:table-cell office:value-type="float" office:value="625.04" calcext:value-type="float">
            <text:p>625,04</text:p>
          </table:table-cell>
          <table:table-cell table:number-columns-repeated="2"/>
          <table:table-cell table:formula="of:=[.D112]+[.$J$96]" office:value-type="float" office:value="9772" calcext:value-type="float">
            <text:p>9772</text:p>
          </table:table-cell>
          <table:table-cell table:formula="of:=[.F112]" office:value-type="float" office:value="-0.049489995347317" calcext:value-type="float">
            <text:p>-0,04948999534731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29M43S" calcext:value-type="time">
            <text:p>13:29:43</text:p>
          </table:table-cell>
          <table:table-cell office:value-type="float" office:value="80" calcext:value-type="float">
            <text:p>80</text:p>
          </table:table-cell>
          <table:table-cell office:value-type="float" office:value="619" calcext:value-type="float">
            <text:p>619</text:p>
          </table:table-cell>
          <table:table-cell office:value-type="float" office:value="2394.82773900032" calcext:value-type="float">
            <text:p>2394,82773900032</text:p>
          </table:table-cell>
          <table:table-cell office:value-type="float" office:value="-0.111976782323142" calcext:value-type="float">
            <text:p>-0,111976782323142</text:p>
          </table:table-cell>
          <table:table-cell office:value-type="float" office:value="655.94" calcext:value-type="float">
            <text:p>655,94</text:p>
          </table:table-cell>
          <table:table-cell table:number-columns-repeated="2"/>
          <table:table-cell table:formula="of:=[.D113]+[.$J$96]" office:value-type="float" office:value="9808" calcext:value-type="float">
            <text:p>9808</text:p>
          </table:table-cell>
          <table:table-cell table:formula="of:=[.F113]" office:value-type="float" office:value="-0.111976782323142" calcext:value-type="float">
            <text:p>-0,11197678232314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32M08S" calcext:value-type="time">
            <text:p>13:32:08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office:value-type="float" office:value="2540.37738370895" calcext:value-type="float">
            <text:p>2540,37738370895</text:p>
          </table:table-cell>
          <table:table-cell office:value-type="float" office:value="0.0253255396853057" calcext:value-type="float">
            <text:p>0,025325539685306</text:p>
          </table:table-cell>
          <table:table-cell office:value-type="float" office:value="628.16" calcext:value-type="float">
            <text:p>628,16</text:p>
          </table:table-cell>
          <table:table-cell table:number-columns-repeated="2"/>
          <table:table-cell table:formula="of:=[.D114]+[.$J$96]" office:value-type="float" office:value="9853" calcext:value-type="float">
            <text:p>9853</text:p>
          </table:table-cell>
          <table:table-cell table:formula="of:=[.F114]" office:value-type="float" office:value="0.0253255396853057" calcext:value-type="float">
            <text:p>0,0253255396853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34M34S" calcext:value-type="time">
            <text:p>13:34:34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float" office:value="2685.80138683319" calcext:value-type="float">
            <text:p>2685,80138683319</text:p>
          </table:table-cell>
          <table:table-cell office:value-type="float" office:value="-0.361436028321432" calcext:value-type="float">
            <text:p>-0,361436028321432</text:p>
          </table:table-cell>
          <table:table-cell office:value-type="float" office:value="621.04" calcext:value-type="float">
            <text:p>621,04</text:p>
          </table:table-cell>
          <table:table-cell table:number-columns-repeated="2"/>
          <table:table-cell table:formula="of:=[.D115]+[.$J$96]" office:value-type="float" office:value="9893" calcext:value-type="float">
            <text:p>9893</text:p>
          </table:table-cell>
          <table:table-cell table:formula="of:=[.F115]" office:value-type="float" office:value="-0.361436028321432" calcext:value-type="float">
            <text:p>-0,36143602832143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95" calcext:value-type="float">
            <text:p>95</text:p>
          </table:table-cell>
          <table:table-cell office:value-type="float" office:value="739" calcext:value-type="float">
            <text:p>739</text:p>
          </table:table-cell>
          <table:table-cell office:value-type="float" office:value="2832.01708817482" calcext:value-type="float">
            <text:p>2832,01708817482</text:p>
          </table:table-cell>
          <table:table-cell office:value-type="float" office:value="-0.167435432617604" calcext:value-type="float">
            <text:p>-0,167435432617604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D116]+[.$J$96]" office:value-type="float" office:value="9928" calcext:value-type="float">
            <text:p>9928</text:p>
          </table:table-cell>
          <table:table-cell table:formula="of:=[.F116]" office:value-type="float" office:value="-0.167435432617604" calcext:value-type="float">
            <text:p>-0,16743543261760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39M38S" calcext:value-type="time">
            <text:p>13:39:38</text:p>
          </table:table-cell>
          <table:table-cell office:value-type="float" office:value="100" calcext:value-type="float">
            <text:p>100</text:p>
          </table:table-cell>
          <table:table-cell office:value-type="float" office:value="779" calcext:value-type="float">
            <text:p>779</text:p>
          </table:table-cell>
          <table:table-cell office:value-type="float" office:value="2989.94445180893" calcext:value-type="float">
            <text:p>2989,94445180893</text:p>
          </table:table-cell>
          <table:table-cell office:value-type="float" office:value="0.0564163627866451" calcext:value-type="float">
            <text:p>0,056416362786645</text:p>
          </table:table-cell>
          <table:table-cell office:value-type="float" office:value="699.98" calcext:value-type="float">
            <text:p>699,98</text:p>
          </table:table-cell>
          <table:table-cell table:number-columns-repeated="2"/>
          <table:table-cell table:formula="of:=[.D117]+[.$J$96]" office:value-type="float" office:value="9968" calcext:value-type="float">
            <text:p>9968</text:p>
          </table:table-cell>
          <table:table-cell table:formula="of:=[.F117]" office:value-type="float" office:value="0.0564163627866451" calcext:value-type="float">
            <text:p>0,05641636278664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42M01S" calcext:value-type="time">
            <text:p>13:42:01</text:p>
          </table:table-cell>
          <table:table-cell office:value-type="float" office:value="105" calcext:value-type="float">
            <text:p>105</text:p>
          </table:table-cell>
          <table:table-cell office:value-type="float" office:value="820" calcext:value-type="float">
            <text:p>820</text:p>
          </table:table-cell>
          <table:table-cell office:value-type="float" office:value="3133.1348490715" calcext:value-type="float">
            <text:p>3133,1348490715</text:p>
          </table:table-cell>
          <table:table-cell office:value-type="float" office:value="-0.226676951637998" calcext:value-type="float">
            <text:p>-0,226676951637998</text:p>
          </table:table-cell>
          <table:table-cell office:value-type="float" office:value="614.7" calcext:value-type="float">
            <text:p>614,7</text:p>
          </table:table-cell>
          <table:table-cell table:number-columns-repeated="2"/>
          <table:table-cell table:formula="of:=[.D118]+[.$J$96]" office:value-type="float" office:value="10009" calcext:value-type="float">
            <text:p>10009</text:p>
          </table:table-cell>
          <table:table-cell table:formula="of:=[.F118]" office:value-type="float" office:value="-0.226676951637998" calcext:value-type="float">
            <text:p>-0,22667695163799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44M30S" calcext:value-type="time">
            <text:p>13:44:30</text:p>
          </table:table-cell>
          <table:table-cell office:value-type="float" office:value="110" calcext:value-type="float">
            <text:p>110</text:p>
          </table:table-cell>
          <table:table-cell office:value-type="float" office:value="869" calcext:value-type="float">
            <text:p>869</text:p>
          </table:table-cell>
          <table:table-cell office:value-type="float" office:value="3282.27581834793" calcext:value-type="float">
            <text:p>3282,27581834793</text:p>
          </table:table-cell>
          <table:table-cell office:value-type="float" office:value="-0.133742085448051" calcext:value-type="float">
            <text:p>-0,133742085448051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formula="of:=[.D119]+[.$J$96]" office:value-type="float" office:value="10058" calcext:value-type="float">
            <text:p>10058</text:p>
          </table:table-cell>
          <table:table-cell table:formula="of:=[.F119]" office:value-type="float" office:value="-0.133742085448051" calcext:value-type="float">
            <text:p>-0,13374208544805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46M54S" calcext:value-type="time">
            <text:p>13:46:54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office:value-type="float" office:value="3426.22072005272" calcext:value-type="float">
            <text:p>3426,22072005272</text:p>
          </table:table-cell>
          <table:table-cell office:value-type="float" office:value="-0.641472307992306" calcext:value-type="float">
            <text:p>-0,641472307992306</text:p>
          </table:table-cell>
          <table:table-cell office:value-type="float" office:value="605.5" calcext:value-type="float">
            <text:p>605,5</text:p>
          </table:table-cell>
          <table:table-cell table:number-columns-repeated="2"/>
          <table:table-cell table:formula="of:=[.D120]+[.$J$96]" office:value-type="float" office:value="10097" calcext:value-type="float">
            <text:p>10097</text:p>
          </table:table-cell>
          <table:table-cell table:formula="of:=[.F120]" office:value-type="float" office:value="-0.641472307992306" calcext:value-type="float">
            <text:p>-0,6414723079923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49M14S" calcext:value-type="time">
            <text:p>13:49:14</text:p>
          </table:table-cell>
          <table:table-cell office:value-type="float" office:value="120" calcext:value-type="float">
            <text:p>120</text:p>
          </table:table-cell>
          <table:table-cell office:value-type="float" office:value="949" calcext:value-type="float">
            <text:p>949</text:p>
          </table:table-cell>
          <table:table-cell office:value-type="float" office:value="3565.76309776306" calcext:value-type="float">
            <text:p>3565,76309776306</text:p>
          </table:table-cell>
          <table:table-cell office:value-type="float" office:value="-0.596228015443212" calcext:value-type="float">
            <text:p>-0,596228015443212</text:p>
          </table:table-cell>
          <table:table-cell office:value-type="float" office:value="556.26" calcext:value-type="float">
            <text:p>556,26</text:p>
          </table:table-cell>
          <table:table-cell table:number-columns-repeated="2"/>
          <table:table-cell table:formula="of:=[.D121]+[.$J$96]" office:value-type="float" office:value="10138" calcext:value-type="float">
            <text:p>10138</text:p>
          </table:table-cell>
          <table:table-cell table:formula="of:=[.F121]" office:value-type="float" office:value="-0.596228015443212" calcext:value-type="float">
            <text:p>-0,59622801544321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51M41S" calcext:value-type="time">
            <text:p>13:51:41</text:p>
          </table:table-cell>
          <table:table-cell office:value-type="float" office:value="125" calcext:value-type="float">
            <text:p>125</text:p>
          </table:table-cell>
          <table:table-cell office:value-type="float" office:value="992" calcext:value-type="float">
            <text:p>992</text:p>
          </table:table-cell>
          <table:table-cell office:value-type="float" office:value="3713.47211670876" calcext:value-type="float">
            <text:p>3713,47211670876</text:p>
          </table:table-cell>
          <table:table-cell office:value-type="float" office:value="-0.199846466768471" calcext:value-type="float">
            <text:p>-0,199846466768471</text:p>
          </table:table-cell>
          <table:table-cell office:value-type="float" office:value="624.1" calcext:value-type="float">
            <text:p>624,1</text:p>
          </table:table-cell>
          <table:table-cell table:number-columns-repeated="2"/>
          <table:table-cell table:formula="of:=[.D122]+[.$J$96]" office:value-type="float" office:value="10181" calcext:value-type="float">
            <text:p>10181</text:p>
          </table:table-cell>
          <table:table-cell table:formula="of:=[.F122]" office:value-type="float" office:value="-0.199846466768471" calcext:value-type="float">
            <text:p>-0,19984646676847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54M07S" calcext:value-type="time">
            <text:p>13:54:07</text:p>
          </table:table-cell>
          <table:table-cell office:value-type="float" office:value="130" calcext:value-type="float">
            <text:p>130</text:p>
          </table:table-cell>
          <table:table-cell office:value-type="float" office:value="1030" calcext:value-type="float">
            <text:p>1030</text:p>
          </table:table-cell>
          <table:table-cell office:value-type="float" office:value="3859.0484316349" calcext:value-type="float">
            <text:p>3859,0484316349</text:p>
          </table:table-cell>
          <table:table-cell office:value-type="float" office:value="-0.146570190747918" calcext:value-type="float">
            <text:p>-0,146570190747918</text:p>
          </table:table-cell>
          <table:table-cell office:value-type="float" office:value="644.32" calcext:value-type="float">
            <text:p>644,32</text:p>
          </table:table-cell>
          <table:table-cell table:number-columns-repeated="2"/>
          <table:table-cell table:formula="of:=[.D123]+[.$J$96]" office:value-type="float" office:value="10219" calcext:value-type="float">
            <text:p>10219</text:p>
          </table:table-cell>
          <table:table-cell table:formula="of:=[.F123]" office:value-type="float" office:value="-0.146570190747918" calcext:value-type="float">
            <text:p>-0,14657019074791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56M26S" calcext:value-type="time">
            <text:p>13:56:26</text:p>
          </table:table-cell>
          <table:table-cell office:value-type="float" office:value="135" calcext:value-type="float">
            <text:p>135</text:p>
          </table:table-cell>
          <table:table-cell office:value-type="float" office:value="1068" calcext:value-type="float">
            <text:p>1068</text:p>
          </table:table-cell>
          <table:table-cell office:value-type="float" office:value="3997.86438202858" calcext:value-type="float">
            <text:p>3997,86438202858</text:p>
          </table:table-cell>
          <table:table-cell office:value-type="float" office:value="-0.693156431039764" calcext:value-type="float">
            <text:p>-0,693156431039764</text:p>
          </table:table-cell>
          <table:table-cell office:value-type="float" office:value="564.76" calcext:value-type="float">
            <text:p>564,76</text:p>
          </table:table-cell>
          <table:table-cell table:number-columns-repeated="2"/>
          <table:table-cell table:formula="of:=[.D124]+[.$J$96]" office:value-type="float" office:value="10257" calcext:value-type="float">
            <text:p>10257</text:p>
          </table:table-cell>
          <table:table-cell table:formula="of:=[.F124]" office:value-type="float" office:value="-0.693156431039764" calcext:value-type="float">
            <text:p>-0,69315643103976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3H59M04S" calcext:value-type="time">
            <text:p>13:59:04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4155.68180561066" calcext:value-type="float">
            <text:p>4155,68180561066</text:p>
          </table:table-cell>
          <table:table-cell office:value-type="float" office:value="1.09389369706273" calcext:value-type="float">
            <text:p>1,09389369706273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[.D125]+[.$J$96]" office:value-type="float" office:value="10292" calcext:value-type="float">
            <text:p>10292</text:p>
          </table:table-cell>
          <table:table-cell table:formula="of:=[.F125]" office:value-type="float" office:value="1.09389369706273" calcext:value-type="float">
            <text:p>1,0938936970627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01M28S" calcext:value-type="time">
            <text:p>14:01:28</text:p>
          </table:table-cell>
          <table:table-cell office:value-type="float" office:value="145" calcext:value-type="float">
            <text:p>145</text:p>
          </table:table-cell>
          <table:table-cell office:value-type="float" office:value="1139" calcext:value-type="float">
            <text:p>1139</text:p>
          </table:table-cell>
          <table:table-cell office:value-type="float" office:value="4300.29606533051" calcext:value-type="float">
            <text:p>4300,29606533051</text:p>
          </table:table-cell>
          <table:table-cell office:value-type="float" office:value="-0.284563295164156" calcext:value-type="float">
            <text:p>-0,284563295164156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D126]+[.$J$96]" office:value-type="float" office:value="10328" calcext:value-type="float">
            <text:p>10328</text:p>
          </table:table-cell>
          <table:table-cell table:formula="of:=[.F126]" office:value-type="float" office:value="-0.284563295164156" calcext:value-type="float">
            <text:p>-0,2845632951641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04M01S" calcext:value-type="time">
            <text:p>14:04:01</text:p>
          </table:table-cell>
          <table:table-cell office:value-type="float" office:value="150" calcext:value-type="float">
            <text:p>150</text:p>
          </table:table-cell>
          <table:table-cell office:value-type="float" office:value="1184" calcext:value-type="float">
            <text:p>1184</text:p>
          </table:table-cell>
          <table:table-cell office:value-type="float" office:value="4452.95821332932" calcext:value-type="float">
            <text:p>4452,95821332932</text:p>
          </table:table-cell>
          <table:table-cell office:value-type="float" office:value="-0.0633117316086245" calcext:value-type="float">
            <text:p>-0,063311731608625</text:p>
          </table:table-cell>
          <table:table-cell office:value-type="float" office:value="661.28" calcext:value-type="float">
            <text:p>661,28</text:p>
          </table:table-cell>
          <table:table-cell table:number-columns-repeated="2"/>
          <table:table-cell table:formula="of:=[.D127]+[.$J$96]" office:value-type="float" office:value="10373" calcext:value-type="float">
            <text:p>10373</text:p>
          </table:table-cell>
          <table:table-cell table:formula="of:=[.F127]" office:value-type="float" office:value="-0.0633117316086245" calcext:value-type="float">
            <text:p>-0,06331173160862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06M36S" calcext:value-type="time">
            <text:p>14:06:36</text:p>
          </table:table-cell>
          <table:table-cell office:value-type="float" office:value="155" calcext:value-type="float">
            <text:p>155</text:p>
          </table:table-cell>
          <table:table-cell office:value-type="float" office:value="1228" calcext:value-type="float">
            <text:p>1228</text:p>
          </table:table-cell>
          <table:table-cell office:value-type="float" office:value="4608.03781700134" calcext:value-type="float">
            <text:p>4608,03781700134</text:p>
          </table:table-cell>
          <table:table-cell office:value-type="float" office:value="0.263462278743261" calcext:value-type="float">
            <text:p>0,263462278743261</text:p>
          </table:table-cell>
          <table:table-cell office:value-type="float" office:value="701.28" calcext:value-type="float">
            <text:p>701,28</text:p>
          </table:table-cell>
          <table:table-cell table:number-columns-repeated="2"/>
          <table:table-cell table:formula="of:=[.D128]+[.$J$96]" office:value-type="float" office:value="10417" calcext:value-type="float">
            <text:p>10417</text:p>
          </table:table-cell>
          <table:table-cell table:formula="of:=[.F128]" office:value-type="float" office:value="0.263462278743261" calcext:value-type="float">
            <text:p>0,26346227874326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09M09S" calcext:value-type="time">
            <text:p>14:09:09</text:p>
          </table:table-cell>
          <table:table-cell office:value-type="float" office:value="160" calcext:value-type="float">
            <text:p>160</text:p>
          </table:table-cell>
          <table:table-cell office:value-type="float" office:value="1263" calcext:value-type="float">
            <text:p>1263</text:p>
          </table:table-cell>
          <table:table-cell office:value-type="float" office:value="4760.9333524704" calcext:value-type="float">
            <text:p>4760,9333524704</text:p>
          </table:table-cell>
          <table:table-cell office:value-type="float" office:value="0.375606401686281" calcext:value-type="float">
            <text:p>0,375606401686281</text:p>
          </table:table-cell>
          <table:table-cell office:value-type="float" office:value="717.74" calcext:value-type="float">
            <text:p>717,74</text:p>
          </table:table-cell>
          <table:table-cell table:number-columns-repeated="2"/>
          <table:table-cell table:formula="of:=[.D129]+[.$J$96]" office:value-type="float" office:value="10452" calcext:value-type="float">
            <text:p>10452</text:p>
          </table:table-cell>
          <table:table-cell table:formula="of:=[.F129]" office:value-type="float" office:value="0.375606401686281" calcext:value-type="float">
            <text:p>0,37560640168628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11M43S" calcext:value-type="time">
            <text:p>14:11:43</text:p>
          </table:table-cell>
          <table:table-cell office:value-type="float" office:value="165" calcext:value-type="float">
            <text:p>165</text:p>
          </table:table-cell>
          <table:table-cell office:value-type="float" office:value="1302" calcext:value-type="float">
            <text:p>1302</text:p>
          </table:table-cell>
          <table:table-cell office:value-type="float" office:value="4915.18763542175" calcext:value-type="float">
            <text:p>4915,18763542175</text:p>
          </table:table-cell>
          <table:table-cell office:value-type="float" office:value="-0.133847384790696" calcext:value-type="float">
            <text:p>-0,133847384790696</text:p>
          </table:table-cell>
          <table:table-cell office:value-type="float" office:value="684.44" calcext:value-type="float">
            <text:p>684,44</text:p>
          </table:table-cell>
          <table:table-cell table:number-columns-repeated="2"/>
          <table:table-cell table:formula="of:=[.D130]+[.$J$96]" office:value-type="float" office:value="10491" calcext:value-type="float">
            <text:p>10491</text:p>
          </table:table-cell>
          <table:table-cell table:formula="of:=[.F130]" office:value-type="float" office:value="-0.133847384790696" calcext:value-type="float">
            <text:p>-0,13384738479069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14M25S" calcext:value-type="time">
            <text:p>14:14:25</text:p>
          </table:table-cell>
          <table:table-cell office:value-type="float" office:value="170" calcext:value-type="float">
            <text:p>170</text:p>
          </table:table-cell>
          <table:table-cell office:value-type="float" office:value="1338" calcext:value-type="float">
            <text:p>1338</text:p>
          </table:table-cell>
          <table:table-cell office:value-type="float" office:value="5076.87659835815" calcext:value-type="float">
            <text:p>5076,87659835815</text:p>
          </table:table-cell>
          <table:table-cell office:value-type="float" office:value="0.456637982207413" calcext:value-type="float">
            <text:p>0,456637982207413</text:p>
          </table:table-cell>
          <table:table-cell office:value-type="float" office:value="726.5" calcext:value-type="float">
            <text:p>726,5</text:p>
          </table:table-cell>
          <table:table-cell table:number-columns-repeated="2"/>
          <table:table-cell table:formula="of:=[.D131]+[.$J$96]" office:value-type="float" office:value="10527" calcext:value-type="float">
            <text:p>10527</text:p>
          </table:table-cell>
          <table:table-cell table:formula="of:=[.F131]" office:value-type="float" office:value="0.456637982207413" calcext:value-type="float">
            <text:p>0,45663798220741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17M02S" calcext:value-type="time">
            <text:p>14:17:02</text:p>
          </table:table-cell>
          <table:table-cell office:value-type="float" office:value="175" calcext:value-type="float">
            <text:p>175</text:p>
          </table:table-cell>
          <table:table-cell office:value-type="float" office:value="1379" calcext:value-type="float">
            <text:p>1379</text:p>
          </table:table-cell>
          <table:table-cell office:value-type="float" office:value="5233.66236186028" calcext:value-type="float">
            <text:p>5233,66236186028</text:p>
          </table:table-cell>
          <table:table-cell office:value-type="float" office:value="0.317213921755563" calcext:value-type="float">
            <text:p>0,317213921755563</text:p>
          </table:table-cell>
          <table:table-cell office:value-type="float" office:value="703.36" calcext:value-type="float">
            <text:p>703,36</text:p>
          </table:table-cell>
          <table:table-cell table:number-columns-repeated="2"/>
          <table:table-cell table:formula="of:=[.D132]+[.$J$96]" office:value-type="float" office:value="10568" calcext:value-type="float">
            <text:p>10568</text:p>
          </table:table-cell>
          <table:table-cell table:formula="of:=[.F132]" office:value-type="float" office:value="0.317213921755563" calcext:value-type="float">
            <text:p>0,31721392175556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19M36S" calcext:value-type="time">
            <text:p>14:19:36</text:p>
          </table:table-cell>
          <table:table-cell office:value-type="float" office:value="180" calcext:value-type="float">
            <text:p>180</text:p>
          </table:table-cell>
          <table:table-cell office:value-type="float" office:value="1418" calcext:value-type="float">
            <text:p>1418</text:p>
          </table:table-cell>
          <table:table-cell office:value-type="float" office:value="5388.36019635201" calcext:value-type="float">
            <text:p>5388,36019635201</text:p>
          </table:table-cell>
          <table:table-cell office:value-type="float" office:value="-0.139224424609909" calcext:value-type="float">
            <text:p>-0,139224424609909</text:p>
          </table:table-cell>
          <table:table-cell office:value-type="float" office:value="683.82" calcext:value-type="float">
            <text:p>683,82</text:p>
          </table:table-cell>
          <table:table-cell table:number-columns-repeated="2"/>
          <table:table-cell table:formula="of:=[.D133]+[.$J$96]" office:value-type="float" office:value="10607" calcext:value-type="float">
            <text:p>10607</text:p>
          </table:table-cell>
          <table:table-cell table:formula="of:=[.F133]" office:value-type="float" office:value="-0.139224424609909" calcext:value-type="float">
            <text:p>-0,13922442460990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22M18S" calcext:value-type="time">
            <text:p>14:22:18</text:p>
          </table:table-cell>
          <table:table-cell office:value-type="float" office:value="185" calcext:value-type="float">
            <text:p>185</text:p>
          </table:table-cell>
          <table:table-cell office:value-type="float" office:value="1452" calcext:value-type="float">
            <text:p>1452</text:p>
          </table:table-cell>
          <table:table-cell office:value-type="float" office:value="5550.41476988792" calcext:value-type="float">
            <text:p>5550,41476988792</text:p>
          </table:table-cell>
          <table:table-cell office:value-type="float" office:value="0.75433109067399" calcext:value-type="float">
            <text:p>0,75433109067399</text:p>
          </table:table-cell>
          <table:table-cell office:value-type="float" office:value="781.66" calcext:value-type="float">
            <text:p>781,66</text:p>
          </table:table-cell>
          <table:table-cell table:number-columns-repeated="2"/>
          <table:table-cell table:formula="of:=[.D134]+[.$J$96]" office:value-type="float" office:value="10641" calcext:value-type="float">
            <text:p>10641</text:p>
          </table:table-cell>
          <table:table-cell table:formula="of:=[.F134]" office:value-type="float" office:value="0.75433109067399" calcext:value-type="float">
            <text:p>0,754331090673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24M52S" calcext:value-type="time">
            <text:p>14:24:52</text:p>
          </table:table-cell>
          <table:table-cell office:value-type="float" office:value="190" calcext:value-type="float">
            <text:p>190</text:p>
          </table:table-cell>
          <table:table-cell office:value-type="float" office:value="1485" calcext:value-type="float">
            <text:p>1485</text:p>
          </table:table-cell>
          <table:table-cell office:value-type="float" office:value="5704.57578969002" calcext:value-type="float">
            <text:p>5704,57578969002</text:p>
          </table:table-cell>
          <table:table-cell office:value-type="float" office:value="0.235300717323179" calcext:value-type="float">
            <text:p>0,235300717323179</text:p>
          </table:table-cell>
          <table:table-cell office:value-type="float" office:value="716.9" calcext:value-type="float">
            <text:p>716,9</text:p>
          </table:table-cell>
          <table:table-cell table:number-columns-repeated="2"/>
          <table:table-cell table:formula="of:=[.D135]+[.$J$96]" office:value-type="float" office:value="10674" calcext:value-type="float">
            <text:p>10674</text:p>
          </table:table-cell>
          <table:table-cell table:formula="of:=[.F135]" office:value-type="float" office:value="0.235300717323179" calcext:value-type="float">
            <text:p>0,23530071732317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27M26S" calcext:value-type="time">
            <text:p>14:27:26</text:p>
          </table:table-cell>
          <table:table-cell office:value-type="float" office:value="195" calcext:value-type="float">
            <text:p>195</text:p>
          </table:table-cell>
          <table:table-cell office:value-type="float" office:value="1521" calcext:value-type="float">
            <text:p>1521</text:p>
          </table:table-cell>
          <table:table-cell office:value-type="float" office:value="5857.96146845818" calcext:value-type="float">
            <text:p>5857,96146845818</text:p>
          </table:table-cell>
          <table:table-cell office:value-type="float" office:value="0.461653848511652" calcext:value-type="float">
            <text:p>0,461653848511652</text:p>
          </table:table-cell>
          <table:table-cell office:value-type="float" office:value="714.88" calcext:value-type="float">
            <text:p>714,88</text:p>
          </table:table-cell>
          <table:table-cell table:number-columns-repeated="2"/>
          <table:table-cell table:formula="of:=[.D136]+[.$J$96]" office:value-type="float" office:value="10710" calcext:value-type="float">
            <text:p>10710</text:p>
          </table:table-cell>
          <table:table-cell table:formula="of:=[.F136]" office:value-type="float" office:value="0.461653848511652" calcext:value-type="float">
            <text:p>0,46165384851165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30M04S" calcext:value-type="time">
            <text:p>14:30:04</text:p>
          </table:table-cell>
          <table:table-cell office:value-type="float" office:value="200" calcext:value-type="float">
            <text:p>200</text:p>
          </table:table-cell>
          <table:table-cell office:value-type="float" office:value="1558" calcext:value-type="float">
            <text:p>1558</text:p>
          </table:table-cell>
          <table:table-cell office:value-type="float" office:value="6016.06175208092" calcext:value-type="float">
            <text:p>6016,06175208092</text:p>
          </table:table-cell>
          <table:table-cell office:value-type="float" office:value="0.411541641168399" calcext:value-type="float">
            <text:p>0,411541641168399</text:p>
          </table:table-cell>
          <table:table-cell office:value-type="float" office:value="721.82" calcext:value-type="float">
            <text:p>721,82</text:p>
          </table:table-cell>
          <table:table-cell table:number-columns-repeated="2"/>
          <table:table-cell table:formula="of:=[.D137]+[.$J$96]" office:value-type="float" office:value="10747" calcext:value-type="float">
            <text:p>10747</text:p>
          </table:table-cell>
          <table:table-cell table:formula="of:=[.F137]" office:value-type="float" office:value="0.411541641168399" calcext:value-type="float">
            <text:p>0,4115416411683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32M40S" calcext:value-type="time">
            <text:p>14:32:40</text:p>
          </table:table-cell>
          <table:table-cell office:value-type="float" office:value="205" calcext:value-type="float">
            <text:p>205</text:p>
          </table:table-cell>
          <table:table-cell office:value-type="float" office:value="1603" calcext:value-type="float">
            <text:p>1603</text:p>
          </table:table-cell>
          <table:table-cell office:value-type="float" office:value="6172.21732759476" calcext:value-type="float">
            <text:p>6172,21732759476</text:p>
          </table:table-cell>
          <table:table-cell office:value-type="float" office:value="0.0380197935485133" calcext:value-type="float">
            <text:p>0,038019793548513</text:p>
          </table:table-cell>
          <table:table-cell office:value-type="float" office:value="673.22" calcext:value-type="float">
            <text:p>673,22</text:p>
          </table:table-cell>
          <table:table-cell table:number-columns-repeated="2"/>
          <table:table-cell table:formula="of:=[.D138]+[.$J$96]" office:value-type="float" office:value="10792" calcext:value-type="float">
            <text:p>10792</text:p>
          </table:table-cell>
          <table:table-cell table:formula="of:=[.F138]" office:value-type="float" office:value="0.0380197935485133" calcext:value-type="float">
            <text:p>0,03801979354851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35M17S" calcext:value-type="time">
            <text:p>14:35:17</text:p>
          </table:table-cell>
          <table:table-cell office:value-type="float" office:value="210" calcext:value-type="float">
            <text:p>210</text:p>
          </table:table-cell>
          <table:table-cell office:value-type="float" office:value="1641" calcext:value-type="float">
            <text:p>1641</text:p>
          </table:table-cell>
          <table:table-cell office:value-type="float" office:value="6328.98066353798" calcext:value-type="float">
            <text:p>6328,98066353798</text:p>
          </table:table-cell>
          <table:table-cell office:value-type="float" office:value="0.376090812657574" calcext:value-type="float">
            <text:p>0,376090812657574</text:p>
          </table:table-cell>
          <table:table-cell office:value-type="float" office:value="709.76" calcext:value-type="float">
            <text:p>709,76</text:p>
          </table:table-cell>
          <table:table-cell table:number-columns-repeated="2"/>
          <table:table-cell table:formula="of:=[.D139]+[.$J$96]" office:value-type="float" office:value="10830" calcext:value-type="float">
            <text:p>10830</text:p>
          </table:table-cell>
          <table:table-cell table:formula="of:=[.F139]" office:value-type="float" office:value="0.376090812657574" calcext:value-type="float">
            <text:p>0,37609081265757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37M48S" calcext:value-type="time">
            <text:p>14:37:48</text:p>
          </table:table-cell>
          <table:table-cell office:value-type="float" office:value="215" calcext:value-type="float">
            <text:p>215</text:p>
          </table:table-cell>
          <table:table-cell office:value-type="float" office:value="1689" calcext:value-type="float">
            <text:p>1689</text:p>
          </table:table-cell>
          <table:table-cell office:value-type="float" office:value="6479.73280549049" calcext:value-type="float">
            <text:p>6479,73280549049</text:p>
          </table:table-cell>
          <table:table-cell office:value-type="float" office:value="-0.651322164788487" calcext:value-type="float">
            <text:p>-0,651322164788487</text:p>
          </table:table-cell>
          <table:table-cell office:value-type="float" office:value="633.08" calcext:value-type="float">
            <text:p>633,08</text:p>
          </table:table-cell>
          <table:table-cell table:number-columns-repeated="2"/>
          <table:table-cell table:formula="of:=[.D140]+[.$J$96]" office:value-type="float" office:value="10878" calcext:value-type="float">
            <text:p>10878</text:p>
          </table:table-cell>
          <table:table-cell table:formula="of:=[.F140]" office:value-type="float" office:value="-0.651322164788487" calcext:value-type="float">
            <text:p>-0,65132216478848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40M27S" calcext:value-type="time">
            <text:p>14:40:27</text:p>
          </table:table-cell>
          <table:table-cell office:value-type="float" office:value="220" calcext:value-type="float">
            <text:p>220</text:p>
          </table:table-cell>
          <table:table-cell office:value-type="float" office:value="1724" calcext:value-type="float">
            <text:p>1724</text:p>
          </table:table-cell>
          <table:table-cell office:value-type="float" office:value="6638.64603757858" calcext:value-type="float">
            <text:p>6638,64603757858</text:p>
          </table:table-cell>
          <table:table-cell office:value-type="float" office:value="0.19075203788386" calcext:value-type="float">
            <text:p>0,19075203788386</text:p>
          </table:table-cell>
          <table:table-cell office:value-type="float" office:value="684.74" calcext:value-type="float">
            <text:p>684,74</text:p>
          </table:table-cell>
          <table:table-cell table:number-columns-repeated="2"/>
          <table:table-cell table:formula="of:=[.D141]+[.$J$96]" office:value-type="float" office:value="10913" calcext:value-type="float">
            <text:p>10913</text:p>
          </table:table-cell>
          <table:table-cell table:formula="of:=[.F141]" office:value-type="float" office:value="0.19075203788386" calcext:value-type="float">
            <text:p>0,1907520378838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42M57S" calcext:value-type="time">
            <text:p>14:42:57</text:p>
          </table:table-cell>
          <table:table-cell office:value-type="float" office:value="225" calcext:value-type="float">
            <text:p>225</text:p>
          </table:table-cell>
          <table:table-cell office:value-type="float" office:value="1761" calcext:value-type="float">
            <text:p>1761</text:p>
          </table:table-cell>
          <table:table-cell office:value-type="float" office:value="6789.57125449181" calcext:value-type="float">
            <text:p>6789,57125449181</text:p>
          </table:table-cell>
          <table:table-cell office:value-type="float" office:value="-0.200534894537423" calcext:value-type="float">
            <text:p>-0,200534894537423</text:p>
          </table:table-cell>
          <table:table-cell office:value-type="float" office:value="642.14" calcext:value-type="float">
            <text:p>642,14</text:p>
          </table:table-cell>
          <table:table-cell table:number-columns-repeated="2"/>
          <table:table-cell table:formula="of:=[.D142]+[.$J$96]" office:value-type="float" office:value="10950" calcext:value-type="float">
            <text:p>10950</text:p>
          </table:table-cell>
          <table:table-cell table:formula="of:=[.F142]" office:value-type="float" office:value="-0.200534894537423" calcext:value-type="float">
            <text:p>-0,20053489453742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45M34S" calcext:value-type="time">
            <text:p>14:45:34</text:p>
          </table:table-cell>
          <table:table-cell office:value-type="float" office:value="230" calcext:value-type="float">
            <text:p>230</text:p>
          </table:table-cell>
          <table:table-cell office:value-type="float" office:value="1797" calcext:value-type="float">
            <text:p>1797</text:p>
          </table:table-cell>
          <table:table-cell office:value-type="float" office:value="6946.36086440086" calcext:value-type="float">
            <text:p>6946,36086440086</text:p>
          </table:table-cell>
          <table:table-cell office:value-type="float" office:value="0.0418013048619673" calcext:value-type="float">
            <text:p>0,041801304861967</text:p>
          </table:table-cell>
          <table:table-cell office:value-type="float" office:value="691.68" calcext:value-type="float">
            <text:p>691,68</text:p>
          </table:table-cell>
          <table:table-cell table:number-columns-repeated="2"/>
          <table:table-cell table:formula="of:=[.D143]+[.$J$96]" office:value-type="float" office:value="10986" calcext:value-type="float">
            <text:p>10986</text:p>
          </table:table-cell>
          <table:table-cell table:formula="of:=[.F143]" office:value-type="float" office:value="0.0418013048619673" calcext:value-type="float">
            <text:p>0,04180130486196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48M12S" calcext:value-type="time">
            <text:p>14:48:12</text:p>
          </table:table-cell>
          <table:table-cell office:value-type="float" office:value="235" calcext:value-type="float">
            <text:p>235</text:p>
          </table:table-cell>
          <table:table-cell office:value-type="float" office:value="1838" calcext:value-type="float">
            <text:p>1838</text:p>
          </table:table-cell>
          <table:table-cell office:value-type="float" office:value="7103.86962842941" calcext:value-type="float">
            <text:p>7103,86962842941</text:p>
          </table:table-cell>
          <table:table-cell office:value-type="float" office:value="0.410429598510494" calcext:value-type="float">
            <text:p>0,410429598510494</text:p>
          </table:table-cell>
          <table:table-cell office:value-type="float" office:value="737.6" calcext:value-type="float">
            <text:p>737,6</text:p>
          </table:table-cell>
          <table:table-cell table:number-columns-repeated="2"/>
          <table:table-cell table:formula="of:=[.D144]+[.$J$96]" office:value-type="float" office:value="11027" calcext:value-type="float">
            <text:p>11027</text:p>
          </table:table-cell>
          <table:table-cell table:formula="of:=[.F144]" office:value-type="float" office:value="0.410429598510494" calcext:value-type="float">
            <text:p>0,41042959851049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50M53S" calcext:value-type="time">
            <text:p>14:50:53</text:p>
          </table:table-cell>
          <table:table-cell office:value-type="float" office:value="240" calcext:value-type="float">
            <text:p>240</text:p>
          </table:table-cell>
          <table:table-cell office:value-type="float" office:value="1875" calcext:value-type="float">
            <text:p>1875</text:p>
          </table:table-cell>
          <table:table-cell office:value-type="float" office:value="7265.35092568398" calcext:value-type="float">
            <text:p>7265,35092568398</text:p>
          </table:table-cell>
          <table:table-cell office:value-type="float" office:value="0.431210826468284" calcext:value-type="float">
            <text:p>0,431210826468284</text:p>
          </table:table-cell>
          <table:table-cell office:value-type="float" office:value="733.6" calcext:value-type="float">
            <text:p>733,6</text:p>
          </table:table-cell>
          <table:table-cell table:number-columns-repeated="2"/>
          <table:table-cell table:formula="of:=[.D145]+[.$J$96]" office:value-type="float" office:value="11064" calcext:value-type="float">
            <text:p>11064</text:p>
          </table:table-cell>
          <table:table-cell table:formula="of:=[.F145]" office:value-type="float" office:value="0.431210826468284" calcext:value-type="float">
            <text:p>0,43121082646828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53M28S" calcext:value-type="time">
            <text:p>14:53:28</text:p>
          </table:table-cell>
          <table:table-cell office:value-type="float" office:value="245" calcext:value-type="float">
            <text:p>245</text:p>
          </table:table-cell>
          <table:table-cell office:value-type="float" office:value="1916" calcext:value-type="float">
            <text:p>1916</text:p>
          </table:table-cell>
          <table:table-cell office:value-type="float" office:value="7419.70591044426" calcext:value-type="float">
            <text:p>7419,70591044426</text:p>
          </table:table-cell>
          <table:table-cell office:value-type="float" office:value="0.0421119314938261" calcext:value-type="float">
            <text:p>0,042111931493826</text:p>
          </table:table-cell>
          <table:table-cell office:value-type="float" office:value="668.2" calcext:value-type="float">
            <text:p>668,2</text:p>
          </table:table-cell>
          <table:table-cell table:number-columns-repeated="2"/>
          <table:table-cell table:formula="of:=[.D146]+[.$J$96]" office:value-type="float" office:value="11105" calcext:value-type="float">
            <text:p>11105</text:p>
          </table:table-cell>
          <table:table-cell table:formula="of:=[.F146]" office:value-type="float" office:value="0.0421119314938261" calcext:value-type="float">
            <text:p>0,04211193149382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56M00S" calcext:value-type="time">
            <text:p>14:56:00</text:p>
          </table:table-cell>
          <table:table-cell office:value-type="float" office:value="250" calcext:value-type="float">
            <text:p>250</text:p>
          </table:table-cell>
          <table:table-cell office:value-type="float" office:value="1949" calcext:value-type="float">
            <text:p>1949</text:p>
          </table:table-cell>
          <table:table-cell office:value-type="float" office:value="7571.78434824944" calcext:value-type="float">
            <text:p>7571,78434824944</text:p>
          </table:table-cell>
          <table:table-cell office:value-type="float" office:value="-0.171341223646158" calcext:value-type="float">
            <text:p>-0,171341223646158</text:p>
          </table:table-cell>
          <table:table-cell office:value-type="float" office:value="649.6" calcext:value-type="float">
            <text:p>649,6</text:p>
          </table:table-cell>
          <table:table-cell table:number-columns-repeated="2"/>
          <table:table-cell table:formula="of:=[.D147]+[.$J$96]" office:value-type="float" office:value="11138" calcext:value-type="float">
            <text:p>11138</text:p>
          </table:table-cell>
          <table:table-cell table:formula="of:=[.F147]" office:value-type="float" office:value="-0.171341223646158" calcext:value-type="float">
            <text:p>-0,17134122364615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4H58M36S" calcext:value-type="time">
            <text:p>14:58:36</text:p>
          </table:table-cell>
          <table:table-cell office:value-type="float" office:value="255" calcext:value-type="float">
            <text:p>255</text:p>
          </table:table-cell>
          <table:table-cell office:value-type="float" office:value="1986" calcext:value-type="float">
            <text:p>1986</text:p>
          </table:table-cell>
          <table:table-cell office:value-type="float" office:value="7728.22669625282" calcext:value-type="float">
            <text:p>7728,22669625282</text:p>
          </table:table-cell>
          <table:table-cell office:value-type="float" office:value="0.410919357807586" calcext:value-type="float">
            <text:p>0,410919357807586</text:p>
          </table:table-cell>
          <table:table-cell office:value-type="float" office:value="702.12" calcext:value-type="float">
            <text:p>702,12</text:p>
          </table:table-cell>
          <table:table-cell table:number-columns-repeated="2"/>
          <table:table-cell table:formula="of:=[.D148]+[.$J$96]" office:value-type="float" office:value="11175" calcext:value-type="float">
            <text:p>11175</text:p>
          </table:table-cell>
          <table:table-cell table:formula="of:=[.F148]" office:value-type="float" office:value="0.410919357807586" calcext:value-type="float">
            <text:p>0,41091935780758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01M20S" calcext:value-type="time">
            <text:p>15:01:20</text:p>
          </table:table-cell>
          <table:table-cell office:value-type="float" office:value="260" calcext:value-type="float">
            <text:p>260</text:p>
          </table:table-cell>
          <table:table-cell office:value-type="float" office:value="2024" calcext:value-type="float">
            <text:p>2024</text:p>
          </table:table-cell>
          <table:table-cell office:value-type="float" office:value="7892.13405632973" calcext:value-type="float">
            <text:p>7892,13405632973</text:p>
          </table:table-cell>
          <table:table-cell office:value-type="float" office:value="1.89868629807617" calcext:value-type="float">
            <text:p>1,89868629807617</text:p>
          </table:table-cell>
          <table:table-cell office:value-type="float" office:value="786.56" calcext:value-type="float">
            <text:p>786,56</text:p>
          </table:table-cell>
          <table:table-cell table:number-columns-repeated="2"/>
          <table:table-cell table:formula="of:=[.D149]+[.$J$96]" office:value-type="float" office:value="11213" calcext:value-type="float">
            <text:p>11213</text:p>
          </table:table-cell>
          <table:table-cell table:formula="of:=[.F149]" office:value-type="float" office:value="1.89868629807617" calcext:value-type="float">
            <text:p>1,8986862980761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04M13S" calcext:value-type="time">
            <text:p>15:04:13</text:p>
          </table:table-cell>
          <table:table-cell office:value-type="float" office:value="265" calcext:value-type="float">
            <text:p>265</text:p>
          </table:table-cell>
          <table:table-cell office:value-type="float" office:value="2057" calcext:value-type="float">
            <text:p>2057</text:p>
          </table:table-cell>
          <table:table-cell office:value-type="float" office:value="8065.61807990074" calcext:value-type="float">
            <text:p>8065,61807990074</text:p>
          </table:table-cell>
          <table:table-cell office:value-type="float" office:value="1.38381348329344" calcext:value-type="float">
            <text:p>1,38381348329344</text:p>
          </table:table-cell>
          <table:table-cell office:value-type="float" office:value="884.74" calcext:value-type="float">
            <text:p>884,74</text:p>
          </table:table-cell>
          <table:table-cell table:number-columns-repeated="2"/>
          <table:table-cell table:formula="of:=[.D150]+[.$J$96]" office:value-type="float" office:value="11246" calcext:value-type="float">
            <text:p>11246</text:p>
          </table:table-cell>
          <table:table-cell table:formula="of:=[.F150]" office:value-type="float" office:value="1.38381348329344" calcext:value-type="float">
            <text:p>1,3838134832934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07M03S" calcext:value-type="time">
            <text:p>15:07:03</text:p>
          </table:table-cell>
          <table:table-cell office:value-type="float" office:value="270" calcext:value-type="float">
            <text:p>270</text:p>
          </table:table-cell>
          <table:table-cell office:value-type="float" office:value="2092" calcext:value-type="float">
            <text:p>2092</text:p>
          </table:table-cell>
          <table:table-cell office:value-type="float" office:value="8235.01915168762" calcext:value-type="float">
            <text:p>8235,01915168762</text:p>
          </table:table-cell>
          <table:table-cell office:value-type="float" office:value="2.25265766199664" calcext:value-type="float">
            <text:p>2,25265766199664</text:p>
          </table:table-cell>
          <table:table-cell office:value-type="float" office:value="801.34" calcext:value-type="float">
            <text:p>801,34</text:p>
          </table:table-cell>
          <table:table-cell table:number-columns-repeated="2"/>
          <table:table-cell table:formula="of:=[.D151]+[.$J$96]" office:value-type="float" office:value="11281" calcext:value-type="float">
            <text:p>11281</text:p>
          </table:table-cell>
          <table:table-cell table:formula="of:=[.F151]" office:value-type="float" office:value="2.25265766199664" calcext:value-type="float">
            <text:p>2,2526576619966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09M36S" calcext:value-type="time">
            <text:p>15:09:36</text:p>
          </table:table-cell>
          <table:table-cell office:value-type="float" office:value="275" calcext:value-type="float">
            <text:p>275</text:p>
          </table:table-cell>
          <table:table-cell office:value-type="float" office:value="2129" calcext:value-type="float">
            <text:p>2129</text:p>
          </table:table-cell>
          <table:table-cell office:value-type="float" office:value="8388.46590280533" calcext:value-type="float">
            <text:p>8388,46590280533</text:p>
          </table:table-cell>
          <table:table-cell office:value-type="float" office:value="0.965797914885051" calcext:value-type="float">
            <text:p>0,965797914885051</text:p>
          </table:table-cell>
          <table:table-cell office:value-type="float" office:value="703.18" calcext:value-type="float">
            <text:p>703,18</text:p>
          </table:table-cell>
          <table:table-cell table:number-columns-repeated="2"/>
          <table:table-cell table:formula="of:=[.D152]+[.$J$96]" office:value-type="float" office:value="11318" calcext:value-type="float">
            <text:p>11318</text:p>
          </table:table-cell>
          <table:table-cell table:formula="of:=[.F152]" office:value-type="float" office:value="0.965797914885051" calcext:value-type="float">
            <text:p>0,96579791488505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12M21S" calcext:value-type="time">
            <text:p>15:12:21</text:p>
          </table:table-cell>
          <table:table-cell office:value-type="float" office:value="280" calcext:value-type="float">
            <text:p>280</text:p>
          </table:table-cell>
          <table:table-cell office:value-type="float" office:value="2171" calcext:value-type="float">
            <text:p>2171</text:p>
          </table:table-cell>
          <table:table-cell office:value-type="float" office:value="8552.83360385895" calcext:value-type="float">
            <text:p>8552,83360385895</text:p>
          </table:table-cell>
          <table:table-cell office:value-type="float" office:value="0.738744290698806" calcext:value-type="float">
            <text:p>0,738744290698806</text:p>
          </table:table-cell>
          <table:table-cell office:value-type="float" office:value="773.94" calcext:value-type="float">
            <text:p>773,94</text:p>
          </table:table-cell>
          <table:table-cell table:number-columns-repeated="2"/>
          <table:table-cell table:formula="of:=[.D153]+[.$J$96]" office:value-type="float" office:value="11360" calcext:value-type="float">
            <text:p>11360</text:p>
          </table:table-cell>
          <table:table-cell table:formula="of:=[.F153]" office:value-type="float" office:value="0.738744290698806" calcext:value-type="float">
            <text:p>0,7387442906988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15M14S" calcext:value-type="time">
            <text:p>15:15:14</text:p>
          </table:table-cell>
          <table:table-cell office:value-type="float" office:value="285" calcext:value-type="float">
            <text:p>285</text:p>
          </table:table-cell>
          <table:table-cell office:value-type="float" office:value="2206" calcext:value-type="float">
            <text:p>2206</text:p>
          </table:table-cell>
          <table:table-cell office:value-type="float" office:value="8725.65188002586" calcext:value-type="float">
            <text:p>8725,65188002586</text:p>
          </table:table-cell>
          <table:table-cell office:value-type="float" office:value="1.24611427641406" calcext:value-type="float">
            <text:p>1,24611427641406</text:p>
          </table:table-cell>
          <table:table-cell office:value-type="float" office:value="864.78" calcext:value-type="float">
            <text:p>864,78</text:p>
          </table:table-cell>
          <table:table-cell table:number-columns-repeated="2"/>
          <table:table-cell table:formula="of:=[.D154]+[.$J$96]" office:value-type="float" office:value="11395" calcext:value-type="float">
            <text:p>11395</text:p>
          </table:table-cell>
          <table:table-cell table:formula="of:=[.F154]" office:value-type="float" office:value="1.24611427641406" calcext:value-type="float">
            <text:p>1,246114276414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17M59S" calcext:value-type="time">
            <text:p>15:17:59</text:p>
          </table:table-cell>
          <table:table-cell office:value-type="float" office:value="290" calcext:value-type="float">
            <text:p>290</text:p>
          </table:table-cell>
          <table:table-cell office:value-type="float" office:value="2246" calcext:value-type="float">
            <text:p>2246</text:p>
          </table:table-cell>
          <table:table-cell office:value-type="float" office:value="8891.62639546394" calcext:value-type="float">
            <text:p>8891,62639546394</text:p>
          </table:table-cell>
          <table:table-cell office:value-type="float" office:value="0.754869279374839" calcext:value-type="float">
            <text:p>0,754869279374839</text:p>
          </table:table-cell>
          <table:table-cell office:value-type="float" office:value="780.14" calcext:value-type="float">
            <text:p>780,14</text:p>
          </table:table-cell>
          <table:table-cell table:number-columns-repeated="2"/>
          <table:table-cell table:formula="of:=[.D155]+[.$J$96]" office:value-type="float" office:value="11435" calcext:value-type="float">
            <text:p>11435</text:p>
          </table:table-cell>
          <table:table-cell table:formula="of:=[.F155]" office:value-type="float" office:value="0.754869279374839" calcext:value-type="float">
            <text:p>0,75486927937483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20M31S" calcext:value-type="time">
            <text:p>15:20:31</text:p>
          </table:table-cell>
          <table:table-cell office:value-type="float" office:value="295" calcext:value-type="float">
            <text:p>295</text:p>
          </table:table-cell>
          <table:table-cell office:value-type="float" office:value="2284" calcext:value-type="float">
            <text:p>2284</text:p>
          </table:table-cell>
          <table:table-cell office:value-type="float" office:value="9042.96788954735" calcext:value-type="float">
            <text:p>9042,96788954735</text:p>
          </table:table-cell>
          <table:table-cell office:value-type="float" office:value="0.0641008968088451" calcext:value-type="float">
            <text:p>0,064100896808845</text:p>
          </table:table-cell>
          <table:table-cell office:value-type="float" office:value="673.92" calcext:value-type="float">
            <text:p>673,92</text:p>
          </table:table-cell>
          <table:table-cell table:number-columns-repeated="2"/>
          <table:table-cell table:formula="of:=[.D156]+[.$J$96]" office:value-type="float" office:value="11473" calcext:value-type="float">
            <text:p>11473</text:p>
          </table:table-cell>
          <table:table-cell table:formula="of:=[.F156]" office:value-type="float" office:value="0.0641008968088451" calcext:value-type="float">
            <text:p>0,06410089680884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23M11S" calcext:value-type="time">
            <text:p>15:23:11</text:p>
          </table:table-cell>
          <table:table-cell office:value-type="float" office:value="300" calcext:value-type="float">
            <text:p>300</text:p>
          </table:table-cell>
          <table:table-cell office:value-type="float" office:value="2322" calcext:value-type="float">
            <text:p>2322</text:p>
          </table:table-cell>
          <table:table-cell office:value-type="float" office:value="9202.65639185906" calcext:value-type="float">
            <text:p>9202,65639185906</text:p>
          </table:table-cell>
          <table:table-cell office:value-type="float" office:value="0.414714752041315" calcext:value-type="float">
            <text:p>0,414714752041315</text:p>
          </table:table-cell>
          <table:table-cell office:value-type="float" office:value="721.22" calcext:value-type="float">
            <text:p>721,22</text:p>
          </table:table-cell>
          <table:table-cell table:number-columns-repeated="2"/>
          <table:table-cell table:formula="of:=[.D157]+[.$J$96]" office:value-type="float" office:value="11511" calcext:value-type="float">
            <text:p>11511</text:p>
          </table:table-cell>
          <table:table-cell table:formula="of:=[.F157]" office:value-type="float" office:value="0.414714752041315" calcext:value-type="float">
            <text:p>0,41471475204131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25M51S" calcext:value-type="time">
            <text:p>15:25:51</text:p>
          </table:table-cell>
          <table:table-cell office:value-type="float" office:value="305" calcext:value-type="float">
            <text:p>305</text:p>
          </table:table-cell>
          <table:table-cell office:value-type="float" office:value="2365" calcext:value-type="float">
            <text:p>2365</text:p>
          </table:table-cell>
          <table:table-cell office:value-type="float" office:value="9362.86067438126" calcext:value-type="float">
            <text:p>9362,86067438126</text:p>
          </table:table-cell>
          <table:table-cell office:value-type="float" office:value="0.559905562001999" calcext:value-type="float">
            <text:p>0,559905562001999</text:p>
          </table:table-cell>
          <table:table-cell office:value-type="float" office:value="739.54" calcext:value-type="float">
            <text:p>739,54</text:p>
          </table:table-cell>
          <table:table-cell table:number-columns-repeated="2"/>
          <table:table-cell table:formula="of:=[.D158]+[.$J$96]" office:value-type="float" office:value="11554" calcext:value-type="float">
            <text:p>11554</text:p>
          </table:table-cell>
          <table:table-cell table:formula="of:=[.F158]" office:value-type="float" office:value="0.559905562001999" calcext:value-type="float">
            <text:p>0,5599055620019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28M46S" calcext:value-type="time">
            <text:p>15:28:46</text:p>
          </table:table-cell>
          <table:table-cell office:value-type="float" office:value="310" calcext:value-type="float">
            <text:p>310</text:p>
          </table:table-cell>
          <table:table-cell office:value-type="float" office:value="2401" calcext:value-type="float">
            <text:p>2401</text:p>
          </table:table-cell>
          <table:table-cell office:value-type="float" office:value="9538.49452137947" calcext:value-type="float">
            <text:p>9538,49452137947</text:p>
          </table:table-cell>
          <table:table-cell office:value-type="float" office:value="0.876822422635633" calcext:value-type="float">
            <text:p>0,876822422635633</text:p>
          </table:table-cell>
          <table:table-cell office:value-type="float" office:value="815.68" calcext:value-type="float">
            <text:p>815,68</text:p>
          </table:table-cell>
          <table:table-cell table:number-columns-repeated="2"/>
          <table:table-cell table:formula="of:=[.D159]+[.$J$96]" office:value-type="float" office:value="11590" calcext:value-type="float">
            <text:p>11590</text:p>
          </table:table-cell>
          <table:table-cell table:formula="of:=[.F159]" office:value-type="float" office:value="0.876822422635633" calcext:value-type="float">
            <text:p>0,87682242263563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31M28S" calcext:value-type="time">
            <text:p>15:31:28</text:p>
          </table:table-cell>
          <table:table-cell office:value-type="float" office:value="315" calcext:value-type="float">
            <text:p>315</text:p>
          </table:table-cell>
          <table:table-cell office:value-type="float" office:value="2433" calcext:value-type="float">
            <text:p>2433</text:p>
          </table:table-cell>
          <table:table-cell office:value-type="float" office:value="9700.37374305725" calcext:value-type="float">
            <text:p>9700,37374305725</text:p>
          </table:table-cell>
          <table:table-cell office:value-type="float" office:value="0.334898224928786" calcext:value-type="float">
            <text:p>0,334898224928786</text:p>
          </table:table-cell>
          <table:table-cell office:value-type="float" office:value="697.9" calcext:value-type="float">
            <text:p>697,9</text:p>
          </table:table-cell>
          <table:table-cell table:number-columns-repeated="2"/>
          <table:table-cell table:formula="of:=[.D160]+[.$J$96]" office:value-type="float" office:value="11622" calcext:value-type="float">
            <text:p>11622</text:p>
          </table:table-cell>
          <table:table-cell table:formula="of:=[.F160]" office:value-type="float" office:value="0.334898224928786" calcext:value-type="float">
            <text:p>0,33489822492878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34M12S" calcext:value-type="time">
            <text:p>15:34:12</text:p>
          </table:table-cell>
          <table:table-cell office:value-type="float" office:value="320" calcext:value-type="float">
            <text:p>320</text:p>
          </table:table-cell>
          <table:table-cell office:value-type="float" office:value="2474" calcext:value-type="float">
            <text:p>2474</text:p>
          </table:table-cell>
          <table:table-cell office:value-type="float" office:value="9863.9326171875" calcext:value-type="float">
            <text:p>9863,9326171875</text:p>
          </table:table-cell>
          <table:table-cell office:value-type="float" office:value="0.0697259311814775" calcext:value-type="float">
            <text:p>0,069725931181478</text:p>
          </table:table-cell>
          <table:table-cell office:value-type="float" office:value="632.86" calcext:value-type="float">
            <text:p>632,86</text:p>
          </table:table-cell>
          <table:table-cell table:number-columns-repeated="2"/>
          <table:table-cell table:formula="of:=[.D161]+[.$J$96]" office:value-type="float" office:value="11663" calcext:value-type="float">
            <text:p>11663</text:p>
          </table:table-cell>
          <table:table-cell table:formula="of:=[.F161]" office:value-type="float" office:value="0.0697259311814775" calcext:value-type="float">
            <text:p>0,06972593118147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36M54S" calcext:value-type="time">
            <text:p>15:36:54</text:p>
          </table:table-cell>
          <table:table-cell office:value-type="float" office:value="325" calcext:value-type="float">
            <text:p>325</text:p>
          </table:table-cell>
          <table:table-cell office:value-type="float" office:value="2509" calcext:value-type="float">
            <text:p>2509</text:p>
          </table:table-cell>
          <table:table-cell office:value-type="float" office:value="10025.8475544453" calcext:value-type="float">
            <text:p>10025,8475544453</text:p>
          </table:table-cell>
          <table:table-cell office:value-type="float" office:value="0.290338173356325" calcext:value-type="float">
            <text:p>0,290338173356325</text:p>
          </table:table-cell>
          <table:table-cell office:value-type="float" office:value="694.46" calcext:value-type="float">
            <text:p>694,46</text:p>
          </table:table-cell>
          <table:table-cell table:number-columns-repeated="2"/>
          <table:table-cell table:formula="of:=[.D162]+[.$J$96]" office:value-type="float" office:value="11698" calcext:value-type="float">
            <text:p>11698</text:p>
          </table:table-cell>
          <table:table-cell table:formula="of:=[.F162]" office:value-type="float" office:value="0.290338173356325" calcext:value-type="float">
            <text:p>0,29033817335632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39M40S" calcext:value-type="time">
            <text:p>15:39:40</text:p>
          </table:table-cell>
          <table:table-cell office:value-type="float" office:value="330" calcext:value-type="float">
            <text:p>330</text:p>
          </table:table-cell>
          <table:table-cell office:value-type="float" office:value="2543" calcext:value-type="float">
            <text:p>2543</text:p>
          </table:table-cell>
          <table:table-cell office:value-type="float" office:value="10191.8203923702" calcext:value-type="float">
            <text:p>10191,8203923702</text:p>
          </table:table-cell>
          <table:table-cell office:value-type="float" office:value="5.12294512728447" calcext:value-type="float">
            <text:p>5,12294512728447</text:p>
          </table:table-cell>
          <table:table-cell office:value-type="float" office:value="767.16" calcext:value-type="float">
            <text:p>767,16</text:p>
          </table:table-cell>
          <table:table-cell table:number-columns-repeated="2"/>
          <table:table-cell table:formula="of:=[.D163]+[.$J$96]" office:value-type="float" office:value="11732" calcext:value-type="float">
            <text:p>11732</text:p>
          </table:table-cell>
          <table:table-cell table:formula="of:=[.F163]" office:value-type="float" office:value="5.12294512728447" calcext:value-type="float">
            <text:p>5,1229451272844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42M10S" calcext:value-type="time">
            <text:p>15:42:10</text:p>
          </table:table-cell>
          <table:table-cell office:value-type="float" office:value="335" calcext:value-type="float">
            <text:p>335</text:p>
          </table:table-cell>
          <table:table-cell office:value-type="float" office:value="2576" calcext:value-type="float">
            <text:p>2576</text:p>
          </table:table-cell>
          <table:table-cell office:value-type="float" office:value="10341.7295880318" calcext:value-type="float">
            <text:p>10341,7295880318</text:p>
          </table:table-cell>
          <table:table-cell office:value-type="float" office:value="3.9058882641993" calcext:value-type="float">
            <text:p>3,9058882641993</text:p>
          </table:table-cell>
          <table:table-cell office:value-type="float" office:value="612.16" calcext:value-type="float">
            <text:p>612,16</text:p>
          </table:table-cell>
          <table:table-cell table:number-columns-repeated="2"/>
          <table:table-cell table:formula="of:=[.D164]+[.$J$96]" office:value-type="float" office:value="11765" calcext:value-type="float">
            <text:p>11765</text:p>
          </table:table-cell>
          <table:table-cell table:formula="of:=[.F164]" office:value-type="float" office:value="3.9058882641993" calcext:value-type="float">
            <text:p>3,905888264199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44M50S" calcext:value-type="time">
            <text:p>15:44:50</text:p>
          </table:table-cell>
          <table:table-cell office:value-type="float" office:value="340" calcext:value-type="float">
            <text:p>340</text:p>
          </table:table-cell>
          <table:table-cell office:value-type="float" office:value="2607" calcext:value-type="float">
            <text:p>2607</text:p>
          </table:table-cell>
          <table:table-cell office:value-type="float" office:value="10501.9142105579" calcext:value-type="float">
            <text:p>10501,9142105579</text:p>
          </table:table-cell>
          <table:table-cell office:value-type="float" office:value="1.65126476994539" calcext:value-type="float">
            <text:p>1,65126476994539</text:p>
          </table:table-cell>
          <table:table-cell office:value-type="float" office:value="707.62" calcext:value-type="float">
            <text:p>707,62</text:p>
          </table:table-cell>
          <table:table-cell table:number-columns-repeated="2"/>
          <table:table-cell table:formula="of:=[.D165]+[.$J$96]" office:value-type="float" office:value="11796" calcext:value-type="float">
            <text:p>11796</text:p>
          </table:table-cell>
          <table:table-cell table:formula="of:=[.F165]" office:value-type="float" office:value="1.65126476994539" calcext:value-type="float">
            <text:p>1,6512647699453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47M43S" calcext:value-type="time">
            <text:p>15:47:43</text:p>
          </table:table-cell>
          <table:table-cell office:value-type="float" office:value="345" calcext:value-type="float">
            <text:p>345</text:p>
          </table:table-cell>
          <table:table-cell office:value-type="float" office:value="2641" calcext:value-type="float">
            <text:p>2641</text:p>
          </table:table-cell>
          <table:table-cell office:value-type="float" office:value="10675.4421038628" calcext:value-type="float">
            <text:p>10675,4421038628</text:p>
          </table:table-cell>
          <table:table-cell office:value-type="float" office:value="2.05198335142777" calcext:value-type="float">
            <text:p>2,05198335142777</text:p>
          </table:table-cell>
          <table:table-cell office:value-type="float" office:value="753.5" calcext:value-type="float">
            <text:p>753,5</text:p>
          </table:table-cell>
          <table:table-cell table:number-columns-repeated="2"/>
          <table:table-cell table:formula="of:=[.D166]+[.$J$96]" office:value-type="float" office:value="11830" calcext:value-type="float">
            <text:p>11830</text:p>
          </table:table-cell>
          <table:table-cell table:formula="of:=[.F166]" office:value-type="float" office:value="2.05198335142777" calcext:value-type="float">
            <text:p>2,0519833514277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50M30S" calcext:value-type="time">
            <text:p>15:50:30</text:p>
          </table:table-cell>
          <table:table-cell office:value-type="float" office:value="350" calcext:value-type="float">
            <text:p>350</text:p>
          </table:table-cell>
          <table:table-cell office:value-type="float" office:value="2675" calcext:value-type="float">
            <text:p>2675</text:p>
          </table:table-cell>
          <table:table-cell office:value-type="float" office:value="10841.6886794567" calcext:value-type="float">
            <text:p>10841,6886794567</text:p>
          </table:table-cell>
          <table:table-cell office:value-type="float" office:value="5.77692833517122" calcext:value-type="float">
            <text:p>5,77692833517122</text:p>
          </table:table-cell>
          <table:table-cell office:value-type="float" office:value="696.48" calcext:value-type="float">
            <text:p>696,48</text:p>
          </table:table-cell>
          <table:table-cell table:number-columns-repeated="2"/>
          <table:table-cell table:formula="of:=[.D167]+[.$J$96]" office:value-type="float" office:value="11864" calcext:value-type="float">
            <text:p>11864</text:p>
          </table:table-cell>
          <table:table-cell table:formula="of:=[.F167]" office:value-type="float" office:value="5.77692833517122" calcext:value-type="float">
            <text:p>5,7769283351712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53M20S" calcext:value-type="time">
            <text:p>15:53:20</text:p>
          </table:table-cell>
          <table:table-cell office:value-type="float" office:value="355" calcext:value-type="float">
            <text:p>355</text:p>
          </table:table-cell>
          <table:table-cell office:value-type="float" office:value="2705" calcext:value-type="float">
            <text:p>2705</text:p>
          </table:table-cell>
          <table:table-cell office:value-type="float" office:value="11011.911929369" calcext:value-type="float">
            <text:p>11011,911929369</text:p>
          </table:table-cell>
          <table:table-cell office:value-type="float" office:value="0.657291394143691" calcext:value-type="float">
            <text:p>0,657291394143691</text:p>
          </table:table-cell>
          <table:table-cell office:value-type="float" office:value="763.6" calcext:value-type="float">
            <text:p>763,6</text:p>
          </table:table-cell>
          <table:table-cell table:number-columns-repeated="2"/>
          <table:table-cell table:formula="of:=[.D168]+[.$J$96]" office:value-type="float" office:value="11894" calcext:value-type="float">
            <text:p>11894</text:p>
          </table:table-cell>
          <table:table-cell table:formula="of:=[.F168]" office:value-type="float" office:value="0.657291394143691" calcext:value-type="float">
            <text:p>0,65729139414369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56M14S" calcext:value-type="time">
            <text:p>15:56:14</text:p>
          </table:table-cell>
          <table:table-cell office:value-type="float" office:value="360" calcext:value-type="float">
            <text:p>360</text:p>
          </table:table-cell>
          <table:table-cell office:value-type="float" office:value="2740" calcext:value-type="float">
            <text:p>2740</text:p>
          </table:table-cell>
          <table:table-cell office:value-type="float" office:value="11186.3478064537" calcext:value-type="float">
            <text:p>11186,3478064537</text:p>
          </table:table-cell>
          <table:table-cell office:value-type="float" office:value="1.40362286127971" calcext:value-type="float">
            <text:p>1,40362286127971</text:p>
          </table:table-cell>
          <table:table-cell office:value-type="float" office:value="879.64" calcext:value-type="float">
            <text:p>879,64</text:p>
          </table:table-cell>
          <table:table-cell table:number-columns-repeated="2"/>
          <table:table-cell table:formula="of:=[.D169]+[.$J$96]" office:value-type="float" office:value="11929" calcext:value-type="float">
            <text:p>11929</text:p>
          </table:table-cell>
          <table:table-cell table:formula="of:=[.F169]" office:value-type="float" office:value="1.40362286127971" calcext:value-type="float">
            <text:p>1,4036228612797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5H58M40S" calcext:value-type="time">
            <text:p>15:58:40</text:p>
          </table:table-cell>
          <table:table-cell office:value-type="float" office:value="365" calcext:value-type="float">
            <text:p>365</text:p>
          </table:table-cell>
          <table:table-cell office:value-type="float" office:value="2774" calcext:value-type="float">
            <text:p>2774</text:p>
          </table:table-cell>
          <table:table-cell office:value-type="float" office:value="11332.4193427563" calcext:value-type="float">
            <text:p>11332,4193427563</text:p>
          </table:table-cell>
          <table:table-cell office:value-type="float" office:value="10.0295021425021" calcext:value-type="float">
            <text:p>10,0295021425021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table:formula="of:=[.D170]+[.$J$96]" office:value-type="float" office:value="11963" calcext:value-type="float">
            <text:p>11963</text:p>
          </table:table-cell>
          <table:table-cell table:formula="of:=[.F170]" office:value-type="float" office:value="10.0295021425021" calcext:value-type="float">
            <text:p>10,029502142502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01M14S" calcext:value-type="time">
            <text:p>16:01:14</text:p>
          </table:table-cell>
          <table:table-cell office:value-type="float" office:value="370" calcext:value-type="float">
            <text:p>370</text:p>
          </table:table-cell>
          <table:table-cell office:value-type="float" office:value="2806" calcext:value-type="float">
            <text:p>2806</text:p>
          </table:table-cell>
          <table:table-cell office:value-type="float" office:value="11485.7101199627" calcext:value-type="float">
            <text:p>11485,7101199627</text:p>
          </table:table-cell>
          <table:table-cell office:value-type="float" office:value="0.302126998768148" calcext:value-type="float">
            <text:p>0,302126998768148</text:p>
          </table:table-cell>
          <table:table-cell office:value-type="float" office:value="697.92" calcext:value-type="float">
            <text:p>697,92</text:p>
          </table:table-cell>
          <table:table-cell table:number-columns-repeated="2"/>
          <table:table-cell table:formula="of:=[.D171]+[.$J$96]" office:value-type="float" office:value="11995" calcext:value-type="float">
            <text:p>11995</text:p>
          </table:table-cell>
          <table:table-cell table:formula="of:=[.F171]" office:value-type="float" office:value="0.302126998768148" calcext:value-type="float">
            <text:p>0,30212699876814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03M47S" calcext:value-type="time">
            <text:p>16:03:47</text:p>
          </table:table-cell>
          <table:table-cell office:value-type="float" office:value="375" calcext:value-type="float">
            <text:p>375</text:p>
          </table:table-cell>
          <table:table-cell office:value-type="float" office:value="2844" calcext:value-type="float">
            <text:p>2844</text:p>
          </table:table-cell>
          <table:table-cell office:value-type="float" office:value="11639.4897332191" calcext:value-type="float">
            <text:p>11639,4897332191</text:p>
          </table:table-cell>
          <table:table-cell office:value-type="float" office:value="6.2065245029334" calcext:value-type="float">
            <text:p>6,2065245029334</text:p>
          </table:table-cell>
          <table:table-cell office:value-type="float" office:value="664.5" calcext:value-type="float">
            <text:p>664,5</text:p>
          </table:table-cell>
          <table:table-cell table:number-columns-repeated="2"/>
          <table:table-cell table:formula="of:=[.D172]+[.$J$96]" office:value-type="float" office:value="12033" calcext:value-type="float">
            <text:p>12033</text:p>
          </table:table-cell>
          <table:table-cell table:formula="of:=[.F172]" office:value-type="float" office:value="6.2065245029334" calcext:value-type="float">
            <text:p>6,206524502933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06M33S" calcext:value-type="time">
            <text:p>16:06:33</text:p>
          </table:table-cell>
          <table:table-cell office:value-type="float" office:value="380" calcext:value-type="float">
            <text:p>380</text:p>
          </table:table-cell>
          <table:table-cell office:value-type="float" office:value="2878" calcext:value-type="float">
            <text:p>2878</text:p>
          </table:table-cell>
          <table:table-cell office:value-type="float" office:value="11805.2238452435" calcext:value-type="float">
            <text:p>11805,2238452435</text:p>
          </table:table-cell>
          <table:table-cell office:value-type="float" office:value="0.841050199698574" calcext:value-type="float">
            <text:p>0,841050199698574</text:p>
          </table:table-cell>
          <table:table-cell office:value-type="float" office:value="787.62" calcext:value-type="float">
            <text:p>787,62</text:p>
          </table:table-cell>
          <table:table-cell table:number-columns-repeated="2"/>
          <table:table-cell table:formula="of:=[.D173]+[.$J$96]" office:value-type="float" office:value="12067" calcext:value-type="float">
            <text:p>12067</text:p>
          </table:table-cell>
          <table:table-cell table:formula="of:=[.F173]" office:value-type="float" office:value="0.841050199698574" calcext:value-type="float">
            <text:p>0,84105019969857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09M34S" calcext:value-type="time">
            <text:p>16:09:34</text:p>
          </table:table-cell>
          <table:table-cell office:value-type="float" office:value="385" calcext:value-type="float">
            <text:p>385</text:p>
          </table:table-cell>
          <table:table-cell office:value-type="float" office:value="2909" calcext:value-type="float">
            <text:p>2909</text:p>
          </table:table-cell>
          <table:table-cell office:value-type="float" office:value="11985.8948879242" calcext:value-type="float">
            <text:p>11985,8948879242</text:p>
          </table:table-cell>
          <table:table-cell office:value-type="float" office:value="1.16883222315487" calcext:value-type="float">
            <text:p>1,16883222315487</text:p>
          </table:table-cell>
          <table:table-cell office:value-type="float" office:value="859.82" calcext:value-type="float">
            <text:p>859,82</text:p>
          </table:table-cell>
          <table:table-cell table:number-columns-repeated="2"/>
          <table:table-cell table:formula="of:=[.D174]+[.$J$96]" office:value-type="float" office:value="12098" calcext:value-type="float">
            <text:p>12098</text:p>
          </table:table-cell>
          <table:table-cell table:formula="of:=[.F174]" office:value-type="float" office:value="1.16883222315487" calcext:value-type="float">
            <text:p>1,1688322231548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12M17S" calcext:value-type="time">
            <text:p>16:12:17</text:p>
          </table:table-cell>
          <table:table-cell office:value-type="float" office:value="390" calcext:value-type="float">
            <text:p>390</text:p>
          </table:table-cell>
          <table:table-cell office:value-type="float" office:value="2942" calcext:value-type="float">
            <text:p>2942</text:p>
          </table:table-cell>
          <table:table-cell office:value-type="float" office:value="12149.431735754" calcext:value-type="float">
            <text:p>12149,431735754</text:p>
          </table:table-cell>
          <table:table-cell office:value-type="float" office:value="0.6910346402721" calcext:value-type="float">
            <text:p>0,6910346402721</text:p>
          </table:table-cell>
          <table:table-cell office:value-type="float" office:value="752.66" calcext:value-type="float">
            <text:p>752,66</text:p>
          </table:table-cell>
          <table:table-cell table:number-columns-repeated="2"/>
          <table:table-cell table:formula="of:=[.D175]+[.$J$96]" office:value-type="float" office:value="12131" calcext:value-type="float">
            <text:p>12131</text:p>
          </table:table-cell>
          <table:table-cell table:formula="of:=[.F175]" office:value-type="float" office:value="0.6910346402721" calcext:value-type="float">
            <text:p>0,691034640272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15M04S" calcext:value-type="time">
            <text:p>16:15:04</text:p>
          </table:table-cell>
          <table:table-cell office:value-type="float" office:value="395" calcext:value-type="float">
            <text:p>395</text:p>
          </table:table-cell>
          <table:table-cell office:value-type="float" office:value="2974" calcext:value-type="float">
            <text:p>2974</text:p>
          </table:table-cell>
          <table:table-cell office:value-type="float" office:value="12315.6899821758" calcext:value-type="float">
            <text:p>12315,6899821758</text:p>
          </table:table-cell>
          <table:table-cell office:value-type="float" office:value="0.780141561435592" calcext:value-type="float">
            <text:p>0,780141561435592</text:p>
          </table:table-cell>
          <table:table-cell office:value-type="float" office:value="769.64" calcext:value-type="float">
            <text:p>769,64</text:p>
          </table:table-cell>
          <table:table-cell table:number-columns-repeated="2"/>
          <table:table-cell table:formula="of:=[.D176]+[.$J$96]" office:value-type="float" office:value="12163" calcext:value-type="float">
            <text:p>12163</text:p>
          </table:table-cell>
          <table:table-cell table:formula="of:=[.F176]" office:value-type="float" office:value="0.780141561435592" calcext:value-type="float">
            <text:p>0,78014156143559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17M44S" calcext:value-type="time">
            <text:p>16:17:44</text:p>
          </table:table-cell>
          <table:table-cell office:value-type="float" office:value="400" calcext:value-type="float">
            <text:p>400</text:p>
          </table:table-cell>
          <table:table-cell office:value-type="float" office:value="3007" calcext:value-type="float">
            <text:p>3007</text:p>
          </table:table-cell>
          <table:table-cell office:value-type="float" office:value="12475.9075615406" calcext:value-type="float">
            <text:p>12475,9075615406</text:p>
          </table:table-cell>
          <table:table-cell office:value-type="float" office:value="0.473331795822561" calcext:value-type="float">
            <text:p>0,473331795822561</text:p>
          </table:table-cell>
          <table:table-cell office:value-type="float" office:value="716.82" calcext:value-type="float">
            <text:p>716,82</text:p>
          </table:table-cell>
          <table:table-cell table:number-columns-repeated="2"/>
          <table:table-cell table:formula="of:=[.D177]+[.$J$96]" office:value-type="float" office:value="12196" calcext:value-type="float">
            <text:p>12196</text:p>
          </table:table-cell>
          <table:table-cell table:formula="of:=[.F177]" office:value-type="float" office:value="0.473331795822561" calcext:value-type="float">
            <text:p>0,47333179582256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20M34S" calcext:value-type="time">
            <text:p>16:20:34</text:p>
          </table:table-cell>
          <table:table-cell office:value-type="float" office:value="405" calcext:value-type="float">
            <text:p>405</text:p>
          </table:table-cell>
          <table:table-cell office:value-type="float" office:value="3044" calcext:value-type="float">
            <text:p>3044</text:p>
          </table:table-cell>
          <table:table-cell office:value-type="float" office:value="12646.4704079628" calcext:value-type="float">
            <text:p>12646,4704079628</text:p>
          </table:table-cell>
          <table:table-cell office:value-type="float" office:value="1.24685777598699" calcext:value-type="float">
            <text:p>1,24685777598699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table:formula="of:=[.D178]+[.$J$96]" office:value-type="float" office:value="12233" calcext:value-type="float">
            <text:p>12233</text:p>
          </table:table-cell>
          <table:table-cell table:formula="of:=[.F178]" office:value-type="float" office:value="1.24685777598699" calcext:value-type="float">
            <text:p>1,2468577759869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23M18S" calcext:value-type="time">
            <text:p>16:23:18</text:p>
          </table:table-cell>
          <table:table-cell office:value-type="float" office:value="410" calcext:value-type="float">
            <text:p>410</text:p>
          </table:table-cell>
          <table:table-cell office:value-type="float" office:value="3078" calcext:value-type="float">
            <text:p>3078</text:p>
          </table:table-cell>
          <table:table-cell office:value-type="float" office:value="12810.4088082314" calcext:value-type="float">
            <text:p>12810,4088082314</text:p>
          </table:table-cell>
          <table:table-cell office:value-type="float" office:value="2.04322522165647" calcext:value-type="float">
            <text:p>2,04322522165647</text:p>
          </table:table-cell>
          <table:table-cell office:value-type="float" office:value="786.04" calcext:value-type="float">
            <text:p>786,04</text:p>
          </table:table-cell>
          <table:table-cell table:number-columns-repeated="2"/>
          <table:table-cell table:formula="of:=[.D179]+[.$J$96]" office:value-type="float" office:value="12267" calcext:value-type="float">
            <text:p>12267</text:p>
          </table:table-cell>
          <table:table-cell table:formula="of:=[.F179]" office:value-type="float" office:value="2.04322522165647" calcext:value-type="float">
            <text:p>2,0432252216564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25M56S" calcext:value-type="time">
            <text:p>16:25:56</text:p>
          </table:table-cell>
          <table:table-cell office:value-type="float" office:value="415" calcext:value-type="float">
            <text:p>415</text:p>
          </table:table-cell>
          <table:table-cell office:value-type="float" office:value="3112" calcext:value-type="float">
            <text:p>3112</text:p>
          </table:table-cell>
          <table:table-cell office:value-type="float" office:value="12968.6046798229" calcext:value-type="float">
            <text:p>12968,6046798229</text:p>
          </table:table-cell>
          <table:table-cell office:value-type="float" office:value="2.89682420483252" calcext:value-type="float">
            <text:p>2,89682420483252</text:p>
          </table:table-cell>
          <table:table-cell office:value-type="float" office:value="736.66" calcext:value-type="float">
            <text:p>736,66</text:p>
          </table:table-cell>
          <table:table-cell table:number-columns-repeated="2"/>
          <table:table-cell table:formula="of:=[.D180]+[.$J$96]" office:value-type="float" office:value="12301" calcext:value-type="float">
            <text:p>12301</text:p>
          </table:table-cell>
          <table:table-cell table:formula="of:=[.F180]" office:value-type="float" office:value="2.89682420483252" calcext:value-type="float">
            <text:p>2,8968242048325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28M42S" calcext:value-type="time">
            <text:p>16:28:42</text:p>
          </table:table-cell>
          <table:table-cell office:value-type="float" office:value="420" calcext:value-type="float">
            <text:p>420</text:p>
          </table:table-cell>
          <table:table-cell office:value-type="float" office:value="3143" calcext:value-type="float">
            <text:p>3143</text:p>
          </table:table-cell>
          <table:table-cell office:value-type="float" office:value="13134.400932312" calcext:value-type="float">
            <text:p>13134,400932312</text:p>
          </table:table-cell>
          <table:table-cell office:value-type="float" office:value="0.980232120924806" calcext:value-type="float">
            <text:p>0,980232120924806</text:p>
          </table:table-cell>
          <table:table-cell office:value-type="float" office:value="804.5" calcext:value-type="float">
            <text:p>804,5</text:p>
          </table:table-cell>
          <table:table-cell table:number-columns-repeated="2"/>
          <table:table-cell table:formula="of:=[.D181]+[.$J$96]" office:value-type="float" office:value="12332" calcext:value-type="float">
            <text:p>12332</text:p>
          </table:table-cell>
          <table:table-cell table:formula="of:=[.F181]" office:value-type="float" office:value="0.980232120924806" calcext:value-type="float">
            <text:p>0,98023212092480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31M35S" calcext:value-type="time">
            <text:p>16:31:35</text:p>
          </table:table-cell>
          <table:table-cell office:value-type="float" office:value="425" calcext:value-type="float">
            <text:p>425</text:p>
          </table:table-cell>
          <table:table-cell office:value-type="float" office:value="3175" calcext:value-type="float">
            <text:p>3175</text:p>
          </table:table-cell>
          <table:table-cell office:value-type="float" office:value="13307.2542841434" calcext:value-type="float">
            <text:p>13307,2542841434</text:p>
          </table:table-cell>
          <table:table-cell office:value-type="float" office:value="1.33071128322556" calcext:value-type="float">
            <text:p>1,33071128322556</text:p>
          </table:table-cell>
          <table:table-cell office:value-type="float" office:value="860.82" calcext:value-type="float">
            <text:p>860,82</text:p>
          </table:table-cell>
          <table:table-cell table:number-columns-repeated="2"/>
          <table:table-cell table:formula="of:=[.D182]+[.$J$96]" office:value-type="float" office:value="12364" calcext:value-type="float">
            <text:p>12364</text:p>
          </table:table-cell>
          <table:table-cell table:formula="of:=[.F182]" office:value-type="float" office:value="1.33071128322556" calcext:value-type="float">
            <text:p>1,330711283225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34M20S" calcext:value-type="time">
            <text:p>16:34:20</text:p>
          </table:table-cell>
          <table:table-cell office:value-type="float" office:value="430" calcext:value-type="float">
            <text:p>430</text:p>
          </table:table-cell>
          <table:table-cell office:value-type="float" office:value="3213" calcext:value-type="float">
            <text:p>3213</text:p>
          </table:table-cell>
          <table:table-cell office:value-type="float" office:value="13472.282336235" calcext:value-type="float">
            <text:p>13472,282336235</text:p>
          </table:table-cell>
          <table:table-cell office:value-type="float" office:value="2.2885564424185" calcext:value-type="float">
            <text:p>2,2885564424185</text:p>
          </table:table-cell>
          <table:table-cell office:value-type="float" office:value="770.3" calcext:value-type="float">
            <text:p>770,3</text:p>
          </table:table-cell>
          <table:table-cell table:number-columns-repeated="2"/>
          <table:table-cell table:formula="of:=[.D183]+[.$J$96]" office:value-type="float" office:value="12402" calcext:value-type="float">
            <text:p>12402</text:p>
          </table:table-cell>
          <table:table-cell table:formula="of:=[.F183]" office:value-type="float" office:value="2.2885564424185" calcext:value-type="float">
            <text:p>2,288556442418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37M10S" calcext:value-type="time">
            <text:p>16:37:10</text:p>
          </table:table-cell>
          <table:table-cell office:value-type="float" office:value="435" calcext:value-type="float">
            <text:p>435</text:p>
          </table:table-cell>
          <table:table-cell office:value-type="float" office:value="3249" calcext:value-type="float">
            <text:p>3249</text:p>
          </table:table-cell>
          <table:table-cell office:value-type="float" office:value="13642.1861081123" calcext:value-type="float">
            <text:p>13642,1861081123</text:p>
          </table:table-cell>
          <table:table-cell office:value-type="float" office:value="1.01701610716942" calcext:value-type="float">
            <text:p>1,01701610716942</text:p>
          </table:table-cell>
          <table:table-cell office:value-type="float" office:value="819.68" calcext:value-type="float">
            <text:p>819,68</text:p>
          </table:table-cell>
          <table:table-cell table:number-columns-repeated="2"/>
          <table:table-cell table:formula="of:=[.D184]+[.$J$96]" office:value-type="float" office:value="12438" calcext:value-type="float">
            <text:p>12438</text:p>
          </table:table-cell>
          <table:table-cell table:formula="of:=[.F184]" office:value-type="float" office:value="1.01701610716942" calcext:value-type="float">
            <text:p>1,0170161071694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40M01S" calcext:value-type="time">
            <text:p>16:40:01</text:p>
          </table:table-cell>
          <table:table-cell office:value-type="float" office:value="440" calcext:value-type="float">
            <text:p>440</text:p>
          </table:table-cell>
          <table:table-cell office:value-type="float" office:value="3280" calcext:value-type="float">
            <text:p>3280</text:p>
          </table:table-cell>
          <table:table-cell office:value-type="float" office:value="13813.3451287746" calcext:value-type="float">
            <text:p>13813,3451287746</text:p>
          </table:table-cell>
          <table:table-cell office:value-type="float" office:value="1.30846815539258" calcext:value-type="float">
            <text:p>1,30846815539258</text:p>
          </table:table-cell>
          <table:table-cell office:value-type="float" office:value="855.5" calcext:value-type="float">
            <text:p>855,5</text:p>
          </table:table-cell>
          <table:table-cell table:number-columns-repeated="2"/>
          <table:table-cell table:formula="of:=[.D185]+[.$J$96]" office:value-type="float" office:value="12469" calcext:value-type="float">
            <text:p>12469</text:p>
          </table:table-cell>
          <table:table-cell table:formula="of:=[.F185]" office:value-type="float" office:value="1.30846815539258" calcext:value-type="float">
            <text:p>1,3084681553925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42M59S" calcext:value-type="time">
            <text:p>16:42:59</text:p>
          </table:table-cell>
          <table:table-cell office:value-type="float" office:value="445" calcext:value-type="float">
            <text:p>445</text:p>
          </table:table-cell>
          <table:table-cell office:value-type="float" office:value="3314" calcext:value-type="float">
            <text:p>3314</text:p>
          </table:table-cell>
          <table:table-cell office:value-type="float" office:value="13990.9433684349" calcext:value-type="float">
            <text:p>13990,9433684349</text:p>
          </table:table-cell>
          <table:table-cell office:value-type="float" office:value="1.64013071730563" calcext:value-type="float">
            <text:p>1,64013071730563</text:p>
          </table:table-cell>
          <table:table-cell office:value-type="float" office:value="909.5" calcext:value-type="float">
            <text:p>909,5</text:p>
          </table:table-cell>
          <table:table-cell table:number-columns-repeated="2"/>
          <table:table-cell table:formula="of:=[.D186]+[.$J$96]" office:value-type="float" office:value="12503" calcext:value-type="float">
            <text:p>12503</text:p>
          </table:table-cell>
          <table:table-cell table:formula="of:=[.F186]" office:value-type="float" office:value="1.64013071730563" calcext:value-type="float">
            <text:p>1,6401307173056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45M57S" calcext:value-type="time">
            <text:p>16:45:57</text:p>
          </table:table-cell>
          <table:table-cell office:value-type="float" office:value="450" calcext:value-type="float">
            <text:p>450</text:p>
          </table:table-cell>
          <table:table-cell office:value-type="float" office:value="3348" calcext:value-type="float">
            <text:p>3348</text:p>
          </table:table-cell>
          <table:table-cell office:value-type="float" office:value="14169.4508976936" calcext:value-type="float">
            <text:p>14169,4508976936</text:p>
          </table:table-cell>
          <table:table-cell office:value-type="float" office:value="1.72043177880662" calcext:value-type="float">
            <text:p>1,72043177880662</text:p>
          </table:table-cell>
          <table:table-cell office:value-type="float" office:value="846.14" calcext:value-type="float">
            <text:p>846,14</text:p>
          </table:table-cell>
          <table:table-cell table:number-columns-repeated="2"/>
          <table:table-cell table:formula="of:=[.D187]+[.$J$96]" office:value-type="float" office:value="12537" calcext:value-type="float">
            <text:p>12537</text:p>
          </table:table-cell>
          <table:table-cell table:formula="of:=[.F187]" office:value-type="float" office:value="1.72043177880662" calcext:value-type="float">
            <text:p>1,7204317788066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48M48S" calcext:value-type="time">
            <text:p>16:48:48</text:p>
          </table:table-cell>
          <table:table-cell office:value-type="float" office:value="455" calcext:value-type="float">
            <text:p>455</text:p>
          </table:table-cell>
          <table:table-cell office:value-type="float" office:value="3381" calcext:value-type="float">
            <text:p>3381</text:p>
          </table:table-cell>
          <table:table-cell office:value-type="float" office:value="14339.8708772659" calcext:value-type="float">
            <text:p>14339,8708772659</text:p>
          </table:table-cell>
          <table:table-cell office:value-type="float" office:value="1.10100941324609" calcext:value-type="float">
            <text:p>1,10100941324609</text:p>
          </table:table-cell>
          <table:table-cell office:value-type="float" office:value="819.02" calcext:value-type="float">
            <text:p>819,02</text:p>
          </table:table-cell>
          <table:table-cell table:number-columns-repeated="2"/>
          <table:table-cell table:formula="of:=[.D188]+[.$J$96]" office:value-type="float" office:value="12570" calcext:value-type="float">
            <text:p>12570</text:p>
          </table:table-cell>
          <table:table-cell table:formula="of:=[.F188]" office:value-type="float" office:value="1.10100941324609" calcext:value-type="float">
            <text:p>1,1010094132460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51M35S" calcext:value-type="time">
            <text:p>16:51:35</text:p>
          </table:table-cell>
          <table:table-cell office:value-type="float" office:value="460" calcext:value-type="float">
            <text:p>460</text:p>
          </table:table-cell>
          <table:table-cell office:value-type="float" office:value="3414" calcext:value-type="float">
            <text:p>3414</text:p>
          </table:table-cell>
          <table:table-cell office:value-type="float" office:value="14507.4509677887" calcext:value-type="float">
            <text:p>14507,4509677887</text:p>
          </table:table-cell>
          <table:table-cell office:value-type="float" office:value="0.773569526617983" calcext:value-type="float">
            <text:p>0,773569526617983</text:p>
          </table:table-cell>
          <table:table-cell office:value-type="float" office:value="778.78" calcext:value-type="float">
            <text:p>778,78</text:p>
          </table:table-cell>
          <table:table-cell table:number-columns-repeated="2"/>
          <table:table-cell table:formula="of:=[.D189]+[.$J$96]" office:value-type="float" office:value="12603" calcext:value-type="float">
            <text:p>12603</text:p>
          </table:table-cell>
          <table:table-cell table:formula="of:=[.F189]" office:value-type="float" office:value="0.773569526617983" calcext:value-type="float">
            <text:p>0,77356952661798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54M31S" calcext:value-type="time">
            <text:p>16:54:31</text:p>
          </table:table-cell>
          <table:table-cell office:value-type="float" office:value="465" calcext:value-type="float">
            <text:p>465</text:p>
          </table:table-cell>
          <table:table-cell office:value-type="float" office:value="3445" calcext:value-type="float">
            <text:p>3445</text:p>
          </table:table-cell>
          <table:table-cell office:value-type="float" office:value="14683.1281490326" calcext:value-type="float">
            <text:p>14683,1281490326</text:p>
          </table:table-cell>
          <table:table-cell office:value-type="float" office:value="1.40772458839626" calcext:value-type="float">
            <text:p>1,40772458839626</text:p>
          </table:table-cell>
          <table:table-cell office:value-type="float" office:value="875.2" calcext:value-type="float">
            <text:p>875,2</text:p>
          </table:table-cell>
          <table:table-cell table:number-columns-repeated="2"/>
          <table:table-cell table:formula="of:=[.D190]+[.$J$96]" office:value-type="float" office:value="12634" calcext:value-type="float">
            <text:p>12634</text:p>
          </table:table-cell>
          <table:table-cell table:formula="of:=[.F190]" office:value-type="float" office:value="1.40772458839626" calcext:value-type="float">
            <text:p>1,4077245883962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6H57M27S" calcext:value-type="time">
            <text:p>16:57:27</text:p>
          </table:table-cell>
          <table:table-cell office:value-type="float" office:value="470" calcext:value-type="float">
            <text:p>470</text:p>
          </table:table-cell>
          <table:table-cell office:value-type="float" office:value="3476" calcext:value-type="float">
            <text:p>3476</text:p>
          </table:table-cell>
          <table:table-cell office:value-type="float" office:value="14859.2055339813" calcext:value-type="float">
            <text:p>14859,2055339813</text:p>
          </table:table-cell>
          <table:table-cell office:value-type="float" office:value="1.24468325627778" calcext:value-type="float">
            <text:p>1,24468325627778</text:p>
          </table:table-cell>
          <table:table-cell office:value-type="float" office:value="832.42" calcext:value-type="float">
            <text:p>832,42</text:p>
          </table:table-cell>
          <table:table-cell table:number-columns-repeated="2"/>
          <table:table-cell table:formula="of:=[.D191]+[.$J$96]" office:value-type="float" office:value="12665" calcext:value-type="float">
            <text:p>12665</text:p>
          </table:table-cell>
          <table:table-cell table:formula="of:=[.F191]" office:value-type="float" office:value="1.24468325627778" calcext:value-type="float">
            <text:p>1,2446832562777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00M15S" calcext:value-type="time">
            <text:p>17:00:15</text:p>
          </table:table-cell>
          <table:table-cell office:value-type="float" office:value="475" calcext:value-type="float">
            <text:p>475</text:p>
          </table:table-cell>
          <table:table-cell office:value-type="float" office:value="3506" calcext:value-type="float">
            <text:p>3506</text:p>
          </table:table-cell>
          <table:table-cell office:value-type="float" office:value="15027.5783686638" calcext:value-type="float">
            <text:p>15027,5783686638</text:p>
          </table:table-cell>
          <table:table-cell office:value-type="float" office:value="0.921102880190501" calcext:value-type="float">
            <text:p>0,921102880190501</text:p>
          </table:table-cell>
          <table:table-cell office:value-type="float" office:value="781.1" calcext:value-type="float">
            <text:p>781,1</text:p>
          </table:table-cell>
          <table:table-cell table:number-columns-repeated="2"/>
          <table:table-cell table:formula="of:=[.D192]+[.$J$96]" office:value-type="float" office:value="12695" calcext:value-type="float">
            <text:p>12695</text:p>
          </table:table-cell>
          <table:table-cell table:formula="of:=[.F192]" office:value-type="float" office:value="0.921102880190501" calcext:value-type="float">
            <text:p>0,92110288019050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03M19S" calcext:value-type="time">
            <text:p>17:03:19</text:p>
          </table:table-cell>
          <table:table-cell office:value-type="float" office:value="480" calcext:value-type="float">
            <text:p>480</text:p>
          </table:table-cell>
          <table:table-cell office:value-type="float" office:value="3536" calcext:value-type="float">
            <text:p>3536</text:p>
          </table:table-cell>
          <table:table-cell office:value-type="float" office:value="15210.9354248047" calcext:value-type="float">
            <text:p>15210,9354248047</text:p>
          </table:table-cell>
          <table:table-cell office:value-type="float" office:value="1.43079169773515" calcext:value-type="float">
            <text:p>1,43079169773515</text:p>
          </table:table-cell>
          <table:table-cell office:value-type="float" office:value="874.78" calcext:value-type="float">
            <text:p>874,78</text:p>
          </table:table-cell>
          <table:table-cell table:number-columns-repeated="2"/>
          <table:table-cell table:formula="of:=[.D193]+[.$J$96]" office:value-type="float" office:value="12725" calcext:value-type="float">
            <text:p>12725</text:p>
          </table:table-cell>
          <table:table-cell table:formula="of:=[.F193]" office:value-type="float" office:value="1.43079169773515" calcext:value-type="float">
            <text:p>1,4307916977351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06M17S" calcext:value-type="time">
            <text:p>17:06:17</text:p>
          </table:table-cell>
          <table:table-cell office:value-type="float" office:value="485" calcext:value-type="float">
            <text:p>485</text:p>
          </table:table-cell>
          <table:table-cell office:value-type="float" office:value="3568" calcext:value-type="float">
            <text:p>3568</text:p>
          </table:table-cell>
          <table:table-cell office:value-type="float" office:value="15389.3225343227" calcext:value-type="float">
            <text:p>15389,3225343227</text:p>
          </table:table-cell>
          <table:table-cell office:value-type="float" office:value="1.37979954569177" calcext:value-type="float">
            <text:p>1,37979954569177</text:p>
          </table:table-cell>
          <table:table-cell office:value-type="float" office:value="861.44" calcext:value-type="float">
            <text:p>861,44</text:p>
          </table:table-cell>
          <table:table-cell table:number-columns-repeated="2"/>
          <table:table-cell table:formula="of:=[.D194]+[.$J$96]" office:value-type="float" office:value="12757" calcext:value-type="float">
            <text:p>12757</text:p>
          </table:table-cell>
          <table:table-cell table:formula="of:=[.F194]" office:value-type="float" office:value="1.37979954569177" calcext:value-type="float">
            <text:p>1,3797995456917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09M09S" calcext:value-type="time">
            <text:p>17:09:09</text:p>
          </table:table-cell>
          <table:table-cell office:value-type="float" office:value="490" calcext:value-type="float">
            <text:p>490</text:p>
          </table:table-cell>
          <table:table-cell office:value-type="float" office:value="3599" calcext:value-type="float">
            <text:p>3599</text:p>
          </table:table-cell>
          <table:table-cell office:value-type="float" office:value="15561.2357149124" calcext:value-type="float">
            <text:p>15561,2357149124</text:p>
          </table:table-cell>
          <table:table-cell office:value-type="float" office:value="2.84704129786743" calcext:value-type="float">
            <text:p>2,84704129786743</text:p>
          </table:table-cell>
          <table:table-cell office:value-type="float" office:value="841.36" calcext:value-type="float">
            <text:p>841,36</text:p>
          </table:table-cell>
          <table:table-cell table:number-columns-repeated="2"/>
          <table:table-cell table:formula="of:=[.D195]+[.$J$96]" office:value-type="float" office:value="12788" calcext:value-type="float">
            <text:p>12788</text:p>
          </table:table-cell>
          <table:table-cell table:formula="of:=[.F195]" office:value-type="float" office:value="2.84704129786743" calcext:value-type="float">
            <text:p>2,8470412978674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12M04S" calcext:value-type="time">
            <text:p>17:12:04</text:p>
          </table:table-cell>
          <table:table-cell office:value-type="float" office:value="495" calcext:value-type="float">
            <text:p>495</text:p>
          </table:table-cell>
          <table:table-cell office:value-type="float" office:value="3632" calcext:value-type="float">
            <text:p>3632</text:p>
          </table:table-cell>
          <table:table-cell office:value-type="float" office:value="15736.5918922424" calcext:value-type="float">
            <text:p>15736,5918922424</text:p>
          </table:table-cell>
          <table:table-cell office:value-type="float" office:value="1.33298540546895" calcext:value-type="float">
            <text:p>1,33298540546895</text:p>
          </table:table-cell>
          <table:table-cell office:value-type="float" office:value="852.06" calcext:value-type="float">
            <text:p>852,06</text:p>
          </table:table-cell>
          <table:table-cell table:number-columns-repeated="2"/>
          <table:table-cell table:formula="of:=[.D196]+[.$J$96]" office:value-type="float" office:value="12821" calcext:value-type="float">
            <text:p>12821</text:p>
          </table:table-cell>
          <table:table-cell table:formula="of:=[.F196]" office:value-type="float" office:value="1.33298540546895" calcext:value-type="float">
            <text:p>1,3329854054689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15M05S" calcext:value-type="time">
            <text:p>17:15:05</text:p>
          </table:table-cell>
          <table:table-cell office:value-type="float" office:value="500" calcext:value-type="float">
            <text:p>500</text:p>
          </table:table-cell>
          <table:table-cell office:value-type="float" office:value="3669" calcext:value-type="float">
            <text:p>3669</text:p>
          </table:table-cell>
          <table:table-cell office:value-type="float" office:value="15916.934992075" calcext:value-type="float">
            <text:p>15916,934992075</text:p>
          </table:table-cell>
          <table:table-cell office:value-type="float" office:value="1.67632739903568" calcext:value-type="float">
            <text:p>1,67632739903568</text:p>
          </table:table-cell>
          <table:table-cell office:value-type="float" office:value="932.7" calcext:value-type="float">
            <text:p>932,7</text:p>
          </table:table-cell>
          <table:table-cell table:number-columns-repeated="2"/>
          <table:table-cell table:formula="of:=[.D197]+[.$J$96]" office:value-type="float" office:value="12858" calcext:value-type="float">
            <text:p>12858</text:p>
          </table:table-cell>
          <table:table-cell table:formula="of:=[.F197]" office:value-type="float" office:value="1.67632739903568" calcext:value-type="float">
            <text:p>1,6763273990356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17M50S" calcext:value-type="time">
            <text:p>17:17:50</text:p>
          </table:table-cell>
          <table:table-cell office:value-type="float" office:value="505" calcext:value-type="float">
            <text:p>505</text:p>
          </table:table-cell>
          <table:table-cell office:value-type="float" office:value="3701" calcext:value-type="float">
            <text:p>3701</text:p>
          </table:table-cell>
          <table:table-cell office:value-type="float" office:value="16082.1570682526" calcext:value-type="float">
            <text:p>16082,1570682526</text:p>
          </table:table-cell>
          <table:table-cell office:value-type="float" office:value="1.0545184272282" calcext:value-type="float">
            <text:p>1,0545184272282</text:p>
          </table:table-cell>
          <table:table-cell office:value-type="float" office:value="802.64" calcext:value-type="float">
            <text:p>802,64</text:p>
          </table:table-cell>
          <table:table-cell table:number-columns-repeated="2"/>
          <table:table-cell table:formula="of:=[.D198]+[.$J$96]" office:value-type="float" office:value="12890" calcext:value-type="float">
            <text:p>12890</text:p>
          </table:table-cell>
          <table:table-cell table:formula="of:=[.F198]" office:value-type="float" office:value="1.0545184272282" calcext:value-type="float">
            <text:p>1,054518427228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20M50S" calcext:value-type="time">
            <text:p>17:20:50</text:p>
          </table:table-cell>
          <table:table-cell office:value-type="float" office:value="510" calcext:value-type="float">
            <text:p>510</text:p>
          </table:table-cell>
          <table:table-cell office:value-type="float" office:value="3732" calcext:value-type="float">
            <text:p>3732</text:p>
          </table:table-cell>
          <table:table-cell office:value-type="float" office:value="16261.8987483978" calcext:value-type="float">
            <text:p>16261,8987483978</text:p>
          </table:table-cell>
          <table:table-cell office:value-type="float" office:value="3.24551942056266" calcext:value-type="float">
            <text:p>3,24551942056266</text:p>
          </table:table-cell>
          <table:table-cell office:value-type="float" office:value="898.06" calcext:value-type="float">
            <text:p>898,06</text:p>
          </table:table-cell>
          <table:table-cell table:number-columns-repeated="2"/>
          <table:table-cell table:formula="of:=[.D199]+[.$J$96]" office:value-type="float" office:value="12921" calcext:value-type="float">
            <text:p>12921</text:p>
          </table:table-cell>
          <table:table-cell table:formula="of:=[.F199]" office:value-type="float" office:value="3.24551942056266" calcext:value-type="float">
            <text:p>3,2455194205626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23M11S" calcext:value-type="time">
            <text:p>17:23:11</text:p>
          </table:table-cell>
          <table:table-cell office:value-type="float" office:value="515" calcext:value-type="float">
            <text:p>515</text:p>
          </table:table-cell>
          <table:table-cell office:value-type="float" office:value="3764" calcext:value-type="float">
            <text:p>3764</text:p>
          </table:table-cell>
          <table:table-cell office:value-type="float" office:value="16402.6413309574" calcext:value-type="float">
            <text:p>16402,6413309574</text:p>
          </table:table-cell>
          <table:table-cell office:value-type="float" office:value="11.1777001311814" calcext:value-type="float">
            <text:p>11,1777001311814</text:p>
          </table:table-cell>
          <table:table-cell office:value-type="float" office:value="535.04" calcext:value-type="float">
            <text:p>535,04</text:p>
          </table:table-cell>
          <table:table-cell table:number-columns-repeated="2"/>
          <table:table-cell table:formula="of:=[.D200]+[.$J$96]" office:value-type="float" office:value="12953" calcext:value-type="float">
            <text:p>12953</text:p>
          </table:table-cell>
          <table:table-cell table:formula="of:=[.F200]" office:value-type="float" office:value="11.1777001311814" calcext:value-type="float">
            <text:p>11,177700131181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26M00S" calcext:value-type="time">
            <text:p>17:26:00</text:p>
          </table:table-cell>
          <table:table-cell office:value-type="float" office:value="520" calcext:value-type="float">
            <text:p>520</text:p>
          </table:table-cell>
          <table:table-cell office:value-type="float" office:value="3799" calcext:value-type="float">
            <text:p>3799</text:p>
          </table:table-cell>
          <table:table-cell office:value-type="float" office:value="16571.9843287468" calcext:value-type="float">
            <text:p>16571,9843287468</text:p>
          </table:table-cell>
          <table:table-cell office:value-type="float" office:value="2.43484875564554" calcext:value-type="float">
            <text:p>2,43484875564554</text:p>
          </table:table-cell>
          <table:table-cell office:value-type="float" office:value="801.9" calcext:value-type="float">
            <text:p>801,9</text:p>
          </table:table-cell>
          <table:table-cell table:number-columns-repeated="2"/>
          <table:table-cell table:formula="of:=[.D201]+[.$J$96]" office:value-type="float" office:value="12988" calcext:value-type="float">
            <text:p>12988</text:p>
          </table:table-cell>
          <table:table-cell table:formula="of:=[.F201]" office:value-type="float" office:value="2.43484875564554" calcext:value-type="float">
            <text:p>2,4348487556455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28M54S" calcext:value-type="time">
            <text:p>17:28:54</text:p>
          </table:table-cell>
          <table:table-cell office:value-type="float" office:value="525" calcext:value-type="float">
            <text:p>525</text:p>
          </table:table-cell>
          <table:table-cell office:value-type="float" office:value="3831" calcext:value-type="float">
            <text:p>3831</text:p>
          </table:table-cell>
          <table:table-cell office:value-type="float" office:value="16746.4040834904" calcext:value-type="float">
            <text:p>16746,4040834904</text:p>
          </table:table-cell>
          <table:table-cell office:value-type="float" office:value="1.54698625913377" calcext:value-type="float">
            <text:p>1,54698625913377</text:p>
          </table:table-cell>
          <table:table-cell office:value-type="float" office:value="831.06" calcext:value-type="float">
            <text:p>831,06</text:p>
          </table:table-cell>
          <table:table-cell table:number-columns-repeated="2"/>
          <table:table-cell table:formula="of:=[.D202]+[.$J$96]" office:value-type="float" office:value="13020" calcext:value-type="float">
            <text:p>13020</text:p>
          </table:table-cell>
          <table:table-cell table:formula="of:=[.F202]" office:value-type="float" office:value="1.54698625913377" calcext:value-type="float">
            <text:p>1,5469862591337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31M16S" calcext:value-type="time">
            <text:p>17:31:16</text:p>
          </table:table-cell>
          <table:table-cell office:value-type="float" office:value="530" calcext:value-type="float">
            <text:p>530</text:p>
          </table:table-cell>
          <table:table-cell office:value-type="float" office:value="3862" calcext:value-type="float">
            <text:p>3862</text:p>
          </table:table-cell>
          <table:table-cell office:value-type="float" office:value="16887.7798001766" calcext:value-type="float">
            <text:p>16887,7798001766</text:p>
          </table:table-cell>
          <table:table-cell office:value-type="float" office:value="11.0230203702475" calcext:value-type="float">
            <text:p>11,0230203702475</text:p>
          </table:table-cell>
          <table:table-cell office:value-type="float" office:value="499.4" calcext:value-type="float">
            <text:p>499,4</text:p>
          </table:table-cell>
          <table:table-cell table:number-columns-repeated="2"/>
          <table:table-cell table:formula="of:=[.D203]+[.$J$96]" office:value-type="float" office:value="13051" calcext:value-type="float">
            <text:p>13051</text:p>
          </table:table-cell>
          <table:table-cell table:formula="of:=[.F203]" office:value-type="float" office:value="11.0230203702475" calcext:value-type="float">
            <text:p>11,0230203702475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33M34S" calcext:value-type="time">
            <text:p>17:33:34</text:p>
          </table:table-cell>
          <table:table-cell office:value-type="float" office:value="535" calcext:value-type="float">
            <text:p>535</text:p>
          </table:table-cell>
          <table:table-cell office:value-type="float" office:value="3892" calcext:value-type="float">
            <text:p>3892</text:p>
          </table:table-cell>
          <table:table-cell office:value-type="float" office:value="17025.8667156696" calcext:value-type="float">
            <text:p>17025,8667156696</text:p>
          </table:table-cell>
          <table:table-cell office:value-type="float" office:value="11.639022995637" calcext:value-type="float">
            <text:p>11,639022995637</text:p>
          </table:table-cell>
          <table:table-cell office:value-type="float" office:value="498.68" calcext:value-type="float">
            <text:p>498,68</text:p>
          </table:table-cell>
          <table:table-cell table:number-columns-repeated="2"/>
          <table:table-cell table:formula="of:=[.D204]+[.$J$96]" office:value-type="float" office:value="13081" calcext:value-type="float">
            <text:p>13081</text:p>
          </table:table-cell>
          <table:table-cell table:formula="of:=[.F204]" office:value-type="float" office:value="11.639022995637" calcext:value-type="float">
            <text:p>11,63902299563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35M59S" calcext:value-type="time">
            <text:p>17:35:59</text:p>
          </table:table-cell>
          <table:table-cell office:value-type="float" office:value="540" calcext:value-type="float">
            <text:p>540</text:p>
          </table:table-cell>
          <table:table-cell office:value-type="float" office:value="3924" calcext:value-type="float">
            <text:p>3924</text:p>
          </table:table-cell>
          <table:table-cell office:value-type="float" office:value="17171.591476202" calcext:value-type="float">
            <text:p>17171,591476202</text:p>
          </table:table-cell>
          <table:table-cell office:value-type="float" office:value="12.153041064742" calcext:value-type="float">
            <text:p>12,153041064742</text:p>
          </table:table-cell>
          <table:table-cell office:value-type="float" office:value="500.52" calcext:value-type="float">
            <text:p>500,52</text:p>
          </table:table-cell>
          <table:table-cell table:number-columns-repeated="2"/>
          <table:table-cell table:formula="of:=[.D205]+[.$J$96]" office:value-type="float" office:value="13113" calcext:value-type="float">
            <text:p>13113</text:p>
          </table:table-cell>
          <table:table-cell table:formula="of:=[.F205]" office:value-type="float" office:value="12.153041064742" calcext:value-type="float">
            <text:p>12,15304106474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38M28S" calcext:value-type="time">
            <text:p>17:38:28</text:p>
          </table:table-cell>
          <table:table-cell office:value-type="float" office:value="545" calcext:value-type="float">
            <text:p>545</text:p>
          </table:table-cell>
          <table:table-cell office:value-type="float" office:value="3958" calcext:value-type="float">
            <text:p>3958</text:p>
          </table:table-cell>
          <table:table-cell office:value-type="float" office:value="17320.4379398823" calcext:value-type="float">
            <text:p>17320,4379398823</text:p>
          </table:table-cell>
          <table:table-cell office:value-type="float" office:value="10.0017995703204" calcext:value-type="float">
            <text:p>10,0017995703204</text:p>
          </table:table-cell>
          <table:table-cell office:value-type="float" office:value="564.68" calcext:value-type="float">
            <text:p>564,68</text:p>
          </table:table-cell>
          <table:table-cell table:number-columns-repeated="2"/>
          <table:table-cell table:formula="of:=[.D206]+[.$J$96]" office:value-type="float" office:value="13147" calcext:value-type="float">
            <text:p>13147</text:p>
          </table:table-cell>
          <table:table-cell table:formula="of:=[.F206]" office:value-type="float" office:value="10.0017995703204" calcext:value-type="float">
            <text:p>10,001799570320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40M56S" calcext:value-type="time">
            <text:p>17:40:56</text:p>
          </table:table-cell>
          <table:table-cell office:value-type="float" office:value="550" calcext:value-type="float">
            <text:p>550</text:p>
          </table:table-cell>
          <table:table-cell office:value-type="float" office:value="3989" calcext:value-type="float">
            <text:p>3989</text:p>
          </table:table-cell>
          <table:table-cell office:value-type="float" office:value="17468.2570841312" calcext:value-type="float">
            <text:p>17468,2570841312</text:p>
          </table:table-cell>
          <table:table-cell office:value-type="float" office:value="10.9901110599942" calcext:value-type="float">
            <text:p>10,9901110599942</text:p>
          </table:table-cell>
          <table:table-cell office:value-type="float" office:value="534.54" calcext:value-type="float">
            <text:p>534,54</text:p>
          </table:table-cell>
          <table:table-cell table:number-columns-repeated="2"/>
          <table:table-cell table:formula="of:=[.D207]+[.$J$96]" office:value-type="float" office:value="13178" calcext:value-type="float">
            <text:p>13178</text:p>
          </table:table-cell>
          <table:table-cell table:formula="of:=[.F207]" office:value-type="float" office:value="10.9901110599942" calcext:value-type="float">
            <text:p>10,990111059994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43M17S" calcext:value-type="time">
            <text:p>17:43:17</text:p>
          </table:table-cell>
          <table:table-cell office:value-type="float" office:value="555" calcext:value-type="float">
            <text:p>555</text:p>
          </table:table-cell>
          <table:table-cell office:value-type="float" office:value="4021" calcext:value-type="float">
            <text:p>4021</text:p>
          </table:table-cell>
          <table:table-cell office:value-type="float" office:value="17608.7550578117" calcext:value-type="float">
            <text:p>17608,7550578117</text:p>
          </table:table-cell>
          <table:table-cell office:value-type="float" office:value="10.3151939586529" calcext:value-type="float">
            <text:p>10,3151939586529</text:p>
          </table:table-cell>
          <table:table-cell office:value-type="float" office:value="520.44" calcext:value-type="float">
            <text:p>520,44</text:p>
          </table:table-cell>
          <table:table-cell table:number-columns-repeated="2"/>
          <table:table-cell table:formula="of:=[.D208]+[.$J$96]" office:value-type="float" office:value="13210" calcext:value-type="float">
            <text:p>13210</text:p>
          </table:table-cell>
          <table:table-cell table:formula="of:=[.F208]" office:value-type="float" office:value="10.3151939586529" calcext:value-type="float">
            <text:p>10,315193958652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46M12S" calcext:value-type="time">
            <text:p>17:46:12</text:p>
          </table:table-cell>
          <table:table-cell office:value-type="float" office:value="560" calcext:value-type="float">
            <text:p>560</text:p>
          </table:table-cell>
          <table:table-cell office:value-type="float" office:value="4051" calcext:value-type="float">
            <text:p>4051</text:p>
          </table:table-cell>
          <table:table-cell office:value-type="float" office:value="17784.4845328331" calcext:value-type="float">
            <text:p>17784,4845328331</text:p>
          </table:table-cell>
          <table:table-cell office:value-type="float" office:value="1.07105607329037" calcext:value-type="float">
            <text:p>1,07105607329037</text:p>
          </table:table-cell>
          <table:table-cell office:value-type="float" office:value="820.04" calcext:value-type="float">
            <text:p>820,04</text:p>
          </table:table-cell>
          <table:table-cell table:number-columns-repeated="2"/>
          <table:table-cell table:formula="of:=[.D209]+[.$J$96]" office:value-type="float" office:value="13240" calcext:value-type="float">
            <text:p>13240</text:p>
          </table:table-cell>
          <table:table-cell table:formula="of:=[.F209]" office:value-type="float" office:value="1.07105607329037" calcext:value-type="float">
            <text:p>1,0710560732903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49M11S" calcext:value-type="time">
            <text:p>17:49:11</text:p>
          </table:table-cell>
          <table:table-cell office:value-type="float" office:value="565" calcext:value-type="float">
            <text:p>565</text:p>
          </table:table-cell>
          <table:table-cell office:value-type="float" office:value="4082" calcext:value-type="float">
            <text:p>4082</text:p>
          </table:table-cell>
          <table:table-cell office:value-type="float" office:value="17962.7191460133" calcext:value-type="float">
            <text:p>17962,7191460133</text:p>
          </table:table-cell>
          <table:table-cell office:value-type="float" office:value="2.77988469993227" calcext:value-type="float">
            <text:p>2,77988469993227</text:p>
          </table:table-cell>
          <table:table-cell office:value-type="float" office:value="834.08" calcext:value-type="float">
            <text:p>834,08</text:p>
          </table:table-cell>
          <table:table-cell table:number-columns-repeated="2"/>
          <table:table-cell table:formula="of:=[.D210]+[.$J$96]" office:value-type="float" office:value="13271" calcext:value-type="float">
            <text:p>13271</text:p>
          </table:table-cell>
          <table:table-cell table:formula="of:=[.F210]" office:value-type="float" office:value="2.77988469993227" calcext:value-type="float">
            <text:p>2,7798846999322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51M35S" calcext:value-type="time">
            <text:p>17:51:35</text:p>
          </table:table-cell>
          <table:table-cell office:value-type="float" office:value="570" calcext:value-type="float">
            <text:p>570</text:p>
          </table:table-cell>
          <table:table-cell office:value-type="float" office:value="4114" calcext:value-type="float">
            <text:p>4114</text:p>
          </table:table-cell>
          <table:table-cell office:value-type="float" office:value="18107.5019161701" calcext:value-type="float">
            <text:p>18107,5019161701</text:p>
          </table:table-cell>
          <table:table-cell office:value-type="float" office:value="12.3918411936256" calcext:value-type="float">
            <text:p>12,3918411936256</text:p>
          </table:table-cell>
          <table:table-cell office:value-type="float" office:value="495.98" calcext:value-type="float">
            <text:p>495,98</text:p>
          </table:table-cell>
          <table:table-cell table:number-columns-repeated="2"/>
          <table:table-cell table:formula="of:=[.D211]+[.$J$96]" office:value-type="float" office:value="13303" calcext:value-type="float">
            <text:p>13303</text:p>
          </table:table-cell>
          <table:table-cell table:formula="of:=[.F211]" office:value-type="float" office:value="12.3918411936256" calcext:value-type="float">
            <text:p>12,391841193625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53M56S" calcext:value-type="time">
            <text:p>17:53:56</text:p>
          </table:table-cell>
          <table:table-cell office:value-type="float" office:value="575" calcext:value-type="float">
            <text:p>575</text:p>
          </table:table-cell>
          <table:table-cell office:value-type="float" office:value="4144" calcext:value-type="float">
            <text:p>4144</text:p>
          </table:table-cell>
          <table:table-cell office:value-type="float" office:value="18247.7204935551" calcext:value-type="float">
            <text:p>18247,7204935551</text:p>
          </table:table-cell>
          <table:table-cell office:value-type="float" office:value="11.3138549035196" calcext:value-type="float">
            <text:p>11,3138549035196</text:p>
          </table:table-cell>
          <table:table-cell office:value-type="float" office:value="526.54" calcext:value-type="float">
            <text:p>526,54</text:p>
          </table:table-cell>
          <table:table-cell table:number-columns-repeated="2"/>
          <table:table-cell table:formula="of:=[.D212]+[.$J$96]" office:value-type="float" office:value="13333" calcext:value-type="float">
            <text:p>13333</text:p>
          </table:table-cell>
          <table:table-cell table:formula="of:=[.F212]" office:value-type="float" office:value="11.3138549035196" calcext:value-type="float">
            <text:p>11,313854903519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56M08S" calcext:value-type="time">
            <text:p>17:56:08</text:p>
          </table:table-cell>
          <table:table-cell office:value-type="float" office:value="580" calcext:value-type="float">
            <text:p>580</text:p>
          </table:table-cell>
          <table:table-cell office:value-type="float" office:value="4178" calcext:value-type="float">
            <text:p>4178</text:p>
          </table:table-cell>
          <table:table-cell office:value-type="float" office:value="18380.5326478481" calcext:value-type="float">
            <text:p>18380,5326478481</text:p>
          </table:table-cell>
          <table:table-cell office:value-type="float" office:value="13.7530320189481" calcext:value-type="float">
            <text:p>13,7530320189481</text:p>
          </table:table-cell>
          <table:table-cell office:value-type="float" office:value="445.94" calcext:value-type="float">
            <text:p>445,94</text:p>
          </table:table-cell>
          <table:table-cell table:number-columns-repeated="2"/>
          <table:table-cell table:formula="of:=[.D213]+[.$J$96]" office:value-type="float" office:value="13367" calcext:value-type="float">
            <text:p>13367</text:p>
          </table:table-cell>
          <table:table-cell table:formula="of:=[.F213]" office:value-type="float" office:value="13.7530320189481" calcext:value-type="float">
            <text:p>13,753032018948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7H58M12S" calcext:value-type="time">
            <text:p>17:58:12</text:p>
          </table:table-cell>
          <table:table-cell office:value-type="float" office:value="585" calcext:value-type="float">
            <text:p>585</text:p>
          </table:table-cell>
          <table:table-cell office:value-type="float" office:value="4211" calcext:value-type="float">
            <text:p>4211</text:p>
          </table:table-cell>
          <table:table-cell office:value-type="float" office:value="18504.5616528988" calcext:value-type="float">
            <text:p>18504,5616528988</text:p>
          </table:table-cell>
          <table:table-cell office:value-type="float" office:value="13.0883551200651" calcext:value-type="float">
            <text:p>13,0883551200651</text:p>
          </table:table-cell>
          <table:table-cell office:value-type="float" office:value="388.38" calcext:value-type="float">
            <text:p>388,38</text:p>
          </table:table-cell>
          <table:table-cell table:number-columns-repeated="2"/>
          <table:table-cell table:formula="of:=[.D214]+[.$J$96]" office:value-type="float" office:value="13400" calcext:value-type="float">
            <text:p>13400</text:p>
          </table:table-cell>
          <table:table-cell table:formula="of:=[.F214]" office:value-type="float" office:value="13.0883551200651" calcext:value-type="float">
            <text:p>13,088355120065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00M24S" calcext:value-type="time">
            <text:p>18:00:24</text:p>
          </table:table-cell>
          <table:table-cell office:value-type="float" office:value="590" calcext:value-type="float">
            <text:p>590</text:p>
          </table:table-cell>
          <table:table-cell office:value-type="float" office:value="4243" calcext:value-type="float">
            <text:p>4243</text:p>
          </table:table-cell>
          <table:table-cell office:value-type="float" office:value="18636.1590993404" calcext:value-type="float">
            <text:p>18636,1590993404</text:p>
          </table:table-cell>
          <table:table-cell office:value-type="float" office:value="14.8286833067607" calcext:value-type="float">
            <text:p>14,8286833067607</text:p>
          </table:table-cell>
          <table:table-cell office:value-type="float" office:value="392.44" calcext:value-type="float">
            <text:p>392,44</text:p>
          </table:table-cell>
          <table:table-cell table:number-columns-repeated="2"/>
          <table:table-cell table:formula="of:=[.D215]+[.$J$96]" office:value-type="float" office:value="13432" calcext:value-type="float">
            <text:p>13432</text:p>
          </table:table-cell>
          <table:table-cell table:formula="of:=[.F215]" office:value-type="float" office:value="14.8286833067607" calcext:value-type="float">
            <text:p>14,828683306760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02M31S" calcext:value-type="time">
            <text:p>18:02:31</text:p>
          </table:table-cell>
          <table:table-cell office:value-type="float" office:value="595" calcext:value-type="float">
            <text:p>595</text:p>
          </table:table-cell>
          <table:table-cell office:value-type="float" office:value="4273" calcext:value-type="float">
            <text:p>4273</text:p>
          </table:table-cell>
          <table:table-cell office:value-type="float" office:value="18763.6276869774" calcext:value-type="float">
            <text:p>18763,6276869774</text:p>
          </table:table-cell>
          <table:table-cell office:value-type="float" office:value="13.2308769543407" calcext:value-type="float">
            <text:p>13,2308769543407</text:p>
          </table:table-cell>
          <table:table-cell office:value-type="float" office:value="348.64" calcext:value-type="float">
            <text:p>348,64</text:p>
          </table:table-cell>
          <table:table-cell table:number-columns-repeated="2"/>
          <table:table-cell table:formula="of:=[.D216]+[.$J$96]" office:value-type="float" office:value="13462" calcext:value-type="float">
            <text:p>13462</text:p>
          </table:table-cell>
          <table:table-cell table:formula="of:=[.F216]" office:value-type="float" office:value="13.2308769543407" calcext:value-type="float">
            <text:p>13,230876954340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04M34S" calcext:value-type="time">
            <text:p>18:04:34</text:p>
          </table:table-cell>
          <table:table-cell office:value-type="float" office:value="600" calcext:value-type="float">
            <text:p>600</text:p>
          </table:table-cell>
          <table:table-cell office:value-type="float" office:value="4304" calcext:value-type="float">
            <text:p>4304</text:p>
          </table:table-cell>
          <table:table-cell office:value-type="float" office:value="18885.927406311" calcext:value-type="float">
            <text:p>18885,927406311</text:p>
          </table:table-cell>
          <table:table-cell office:value-type="float" office:value="14.0212844436889" calcext:value-type="float">
            <text:p>14,0212844436889</text:p>
          </table:table-cell>
          <table:table-cell office:value-type="float" office:value="353.82" calcext:value-type="float">
            <text:p>353,82</text:p>
          </table:table-cell>
          <table:table-cell table:number-columns-repeated="2"/>
          <table:table-cell table:formula="of:=[.D217]+[.$J$96]" office:value-type="float" office:value="13493" calcext:value-type="float">
            <text:p>13493</text:p>
          </table:table-cell>
          <table:table-cell table:formula="of:=[.F217]" office:value-type="float" office:value="14.0212844436889" calcext:value-type="float">
            <text:p>14,0212844436889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06M41S" calcext:value-type="time">
            <text:p>18:06:41</text:p>
          </table:table-cell>
          <table:table-cell office:value-type="float" office:value="605" calcext:value-type="float">
            <text:p>605</text:p>
          </table:table-cell>
          <table:table-cell office:value-type="float" office:value="4335" calcext:value-type="float">
            <text:p>4335</text:p>
          </table:table-cell>
          <table:table-cell office:value-type="float" office:value="19013.2242610455" calcext:value-type="float">
            <text:p>19013,2242610455</text:p>
          </table:table-cell>
          <table:table-cell office:value-type="float" office:value="13.6262960677316" calcext:value-type="float">
            <text:p>13,6262960677316</text:p>
          </table:table-cell>
          <table:table-cell office:value-type="float" office:value="366.96" calcext:value-type="float">
            <text:p>366,96</text:p>
          </table:table-cell>
          <table:table-cell table:number-columns-repeated="2"/>
          <table:table-cell table:formula="of:=[.D218]+[.$J$96]" office:value-type="float" office:value="13524" calcext:value-type="float">
            <text:p>13524</text:p>
          </table:table-cell>
          <table:table-cell table:formula="of:=[.F218]" office:value-type="float" office:value="13.6262960677316" calcext:value-type="float">
            <text:p>13,6262960677316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08M53S" calcext:value-type="time">
            <text:p>18:08:53</text:p>
          </table:table-cell>
          <table:table-cell office:value-type="float" office:value="610" calcext:value-type="float">
            <text:p>610</text:p>
          </table:table-cell>
          <table:table-cell office:value-type="float" office:value="4366" calcext:value-type="float">
            <text:p>4366</text:p>
          </table:table-cell>
          <table:table-cell office:value-type="float" office:value="19145.4165401459" calcext:value-type="float">
            <text:p>19145,4165401459</text:p>
          </table:table-cell>
          <table:table-cell office:value-type="float" office:value="13.5125323520112" calcext:value-type="float">
            <text:p>13,5125323520112</text:p>
          </table:table-cell>
          <table:table-cell office:value-type="float" office:value="369.72" calcext:value-type="float">
            <text:p>369,72</text:p>
          </table:table-cell>
          <table:table-cell table:number-columns-repeated="2"/>
          <table:table-cell table:formula="of:=[.D219]+[.$J$96]" office:value-type="float" office:value="13555" calcext:value-type="float">
            <text:p>13555</text:p>
          </table:table-cell>
          <table:table-cell table:formula="of:=[.F219]" office:value-type="float" office:value="13.5125323520112" calcext:value-type="float">
            <text:p>13,5125323520112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11M01S" calcext:value-type="time">
            <text:p>18:11:01</text:p>
          </table:table-cell>
          <table:table-cell office:value-type="float" office:value="615" calcext:value-type="float">
            <text:p>615</text:p>
          </table:table-cell>
          <table:table-cell office:value-type="float" office:value="4396" calcext:value-type="float">
            <text:p>4396</text:p>
          </table:table-cell>
          <table:table-cell office:value-type="float" office:value="19273.1180996895" calcext:value-type="float">
            <text:p>19273,1180996895</text:p>
          </table:table-cell>
          <table:table-cell office:value-type="float" office:value="14.4123613206511" calcext:value-type="float">
            <text:p>14,4123613206511</text:p>
          </table:table-cell>
          <table:table-cell office:value-type="float" office:value="357.28" calcext:value-type="float">
            <text:p>357,28</text:p>
          </table:table-cell>
          <table:table-cell table:number-columns-repeated="2"/>
          <table:table-cell table:formula="of:=[.D220]+[.$J$96]" office:value-type="float" office:value="13585" calcext:value-type="float">
            <text:p>13585</text:p>
          </table:table-cell>
          <table:table-cell table:formula="of:=[.F220]" office:value-type="float" office:value="14.4123613206511" calcext:value-type="float">
            <text:p>14,4123613206511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12M59S" calcext:value-type="time">
            <text:p>18:12:59</text:p>
          </table:table-cell>
          <table:table-cell office:value-type="float" office:value="620" calcext:value-type="float">
            <text:p>620</text:p>
          </table:table-cell>
          <table:table-cell office:value-type="float" office:value="4427" calcext:value-type="float">
            <text:p>4427</text:p>
          </table:table-cell>
          <table:table-cell office:value-type="float" office:value="19391.5541162491" calcext:value-type="float">
            <text:p>19391,5541162491</text:p>
          </table:table-cell>
          <table:table-cell office:value-type="float" office:value="13.8400400331304" calcext:value-type="float">
            <text:p>13,8400400331304</text:p>
          </table:table-cell>
          <table:table-cell office:value-type="float" office:value="330.62" calcext:value-type="float">
            <text:p>330,62</text:p>
          </table:table-cell>
          <table:table-cell table:number-columns-repeated="2"/>
          <table:table-cell table:formula="of:=[.D221]+[.$J$96]" office:value-type="float" office:value="13616" calcext:value-type="float">
            <text:p>13616</text:p>
          </table:table-cell>
          <table:table-cell table:formula="of:=[.F221]" office:value-type="float" office:value="13.8400400331304" calcext:value-type="float">
            <text:p>13,840040033130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15M08S" calcext:value-type="time">
            <text:p>18:15:08</text:p>
          </table:table-cell>
          <table:table-cell office:value-type="float" office:value="625" calcext:value-type="float">
            <text:p>625</text:p>
          </table:table-cell>
          <table:table-cell office:value-type="float" office:value="4458" calcext:value-type="float">
            <text:p>4458</text:p>
          </table:table-cell>
          <table:table-cell office:value-type="float" office:value="19520.4992556572" calcext:value-type="float">
            <text:p>19520,4992556572</text:p>
          </table:table-cell>
          <table:table-cell office:value-type="float" office:value="14.4279143778784" calcext:value-type="float">
            <text:p>14,4279143778784</text:p>
          </table:table-cell>
          <table:table-cell office:value-type="float" office:value="353.24" calcext:value-type="float">
            <text:p>353,24</text:p>
          </table:table-cell>
          <table:table-cell table:number-columns-repeated="2"/>
          <table:table-cell table:formula="of:=[.D222]+[.$J$96]" office:value-type="float" office:value="13647" calcext:value-type="float">
            <text:p>13647</text:p>
          </table:table-cell>
          <table:table-cell table:formula="of:=[.F222]" office:value-type="float" office:value="14.4279143778784" calcext:value-type="float">
            <text:p>14,4279143778784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17M07S" calcext:value-type="time">
            <text:p>18:17:07</text:p>
          </table:table-cell>
          <table:table-cell office:value-type="float" office:value="630" calcext:value-type="float">
            <text:p>630</text:p>
          </table:table-cell>
          <table:table-cell office:value-type="float" office:value="4492" calcext:value-type="float">
            <text:p>4492</text:p>
          </table:table-cell>
          <table:table-cell office:value-type="float" office:value="19639.4991242886" calcext:value-type="float">
            <text:p>19639,4991242886</text:p>
          </table:table-cell>
          <table:table-cell office:value-type="float" office:value="13.4804398480517" calcext:value-type="float">
            <text:p>13,4804398480517</text:p>
          </table:table-cell>
          <table:table-cell office:value-type="float" office:value="314.1" calcext:value-type="float">
            <text:p>314,1</text:p>
          </table:table-cell>
          <table:table-cell table:number-columns-repeated="2"/>
          <table:table-cell table:formula="of:=[.D223]+[.$J$96]" office:value-type="float" office:value="13681" calcext:value-type="float">
            <text:p>13681</text:p>
          </table:table-cell>
          <table:table-cell table:formula="of:=[.F223]" office:value-type="float" office:value="13.4804398480517" calcext:value-type="float">
            <text:p>13,480439848051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19M17S" calcext:value-type="time">
            <text:p>18:19:17</text:p>
          </table:table-cell>
          <table:table-cell office:value-type="float" office:value="635" calcext:value-type="float">
            <text:p>635</text:p>
          </table:table-cell>
          <table:table-cell office:value-type="float" office:value="4525" calcext:value-type="float">
            <text:p>4525</text:p>
          </table:table-cell>
          <table:table-cell office:value-type="float" office:value="19769.0605216026" calcext:value-type="float">
            <text:p>19769,0605216026</text:p>
          </table:table-cell>
          <table:table-cell office:value-type="float" office:value="13.93577090243" calcext:value-type="float">
            <text:p>13,93577090243</text:p>
          </table:table-cell>
          <table:table-cell office:value-type="float" office:value="336.9" calcext:value-type="float">
            <text:p>336,9</text:p>
          </table:table-cell>
          <table:table-cell table:number-columns-repeated="2"/>
          <table:table-cell table:formula="of:=[.D224]+[.$J$96]" office:value-type="float" office:value="13714" calcext:value-type="float">
            <text:p>13714</text:p>
          </table:table-cell>
          <table:table-cell table:formula="of:=[.F224]" office:value-type="float" office:value="13.93577090243" calcext:value-type="float">
            <text:p>13,93577090243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21M22S" calcext:value-type="time">
            <text:p>18:21:22</text:p>
          </table:table-cell>
          <table:table-cell office:value-type="float" office:value="640" calcext:value-type="float">
            <text:p>640</text:p>
          </table:table-cell>
          <table:table-cell office:value-type="float" office:value="4558" calcext:value-type="float">
            <text:p>4558</text:p>
          </table:table-cell>
          <table:table-cell office:value-type="float" office:value="19893.6599681377" calcext:value-type="float">
            <text:p>19893,6599681377</text:p>
          </table:table-cell>
          <table:table-cell office:value-type="float" office:value="10.9699816050868" calcext:value-type="float">
            <text:p>10,9699816050868</text:p>
          </table:table-cell>
          <table:table-cell office:value-type="float" office:value="332.96" calcext:value-type="float">
            <text:p>332,96</text:p>
          </table:table-cell>
          <table:table-cell table:number-columns-repeated="2"/>
          <table:table-cell table:formula="of:=[.D225]+[.$J$96]" office:value-type="float" office:value="13747" calcext:value-type="float">
            <text:p>13747</text:p>
          </table:table-cell>
          <table:table-cell table:formula="of:=[.F225]" office:value-type="float" office:value="10.9699816050868" calcext:value-type="float">
            <text:p>10,9699816050868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23M25S" calcext:value-type="time">
            <text:p>18:23:25</text:p>
          </table:table-cell>
          <table:table-cell office:value-type="float" office:value="645" calcext:value-type="float">
            <text:p>645</text:p>
          </table:table-cell>
          <table:table-cell office:value-type="float" office:value="4592" calcext:value-type="float">
            <text:p>4592</text:p>
          </table:table-cell>
          <table:table-cell office:value-type="float" office:value="20017.4555709362" calcext:value-type="float">
            <text:p>20017,4555709362</text:p>
          </table:table-cell>
          <table:table-cell office:value-type="float" office:value="12.089652280107" calcext:value-type="float">
            <text:p>12,089652280107</text:p>
          </table:table-cell>
          <table:table-cell office:value-type="float" office:value="336.62" calcext:value-type="float">
            <text:p>336,62</text:p>
          </table:table-cell>
          <table:table-cell table:number-columns-repeated="2"/>
          <table:table-cell table:formula="of:=[.D226]+[.$J$96]" office:value-type="float" office:value="13781" calcext:value-type="float">
            <text:p>13781</text:p>
          </table:table-cell>
          <table:table-cell table:formula="of:=[.F226]" office:value-type="float" office:value="12.089652280107" calcext:value-type="float">
            <text:p>12,089652280107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time" office:time-value="PT18H25M25S" calcext:value-type="time">
            <text:p>18:25:25</text:p>
          </table:table-cell>
          <table:table-cell office:value-type="float" office:value="650" calcext:value-type="float">
            <text:p>650</text:p>
          </table:table-cell>
          <table:table-cell office:value-type="float" office:value="4623" calcext:value-type="float">
            <text:p>4623</text:p>
          </table:table-cell>
          <table:table-cell office:value-type="float" office:value="20137.5758361816" calcext:value-type="float">
            <text:p>20137,5758361816</text:p>
          </table:table-cell>
          <table:table-cell office:value-type="float" office:value="14.2535958841332" calcext:value-type="float">
            <text:p>14,2535958841332</text:p>
          </table:table-cell>
          <table:table-cell office:value-type="float" office:value="330.28" calcext:value-type="float">
            <text:p>330,28</text:p>
          </table:table-cell>
          <table:table-cell table:number-columns-repeated="2"/>
          <table:table-cell table:formula="of:=[.D227]+[.$J$96]" office:value-type="float" office:value="13812" calcext:value-type="float">
            <text:p>13812</text:p>
          </table:table-cell>
          <table:table-cell table:formula="of:=[.F227]" office:value-type="float" office:value="14.2535958841332" calcext:value-type="float">
            <text:p>14,2535958841332</text:p>
          </table:table-cell>
        </table:table-row>
        <table:table-row table:style-name="ro1">
          <table:table-cell table:style-name="Default" office:value-type="string" calcext:value-type="string">
            <text:p>Gamma: 0,99</text:p>
          </table:table-cell>
          <table:table-cell table:style-name="Default" office:value-type="string" calcext:value-type="string">
            <text:p>Betas: (0,9, 0,999)</text:p>
          </table:table-cell>
          <table:table-cell office:value-type="string" calcext:value-type="string">
            <text:p>LR: 0,0005</text:p>
          </table:table-cell>
          <table:table-cell office:value-type="string" calcext:value-type="string">
            <text:p>Ep, Timstp: 1000</text:p>
          </table:table-cell>
          <table:table-cell office:value-type="string" calcext:value-type="string">
            <text:p>Up, Timestep: 5000</text:p>
          </table:table-cell>
          <table:table-cell office:value-type="string" calcext:value-type="string">
            <text:p>Batch Epochs: 10/t</text:p>
          </table:table-cell>
          <table:table-cell office:value-type="string" calcext:value-type="string">
            <text:p>Action Std: 0,1</text:p>
          </table:table-cell>
          <table:table-cell table:number-columns-repeated="4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14M41S" calcext:value-type="time">
            <text:p>09:14:4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56.045695543289" calcext:value-type="float">
            <text:p>156,045695543289</text:p>
          </table:table-cell>
          <table:table-cell office:value-type="float" office:value="14.1984025602506" calcext:value-type="float">
            <text:p>14,1984025602506</text:p>
          </table:table-cell>
          <table:table-cell office:value-type="float" office:value="325.26" calcext:value-type="float">
            <text:p>325,26</text:p>
          </table:table-cell>
          <table:table-cell table:number-columns-repeated="2"/>
          <table:table-cell table:formula="of:=[.D229]+[.$J$227]" office:value-type="float" office:value="13843" calcext:value-type="float">
            <text:p>13843</text:p>
          </table:table-cell>
          <table:table-cell table:formula="of:=[.F229]" office:value-type="float" office:value="14.1984025602506" calcext:value-type="float">
            <text:p>14,1984025602506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17M09S" calcext:value-type="time">
            <text:p>09:17:0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3.838654279709" calcext:value-type="float">
            <text:p>303,838654279709</text:p>
          </table:table-cell>
          <table:table-cell office:value-type="float" office:value="14.5055920420575" calcext:value-type="float">
            <text:p>14,5055920420575</text:p>
          </table:table-cell>
          <table:table-cell office:value-type="float" office:value="331.2" calcext:value-type="float">
            <text:p>331,2</text:p>
          </table:table-cell>
          <table:table-cell table:number-columns-repeated="2"/>
          <table:table-cell table:formula="of:=[.D230]+[.$J$227]" office:value-type="float" office:value="13877" calcext:value-type="float">
            <text:p>13877</text:p>
          </table:table-cell>
          <table:table-cell table:formula="of:=[.F230]" office:value-type="float" office:value="14.5055920420575" calcext:value-type="float">
            <text:p>14,5055920420575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19M30S" calcext:value-type="time">
            <text:p>09:19:3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445.374233484268" calcext:value-type="float">
            <text:p>445,374233484268</text:p>
          </table:table-cell>
          <table:table-cell office:value-type="float" office:value="12.9713766784155" calcext:value-type="float">
            <text:p>12,9713766784155</text:p>
          </table:table-cell>
          <table:table-cell office:value-type="float" office:value="274.98" calcext:value-type="float">
            <text:p>274,98</text:p>
          </table:table-cell>
          <table:table-cell table:number-columns-repeated="2"/>
          <table:table-cell table:formula="of:=[.D231]+[.$J$227]" office:value-type="float" office:value="13909" calcext:value-type="float">
            <text:p>13909</text:p>
          </table:table-cell>
          <table:table-cell table:formula="of:=[.F231]" office:value-type="float" office:value="12.9713766784155" calcext:value-type="float">
            <text:p>12,9713766784155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21M58S" calcext:value-type="time">
            <text:p>09:21:58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592.655071258545" calcext:value-type="float">
            <text:p>592,655071258545</text:p>
          </table:table-cell>
          <table:table-cell office:value-type="float" office:value="12.1623551402966" calcext:value-type="float">
            <text:p>12,1623551402966</text:p>
          </table:table-cell>
          <table:table-cell office:value-type="float" office:value="279.02" calcext:value-type="float">
            <text:p>279,02</text:p>
          </table:table-cell>
          <table:table-cell table:number-columns-repeated="2"/>
          <table:table-cell table:formula="of:=[.D232]+[.$J$227]" office:value-type="float" office:value="13941" calcext:value-type="float">
            <text:p>13941</text:p>
          </table:table-cell>
          <table:table-cell table:formula="of:=[.F232]" office:value-type="float" office:value="12.1623551402966" calcext:value-type="float">
            <text:p>12,1623551402966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24M23S" calcext:value-type="time">
            <text:p>09:24:23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738.141999006271" calcext:value-type="float">
            <text:p>738,141999006271</text:p>
          </table:table-cell>
          <table:table-cell office:value-type="float" office:value="12.944061070904" calcext:value-type="float">
            <text:p>12,944061070904</text:p>
          </table:table-cell>
          <table:table-cell office:value-type="float" office:value="319.34" calcext:value-type="float">
            <text:p>319,34</text:p>
          </table:table-cell>
          <table:table-cell table:number-columns-repeated="2"/>
          <table:table-cell table:formula="of:=[.D233]+[.$J$227]" office:value-type="float" office:value="13974" calcext:value-type="float">
            <text:p>13974</text:p>
          </table:table-cell>
          <table:table-cell table:formula="of:=[.F233]" office:value-type="float" office:value="12.944061070904" calcext:value-type="float">
            <text:p>12,944061070904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26M53S" calcext:value-type="time">
            <text:p>09:26:53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887.885503053665" calcext:value-type="float">
            <text:p>887,885503053665</text:p>
          </table:table-cell>
          <table:table-cell office:value-type="float" office:value="13.4301284867544" calcext:value-type="float">
            <text:p>13,4301284867544</text:p>
          </table:table-cell>
          <table:table-cell office:value-type="float" office:value="325.76" calcext:value-type="float">
            <text:p>325,76</text:p>
          </table:table-cell>
          <table:table-cell table:number-columns-repeated="2"/>
          <table:table-cell table:formula="of:=[.D234]+[.$J$227]" office:value-type="float" office:value="14005" calcext:value-type="float">
            <text:p>14005</text:p>
          </table:table-cell>
          <table:table-cell table:formula="of:=[.F234]" office:value-type="float" office:value="13.4301284867544" calcext:value-type="float">
            <text:p>13,4301284867544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29M46S" calcext:value-type="time">
            <text:p>09:29:46</text:p>
          </table:table-cell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office:value-type="float" office:value="1061.25830054283" calcext:value-type="float">
            <text:p>1061,25830054283</text:p>
          </table:table-cell>
          <table:table-cell office:value-type="float" office:value="12.9346564233388" calcext:value-type="float">
            <text:p>12,9346564233388</text:p>
          </table:table-cell>
          <table:table-cell office:value-type="float" office:value="289.2" calcext:value-type="float">
            <text:p>289,2</text:p>
          </table:table-cell>
          <table:table-cell table:number-columns-repeated="2"/>
          <table:table-cell table:formula="of:=[.D235]+[.$J$227]" office:value-type="float" office:value="14042" calcext:value-type="float">
            <text:p>14042</text:p>
          </table:table-cell>
          <table:table-cell table:formula="of:=[.F235]" office:value-type="float" office:value="12.9346564233388" calcext:value-type="float">
            <text:p>12,9346564233388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32M25S" calcext:value-type="time">
            <text:p>09:32:25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1219.74181675911" calcext:value-type="float">
            <text:p>1219,74181675911</text:p>
          </table:table-cell>
          <table:table-cell office:value-type="float" office:value="13.1045190310277" calcext:value-type="float">
            <text:p>13,1045190310277</text:p>
          </table:table-cell>
          <table:table-cell office:value-type="float" office:value="303.56" calcext:value-type="float">
            <text:p>303,56</text:p>
          </table:table-cell>
          <table:table-cell table:number-columns-repeated="2"/>
          <table:table-cell table:formula="of:=[.D236]+[.$J$227]" office:value-type="float" office:value="14078" calcext:value-type="float">
            <text:p>14078</text:p>
          </table:table-cell>
          <table:table-cell table:formula="of:=[.F236]" office:value-type="float" office:value="13.1045190310277" calcext:value-type="float">
            <text:p>13,1045190310277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35M03S" calcext:value-type="time">
            <text:p>09:35:03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378.11318087578" calcext:value-type="float">
            <text:p>1378,11318087578</text:p>
          </table:table-cell>
          <table:table-cell office:value-type="float" office:value="12.3968423558069" calcext:value-type="float">
            <text:p>12,3968423558069</text:p>
          </table:table-cell>
          <table:table-cell office:value-type="float" office:value="293.04" calcext:value-type="float">
            <text:p>293,04</text:p>
          </table:table-cell>
          <table:table-cell table:number-columns-repeated="2"/>
          <table:table-cell table:formula="of:=[.D237]+[.$J$227]" office:value-type="float" office:value="14112" calcext:value-type="float">
            <text:p>14112</text:p>
          </table:table-cell>
          <table:table-cell table:formula="of:=[.F237]" office:value-type="float" office:value="12.3968423558069" calcext:value-type="float">
            <text:p>12,3968423558069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37M29S" calcext:value-type="time">
            <text:p>09:37:29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524.5575466156" calcext:value-type="float">
            <text:p>1524,5575466156</text:p>
          </table:table-cell>
          <table:table-cell office:value-type="float" office:value="14.253372729833" calcext:value-type="float">
            <text:p>14,253372729833</text:p>
          </table:table-cell>
          <table:table-cell office:value-type="float" office:value="303.24" calcext:value-type="float">
            <text:p>303,24</text:p>
          </table:table-cell>
          <table:table-cell table:number-columns-repeated="2"/>
          <table:table-cell table:formula="of:=[.D238]+[.$J$227]" office:value-type="float" office:value="14147" calcext:value-type="float">
            <text:p>14147</text:p>
          </table:table-cell>
          <table:table-cell table:formula="of:=[.F238]" office:value-type="float" office:value="14.253372729833" calcext:value-type="float">
            <text:p>14,253372729833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39M57S" calcext:value-type="time">
            <text:p>09:39:57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672.38622975349" calcext:value-type="float">
            <text:p>1672,38622975349</text:p>
          </table:table-cell>
          <table:table-cell office:value-type="float" office:value="13.0076676482322" calcext:value-type="float">
            <text:p>13,0076676482322</text:p>
          </table:table-cell>
          <table:table-cell office:value-type="float" office:value="274.32" calcext:value-type="float">
            <text:p>274,32</text:p>
          </table:table-cell>
          <table:table-cell table:number-columns-repeated="2"/>
          <table:table-cell table:formula="of:=[.D239]+[.$J$227]" office:value-type="float" office:value="14181" calcext:value-type="float">
            <text:p>14181</text:p>
          </table:table-cell>
          <table:table-cell table:formula="of:=[.F239]" office:value-type="float" office:value="13.0076676482322" calcext:value-type="float">
            <text:p>13,0076676482322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42M19S" calcext:value-type="time">
            <text:p>09:42:19</text:p>
          </table:table-cell>
          <table:table-cell office:value-type="float" office:value="60" calcext:value-type="float">
            <text:p>60</text:p>
          </table:table-cell>
          <table:table-cell office:value-type="float" office:value="399" calcext:value-type="float">
            <text:p>399</text:p>
          </table:table-cell>
          <table:table-cell office:value-type="float" office:value="1813.98689317703" calcext:value-type="float">
            <text:p>1813,98689317703</text:p>
          </table:table-cell>
          <table:table-cell office:value-type="float" office:value="13.2060472829043" calcext:value-type="float">
            <text:p>13,2060472829043</text:p>
          </table:table-cell>
          <table:table-cell office:value-type="float" office:value="266.78" calcext:value-type="float">
            <text:p>266,78</text:p>
          </table:table-cell>
          <table:table-cell table:number-columns-repeated="2"/>
          <table:table-cell table:formula="of:=[.D240]+[.$J$227]" office:value-type="float" office:value="14211" calcext:value-type="float">
            <text:p>14211</text:p>
          </table:table-cell>
          <table:table-cell table:formula="of:=[.F240]" office:value-type="float" office:value="13.2060472829043" calcext:value-type="float">
            <text:p>13,2060472829043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44M43S" calcext:value-type="time">
            <text:p>09:44:43</text:p>
          </table:table-cell>
          <table:table-cell office:value-type="float" office:value="65" calcext:value-type="float">
            <text:p>65</text:p>
          </table:table-cell>
          <table:table-cell office:value-type="float" office:value="434" calcext:value-type="float">
            <text:p>434</text:p>
          </table:table-cell>
          <table:table-cell office:value-type="float" office:value="1957.98399138451" calcext:value-type="float">
            <text:p>1957,98399138451</text:p>
          </table:table-cell>
          <table:table-cell office:value-type="float" office:value="11.8785573993968" calcext:value-type="float">
            <text:p>11,8785573993968</text:p>
          </table:table-cell>
          <table:table-cell office:value-type="float" office:value="230.12" calcext:value-type="float">
            <text:p>230,12</text:p>
          </table:table-cell>
          <table:table-cell table:number-columns-repeated="2"/>
          <table:table-cell table:formula="of:=[.D241]+[.$J$227]" office:value-type="float" office:value="14246" calcext:value-type="float">
            <text:p>14246</text:p>
          </table:table-cell>
          <table:table-cell table:formula="of:=[.F241]" office:value-type="float" office:value="11.8785573993968" calcext:value-type="float">
            <text:p>11,8785573993968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47M23S" calcext:value-type="time">
            <text:p>09:47:23</text:p>
          </table:table-cell>
          <table:table-cell office:value-type="float" office:value="70" calcext:value-type="float">
            <text:p>70</text:p>
          </table:table-cell>
          <table:table-cell office:value-type="float" office:value="469" calcext:value-type="float">
            <text:p>469</text:p>
          </table:table-cell>
          <table:table-cell office:value-type="float" office:value="2118.16493272781" calcext:value-type="float">
            <text:p>2118,16493272781</text:p>
          </table:table-cell>
          <table:table-cell office:value-type="float" office:value="13.4960032010451" calcext:value-type="float">
            <text:p>13,4960032010451</text:p>
          </table:table-cell>
          <table:table-cell office:value-type="float" office:value="273.32" calcext:value-type="float">
            <text:p>273,32</text:p>
          </table:table-cell>
          <table:table-cell table:number-columns-repeated="2"/>
          <table:table-cell table:formula="of:=[.D242]+[.$J$227]" office:value-type="float" office:value="14281" calcext:value-type="float">
            <text:p>14281</text:p>
          </table:table-cell>
          <table:table-cell table:formula="of:=[.F242]" office:value-type="float" office:value="13.4960032010451" calcext:value-type="float">
            <text:p>13,4960032010451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49M52S" calcext:value-type="time">
            <text:p>09:49:52</text:p>
          </table:table-cell>
          <table:table-cell office:value-type="float" office:value="75" calcext:value-type="float">
            <text:p>75</text:p>
          </table:table-cell>
          <table:table-cell office:value-type="float" office:value="504" calcext:value-type="float">
            <text:p>504</text:p>
          </table:table-cell>
          <table:table-cell office:value-type="float" office:value="2266.84402346611" calcext:value-type="float">
            <text:p>2266,84402346611</text:p>
          </table:table-cell>
          <table:table-cell office:value-type="float" office:value="14.2196982383906" calcext:value-type="float">
            <text:p>14,2196982383906</text:p>
          </table:table-cell>
          <table:table-cell office:value-type="float" office:value="293.2" calcext:value-type="float">
            <text:p>293,2</text:p>
          </table:table-cell>
          <table:table-cell table:number-columns-repeated="2"/>
          <table:table-cell table:formula="of:=[.D243]+[.$J$227]" office:value-type="float" office:value="14316" calcext:value-type="float">
            <text:p>14316</text:p>
          </table:table-cell>
          <table:table-cell table:formula="of:=[.F243]" office:value-type="float" office:value="14.2196982383906" calcext:value-type="float">
            <text:p>14,2196982383906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52M10S" calcext:value-type="time">
            <text:p>09:52:10</text:p>
          </table:table-cell>
          <table:table-cell office:value-type="float" office:value="80" calcext:value-type="float">
            <text:p>80</text:p>
          </table:table-cell>
          <table:table-cell office:value-type="float" office:value="541" calcext:value-type="float">
            <text:p>541</text:p>
          </table:table-cell>
          <table:table-cell office:value-type="float" office:value="2405.43152999878" calcext:value-type="float">
            <text:p>2405,43152999878</text:p>
          </table:table-cell>
          <table:table-cell office:value-type="float" office:value="14.2629560750561" calcext:value-type="float">
            <text:p>14,2629560750561</text:p>
          </table:table-cell>
          <table:table-cell office:value-type="float" office:value="291.52" calcext:value-type="float">
            <text:p>291,52</text:p>
          </table:table-cell>
          <table:table-cell table:number-columns-repeated="2"/>
          <table:table-cell table:formula="of:=[.D244]+[.$J$227]" office:value-type="float" office:value="14353" calcext:value-type="float">
            <text:p>14353</text:p>
          </table:table-cell>
          <table:table-cell table:formula="of:=[.F244]" office:value-type="float" office:value="14.2629560750561" calcext:value-type="float">
            <text:p>14,2629560750561</text:p>
          </table:table-cell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time" office:time-value="PT09H54M32S" calcext:value-type="time">
            <text:p>09:54:32</text:p>
          </table:table-cell>
          <table:table-cell office:value-type="float" office:value="85" calcext:value-type="float">
            <text:p>85</text:p>
          </table:table-cell>
          <table:table-cell office:value-type="float" office:value="584" calcext:value-type="float">
            <text:p>584</text:p>
          </table:table-cell>
          <table:table-cell office:value-type="float" office:value="2547.06887292862" calcext:value-type="float">
            <text:p>2547,06887292862</text:p>
          </table:table-cell>
          <table:table-cell office:value-type="float" office:value="15.0805558708023" calcext:value-type="float">
            <text:p>15,0805558708023</text:p>
          </table:table-cell>
          <table:table-cell office:value-type="float" office:value="288.58" calcext:value-type="float">
            <text:p>288,58</text:p>
          </table:table-cell>
          <table:table-cell table:number-columns-repeated="2"/>
          <table:table-cell table:formula="of:=[.D245]+[.$J$227]" office:value-type="float" office:value="14396" calcext:value-type="float">
            <text:p>14396</text:p>
          </table:table-cell>
          <table:table-cell table:formula="of:=[.F245]" office:value-type="float" office:value="15.0805558708023" calcext:value-type="float">
            <text:p>15,0805558708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3:21:12.513212771</meta:creation-date>
    <dc:date>2021-01-11T13:28:57.207544033</dc:date>
    <meta:editing-duration>PT7M46S</meta:editing-duration>
    <meta:editing-cycles>1</meta:editing-cycles>
    <meta:document-statistic meta:table-count="1" meta:cell-count="2199" meta:object-count="1"/>
    <meta:generator>LibreOffice/6.4.6.2$Linux_X86_64 LibreOffice_project/4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8.073cm" svg:height="16.68cm" xlink:href=".." xlink:type="simple" chart:class="chart:scatter" chart:style-name="ch1">
        <chart:legend chart:legend-position="end" svg:x="45.221cm" svg:y="8.041cm" style:legend-expansion="high" chart:style-name="ch2"/>
        <chart:plot-area chart:style-name="ch3" table:cell-range-address="Sheet1.J2:Sheet1.K245" svg:x="0.961cm" svg:y="0.333cm" svg:width="43.299cm" svg:height="16.014cm">
          <chartooo:coordinate-region svg:x="1.503cm" svg:y="0.532cm" svg:width="42.213cm" svg:height="15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45" chart:class="chart:scatter">
            <chart:domain table:cell-range-address="Sheet1.J2:Sheet1.J245"/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">
                <text:p>388</text:p>
                <draw:g>
                  <svg:desc>Sheet1.J2:Sheet1.J245</svg:desc>
                </draw:g>
              </table:table-cell>
              <table:table-cell office:value-type="float" office:value="-2.79134219779766">
                <text:p>-2.79134219779766</text:p>
                <draw:g>
                  <svg:desc>Sheet1.K2:Sheet1.K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">
                <text:p>774</text:p>
              </table:table-cell>
              <table:table-cell office:value-type="float" office:value="-2.76360059090891">
                <text:p>-2.7636005909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-2.77374787703112">
                <text:p>-2.77374787703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5">
                <text:p>1495</text:p>
              </table:table-cell>
              <table:table-cell office:value-type="float" office:value="-2.77712763013898">
                <text:p>-2.7771276301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5">
                <text:p>1865</text:p>
              </table:table-cell>
              <table:table-cell office:value-type="float" office:value="-2.81017677942626">
                <text:p>-2.81017677942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9">
                <text:p>2209</text:p>
              </table:table-cell>
              <table:table-cell office:value-type="float" office:value="-2.79526196189353">
                <text:p>-2.79526196189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">
                <text:p>2578</text:p>
              </table:table-cell>
              <table:table-cell office:value-type="float" office:value="-2.80226744893275">
                <text:p>-2.80226744893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22">
                <text:p>2922</text:p>
              </table:table-cell>
              <table:table-cell office:value-type="float" office:value="-2.87289326690785">
                <text:p>-2.87289326690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7">
                <text:p>3227</text:p>
              </table:table-cell>
              <table:table-cell office:value-type="float" office:value="-2.75775392492679">
                <text:p>-2.75775392492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4">
                <text:p>3534</text:p>
              </table:table-cell>
              <table:table-cell office:value-type="float" office:value="-2.82645352907754">
                <text:p>-2.82645352907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3">
                <text:p>3783</text:p>
              </table:table-cell>
              <table:table-cell office:value-type="float" office:value="-2.83727001903951">
                <text:p>-2.83727001903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27">
                <text:p>4027</text:p>
              </table:table-cell>
              <table:table-cell office:value-type="float" office:value="-2.93777369400902">
                <text:p>-2.93777369400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18">
                <text:p>4218</text:p>
              </table:table-cell>
              <table:table-cell office:value-type="float" office:value="-2.92653297095564">
                <text:p>-2.9265329709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3">
                <text:p>4403</text:p>
              </table:table-cell>
              <table:table-cell office:value-type="float" office:value="-2.90598845189208">
                <text:p>-2.90598845189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9">
                <text:p>4609</text:p>
              </table:table-cell>
              <table:table-cell office:value-type="float" office:value="-2.93154275941376">
                <text:p>-2.93154275941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5">
                <text:p>4785</text:p>
              </table:table-cell>
              <table:table-cell office:value-type="float" office:value="-2.94732670773985">
                <text:p>-2.94732670773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45">
                <text:p>4945</text:p>
              </table:table-cell>
              <table:table-cell office:value-type="float" office:value="-2.95419604556004">
                <text:p>-2.95419604556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94">
                <text:p>5094</text:p>
              </table:table-cell>
              <table:table-cell office:value-type="float" office:value="-2.92281148641197">
                <text:p>-2.92281148641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8">
                <text:p>5248</text:p>
              </table:table-cell>
              <table:table-cell office:value-type="float" office:value="-3.03704087595332">
                <text:p>-3.03704087595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6">
                <text:p>5376</text:p>
              </table:table-cell>
              <table:table-cell office:value-type="float" office:value="-3.03095600332464">
                <text:p>-3.03095600332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80">
                <text:p>5480</text:p>
              </table:table-cell>
              <table:table-cell office:value-type="float" office:value="-2.93596613195695">
                <text:p>-2.93596613195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92">
                <text:p>5592</text:p>
              </table:table-cell>
              <table:table-cell office:value-type="float" office:value="-2.9286538030762">
                <text:p>-2.9286538030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87">
                <text:p>5687</text:p>
              </table:table-cell>
              <table:table-cell office:value-type="float" office:value="-2.66174702177669">
                <text:p>-2.66174702177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1">
                <text:p>5771</text:p>
              </table:table-cell>
              <table:table-cell office:value-type="float" office:value="-2.60607714399616">
                <text:p>-2.6060771439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66">
                <text:p>5866</text:p>
              </table:table-cell>
              <table:table-cell office:value-type="float" office:value="-2.94371332289486">
                <text:p>-2.94371332289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59">
                <text:p>5959</text:p>
              </table:table-cell>
              <table:table-cell office:value-type="float" office:value="-2.50835947392831">
                <text:p>-2.50835947392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33">
                <text:p>6033</text:p>
              </table:table-cell>
              <table:table-cell office:value-type="float" office:value="-2.69434079792857">
                <text:p>-2.6943407979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03">
                <text:p>6103</text:p>
              </table:table-cell>
              <table:table-cell office:value-type="float" office:value="-2.76286085009119">
                <text:p>-2.76286085009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77">
                <text:p>6177</text:p>
              </table:table-cell>
              <table:table-cell office:value-type="float" office:value="-2.5468562853062">
                <text:p>-2.5468562853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30">
                <text:p>6230</text:p>
              </table:table-cell>
              <table:table-cell office:value-type="float" office:value="-2.12469071839225">
                <text:p>-2.12469071839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84">
                <text:p>6284</text:p>
              </table:table-cell>
              <table:table-cell office:value-type="float" office:value="-2.09899921605667">
                <text:p>-2.09899921605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48">
                <text:p>6348</text:p>
              </table:table-cell>
              <table:table-cell office:value-type="float" office:value="-1.99538041860328">
                <text:p>-1.99538041860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2">
                <text:p>6402</text:p>
              </table:table-cell>
              <table:table-cell office:value-type="float" office:value="-1.86375553381346">
                <text:p>-1.86375553381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62">
                <text:p>6462</text:p>
              </table:table-cell>
              <table:table-cell office:value-type="float" office:value="-2.18119660230685">
                <text:p>-2.18119660230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26">
                <text:p>6526</text:p>
              </table:table-cell>
              <table:table-cell office:value-type="float" office:value="-1.94268972472836">
                <text:p>-1.94268972472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90">
                <text:p>6590</text:p>
              </table:table-cell>
              <table:table-cell office:value-type="float" office:value="-2.20334254770263">
                <text:p>-2.20334254770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47">
                <text:p>6647</text:p>
              </table:table-cell>
              <table:table-cell office:value-type="float" office:value="-1.79721025981016">
                <text:p>-1.79721025981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15">
                <text:p>6715</text:p>
              </table:table-cell>
              <table:table-cell office:value-type="float" office:value="-1.8481302088797">
                <text:p>-1.8481302088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9">
                <text:p>6769</text:p>
              </table:table-cell>
              <table:table-cell office:value-type="float" office:value="-1.81628785298843">
                <text:p>-1.81628785298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21">
                <text:p>6821</text:p>
              </table:table-cell>
              <table:table-cell office:value-type="float" office:value="-1.35397473145343">
                <text:p>-1.35397473145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66">
                <text:p>6866</text:p>
              </table:table-cell>
              <table:table-cell office:value-type="float" office:value="-1.6333976714448">
                <text:p>-1.6333976714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26">
                <text:p>6926</text:p>
              </table:table-cell>
              <table:table-cell office:value-type="float" office:value="-1.72383962142354">
                <text:p>-1.72383962142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79">
                <text:p>6979</text:p>
              </table:table-cell>
              <table:table-cell office:value-type="float" office:value="-1.07179860127889">
                <text:p>-1.07179860127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31">
                <text:p>7031</text:p>
              </table:table-cell>
              <table:table-cell office:value-type="float" office:value="-1.49651714966901">
                <text:p>-1.49651714966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84">
                <text:p>7084</text:p>
              </table:table-cell>
              <table:table-cell office:value-type="float" office:value="-1.74736416000791">
                <text:p>-1.74736416000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40">
                <text:p>7140</text:p>
              </table:table-cell>
              <table:table-cell office:value-type="float" office:value="-1.73260876145477">
                <text:p>-1.73260876145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01">
                <text:p>7201</text:p>
              </table:table-cell>
              <table:table-cell office:value-type="float" office:value="-1.86048791699263">
                <text:p>-1.86048791699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43">
                <text:p>7243</text:p>
              </table:table-cell>
              <table:table-cell office:value-type="float" office:value="-1.46681775069356">
                <text:p>-1.466817750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99">
                <text:p>7299</text:p>
              </table:table-cell>
              <table:table-cell office:value-type="float" office:value="-1.45403675043392">
                <text:p>-1.45403675043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45">
                <text:p>7345</text:p>
              </table:table-cell>
              <table:table-cell office:value-type="float" office:value="-1.21104979604413">
                <text:p>-1.21104979604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92">
                <text:p>7392</text:p>
              </table:table-cell>
              <table:table-cell office:value-type="float" office:value="-1.00713281099799">
                <text:p>-1.00713281099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36">
                <text:p>7436</text:p>
              </table:table-cell>
              <table:table-cell office:value-type="float" office:value="-1.7721831321562">
                <text:p>-1.7721831321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87">
                <text:p>7487</text:p>
              </table:table-cell>
              <table:table-cell office:value-type="float" office:value="-1.14568337219053">
                <text:p>-1.14568337219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35">
                <text:p>7535</text:p>
              </table:table-cell>
              <table:table-cell office:value-type="float" office:value="-1.01128526682882">
                <text:p>-1.01128526682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73">
                <text:p>7573</text:p>
              </table:table-cell>
              <table:table-cell office:value-type="float" office:value="-1.64898846877145">
                <text:p>-1.64898846877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27">
                <text:p>7627</text:p>
              </table:table-cell>
              <table:table-cell office:value-type="float" office:value="-1.41265908828531">
                <text:p>-1.41265908828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78">
                <text:p>7678</text:p>
              </table:table-cell>
              <table:table-cell office:value-type="float" office:value="-1.29812087580523">
                <text:p>-1.29812087580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23">
                <text:p>7723</text:p>
              </table:table-cell>
              <table:table-cell office:value-type="float" office:value="-1.30876793428312">
                <text:p>-1.30876793428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66">
                <text:p>7766</text:p>
              </table:table-cell>
              <table:table-cell office:value-type="float" office:value="-1.11806628807635">
                <text:p>-1.11806628807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15">
                <text:p>7815</text:p>
              </table:table-cell>
              <table:table-cell office:value-type="float" office:value="-1.14335394956491">
                <text:p>-1.14335394956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7">
                <text:p>7857</text:p>
              </table:table-cell>
              <table:table-cell office:value-type="float" office:value="-1.3951089781294">
                <text:p>-1.3951089781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03">
                <text:p>7903</text:p>
              </table:table-cell>
              <table:table-cell office:value-type="float" office:value="-1.25994048556709">
                <text:p>-1.25994048556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7">
                <text:p>7947</text:p>
              </table:table-cell>
              <table:table-cell office:value-type="float" office:value="-0.773776187195276">
                <text:p>-0.773776187195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86">
                <text:p>7986</text:p>
              </table:table-cell>
              <table:table-cell office:value-type="float" office:value="-0.953532903568703">
                <text:p>-0.953532903568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24">
                <text:p>8024</text:p>
              </table:table-cell>
              <table:table-cell office:value-type="float" office:value="-1.04016189957899">
                <text:p>-1.040161899578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59">
                <text:p>8059</text:p>
              </table:table-cell>
              <table:table-cell office:value-type="float" office:value="-0.640137069086256">
                <text:p>-0.64013706908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9">
                <text:p>8099</text:p>
              </table:table-cell>
              <table:table-cell office:value-type="float" office:value="-0.750079906191715">
                <text:p>-0.75007990619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36">
                <text:p>8136</text:p>
              </table:table-cell>
              <table:table-cell office:value-type="float" office:value="-0.697774572408743">
                <text:p>-0.697774572408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78">
                <text:p>8178</text:p>
              </table:table-cell>
              <table:table-cell office:value-type="float" office:value="-0.702300637038061">
                <text:p>-0.702300637038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20">
                <text:p>8220</text:p>
              </table:table-cell>
              <table:table-cell office:value-type="float" office:value="-0.702673730010925">
                <text:p>-0.702673730010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61">
                <text:p>8261</text:p>
              </table:table-cell>
              <table:table-cell office:value-type="float" office:value="-0.970990369772579">
                <text:p>-0.970990369772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99">
                <text:p>8299</text:p>
              </table:table-cell>
              <table:table-cell office:value-type="float" office:value="-0.745973473469147">
                <text:p>-0.7459734734691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41">
                <text:p>8341</text:p>
              </table:table-cell>
              <table:table-cell office:value-type="float" office:value="-0.818658366360271">
                <text:p>-0.818658366360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81">
                <text:p>8381</text:p>
              </table:table-cell>
              <table:table-cell office:value-type="float" office:value="-0.612515540483631">
                <text:p>-0.612515540483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21">
                <text:p>8421</text:p>
              </table:table-cell>
              <table:table-cell office:value-type="float" office:value="-0.720382029070157">
                <text:p>-0.720382029070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1">
                <text:p>8461</text:p>
              </table:table-cell>
              <table:table-cell office:value-type="float" office:value="-0.75697959574208">
                <text:p>-0.75697959574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96">
                <text:p>8496</text:p>
              </table:table-cell>
              <table:table-cell office:value-type="float" office:value="-0.701145242316638">
                <text:p>-0.701145242316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34">
                <text:p>8534</text:p>
              </table:table-cell>
              <table:table-cell office:value-type="float" office:value="-0.706453493951315">
                <text:p>-0.7064534939513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77">
                <text:p>8577</text:p>
              </table:table-cell>
              <table:table-cell office:value-type="float" office:value="-0.421854981696108">
                <text:p>-0.421854981696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12">
                <text:p>8612</text:p>
              </table:table-cell>
              <table:table-cell office:value-type="float" office:value="-0.348390668232354">
                <text:p>-0.348390668232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44">
                <text:p>8644</text:p>
              </table:table-cell>
              <table:table-cell office:value-type="float" office:value="-1.05078555695476">
                <text:p>-1.05078555695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81">
                <text:p>8681</text:p>
              </table:table-cell>
              <table:table-cell office:value-type="float" office:value="-0.757093003255475">
                <text:p>-0.757093003255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32">
                <text:p>8732</text:p>
              </table:table-cell>
              <table:table-cell office:value-type="float" office:value="-0.944337880054572">
                <text:p>-0.944337880054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70">
                <text:p>8770</text:p>
              </table:table-cell>
              <table:table-cell office:value-type="float" office:value="-0.929539450867806">
                <text:p>-0.929539450867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08">
                <text:p>8808</text:p>
              </table:table-cell>
              <table:table-cell office:value-type="float" office:value="-0.773100535287719">
                <text:p>-0.773100535287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63">
                <text:p>8863</text:p>
              </table:table-cell>
              <table:table-cell office:value-type="float" office:value="-0.911854502654209">
                <text:p>-0.911854502654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04">
                <text:p>8904</text:p>
              </table:table-cell>
              <table:table-cell office:value-type="float" office:value="-0.292491133095569">
                <text:p>-0.292491133095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39">
                <text:p>8939</text:p>
              </table:table-cell>
              <table:table-cell office:value-type="float" office:value="-0.970741464866662">
                <text:p>-0.970741464866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77">
                <text:p>8977</text:p>
              </table:table-cell>
              <table:table-cell office:value-type="float" office:value="-0.907791644588872">
                <text:p>-0.907791644588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15">
                <text:p>9015</text:p>
              </table:table-cell>
              <table:table-cell office:value-type="float" office:value="-0.827717044646993">
                <text:p>-0.8277170446469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54">
                <text:p>9054</text:p>
              </table:table-cell>
              <table:table-cell office:value-type="float" office:value="-0.853869635082263">
                <text:p>-0.8538696350822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87">
                <text:p>9087</text:p>
              </table:table-cell>
              <table:table-cell office:value-type="float" office:value="-0.672904981837356">
                <text:p>-0.672904981837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22">
                <text:p>9122</text:p>
              </table:table-cell>
              <table:table-cell office:value-type="float" office:value="-0.731823813116988">
                <text:p>-0.731823813116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55">
                <text:p>9155</text:p>
              </table:table-cell>
              <table:table-cell office:value-type="float" office:value="-1.04937205128495">
                <text:p>-1.049372051284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89">
                <text:p>9189</text:p>
              </table:table-cell>
              <table:table-cell office:value-type="float" office:value="-0.806311986481347">
                <text:p>-0.806311986481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24">
                <text:p>9224</text:p>
              </table:table-cell>
              <table:table-cell office:value-type="float" office:value="-0.68924593155953">
                <text:p>-0.68924593155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69">
                <text:p>9269</text:p>
              </table:table-cell>
              <table:table-cell office:value-type="float" office:value="-1.0160757260419">
                <text:p>-1.0160757260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04">
                <text:p>9304</text:p>
              </table:table-cell>
              <table:table-cell office:value-type="float" office:value="-1.16704397066817">
                <text:p>-1.16704397066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49">
                <text:p>9349</text:p>
              </table:table-cell>
              <table:table-cell office:value-type="float" office:value="-1.20182977228585">
                <text:p>-1.20182977228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88">
                <text:p>9388</text:p>
              </table:table-cell>
              <table:table-cell office:value-type="float" office:value="-1.02612009103929">
                <text:p>-1.02612009103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33">
                <text:p>9433</text:p>
              </table:table-cell>
              <table:table-cell office:value-type="float" office:value="-1.32806998826028">
                <text:p>-1.32806998826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75">
                <text:p>9475</text:p>
              </table:table-cell>
              <table:table-cell office:value-type="float" office:value="-1.05127359691205">
                <text:p>-1.05127359691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12">
                <text:p>9512</text:p>
              </table:table-cell>
              <table:table-cell office:value-type="float" office:value="-0.939722150067392">
                <text:p>-0.939722150067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57">
                <text:p>9557</text:p>
              </table:table-cell>
              <table:table-cell office:value-type="float" office:value="-1.42459289840352">
                <text:p>-1.42459289840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00">
                <text:p>9600</text:p>
              </table:table-cell>
              <table:table-cell office:value-type="float" office:value="-1.07859893988652">
                <text:p>-1.07859893988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37">
                <text:p>9637</text:p>
              </table:table-cell>
              <table:table-cell office:value-type="float" office:value="-1.10076070033477">
                <text:p>-1.10076070033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68">
                <text:p>9668</text:p>
              </table:table-cell>
              <table:table-cell office:value-type="float" office:value="-1.17207968301337">
                <text:p>-1.17207968301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04">
                <text:p>9704</text:p>
              </table:table-cell>
              <table:table-cell office:value-type="float" office:value="-0.941833099800649">
                <text:p>-0.941833099800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39">
                <text:p>9739</text:p>
              </table:table-cell>
              <table:table-cell office:value-type="float" office:value="0.265823779332066">
                <text:p>0.265823779332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72">
                <text:p>9772</text:p>
              </table:table-cell>
              <table:table-cell office:value-type="float" office:value="-0.049489995347317">
                <text:p>-0.049489995347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08">
                <text:p>9808</text:p>
              </table:table-cell>
              <table:table-cell office:value-type="float" office:value="-0.111976782323142">
                <text:p>-0.111976782323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53">
                <text:p>9853</text:p>
              </table:table-cell>
              <table:table-cell office:value-type="float" office:value="0.0253255396853057">
                <text:p>0.02532553968530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93">
                <text:p>9893</text:p>
              </table:table-cell>
              <table:table-cell office:value-type="float" office:value="-0.361436028321432">
                <text:p>-0.3614360283214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28">
                <text:p>9928</text:p>
              </table:table-cell>
              <table:table-cell office:value-type="float" office:value="-0.167435432617604">
                <text:p>-0.167435432617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68">
                <text:p>9968</text:p>
              </table:table-cell>
              <table:table-cell office:value-type="float" office:value="0.0564163627866451">
                <text:p>0.0564163627866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9">
                <text:p>10009</text:p>
              </table:table-cell>
              <table:table-cell office:value-type="float" office:value="-0.226676951637998">
                <text:p>-0.226676951637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58">
                <text:p>10058</text:p>
              </table:table-cell>
              <table:table-cell office:value-type="float" office:value="-0.133742085448051">
                <text:p>-0.133742085448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97">
                <text:p>10097</text:p>
              </table:table-cell>
              <table:table-cell office:value-type="float" office:value="-0.641472307992306">
                <text:p>-0.641472307992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38">
                <text:p>10138</text:p>
              </table:table-cell>
              <table:table-cell office:value-type="float" office:value="-0.596228015443212">
                <text:p>-0.5962280154432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81">
                <text:p>10181</text:p>
              </table:table-cell>
              <table:table-cell office:value-type="float" office:value="-0.199846466768471">
                <text:p>-0.1998464667684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19">
                <text:p>10219</text:p>
              </table:table-cell>
              <table:table-cell office:value-type="float" office:value="-0.146570190747918">
                <text:p>-0.1465701907479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57">
                <text:p>10257</text:p>
              </table:table-cell>
              <table:table-cell office:value-type="float" office:value="-0.693156431039764">
                <text:p>-0.693156431039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92">
                <text:p>10292</text:p>
              </table:table-cell>
              <table:table-cell office:value-type="float" office:value="1.09389369706273">
                <text:p>1.09389369706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28">
                <text:p>10328</text:p>
              </table:table-cell>
              <table:table-cell office:value-type="float" office:value="-0.284563295164156">
                <text:p>-0.284563295164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373">
                <text:p>10373</text:p>
              </table:table-cell>
              <table:table-cell office:value-type="float" office:value="-0.0633117316086245">
                <text:p>-0.0633117316086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17">
                <text:p>10417</text:p>
              </table:table-cell>
              <table:table-cell office:value-type="float" office:value="0.263462278743261">
                <text:p>0.2634622787432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52">
                <text:p>10452</text:p>
              </table:table-cell>
              <table:table-cell office:value-type="float" office:value="0.375606401686281">
                <text:p>0.375606401686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91">
                <text:p>10491</text:p>
              </table:table-cell>
              <table:table-cell office:value-type="float" office:value="-0.133847384790696">
                <text:p>-0.133847384790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27">
                <text:p>10527</text:p>
              </table:table-cell>
              <table:table-cell office:value-type="float" office:value="0.456637982207413">
                <text:p>0.456637982207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68">
                <text:p>10568</text:p>
              </table:table-cell>
              <table:table-cell office:value-type="float" office:value="0.317213921755563">
                <text:p>0.3172139217555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07">
                <text:p>10607</text:p>
              </table:table-cell>
              <table:table-cell office:value-type="float" office:value="-0.139224424609909">
                <text:p>-0.139224424609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41">
                <text:p>10641</text:p>
              </table:table-cell>
              <table:table-cell office:value-type="float" office:value="0.75433109067399">
                <text:p>0.75433109067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74">
                <text:p>10674</text:p>
              </table:table-cell>
              <table:table-cell office:value-type="float" office:value="0.235300717323179">
                <text:p>0.235300717323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10">
                <text:p>10710</text:p>
              </table:table-cell>
              <table:table-cell office:value-type="float" office:value="0.461653848511652">
                <text:p>0.461653848511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47">
                <text:p>10747</text:p>
              </table:table-cell>
              <table:table-cell office:value-type="float" office:value="0.411541641168399">
                <text:p>0.411541641168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92">
                <text:p>10792</text:p>
              </table:table-cell>
              <table:table-cell office:value-type="float" office:value="0.0380197935485133">
                <text:p>0.0380197935485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830">
                <text:p>10830</text:p>
              </table:table-cell>
              <table:table-cell office:value-type="float" office:value="0.376090812657574">
                <text:p>0.376090812657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78">
                <text:p>10878</text:p>
              </table:table-cell>
              <table:table-cell office:value-type="float" office:value="-0.651322164788487">
                <text:p>-0.6513221647884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913">
                <text:p>10913</text:p>
              </table:table-cell>
              <table:table-cell office:value-type="float" office:value="0.19075203788386">
                <text:p>0.190752037883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50">
                <text:p>10950</text:p>
              </table:table-cell>
              <table:table-cell office:value-type="float" office:value="-0.200534894537423">
                <text:p>-0.200534894537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86">
                <text:p>10986</text:p>
              </table:table-cell>
              <table:table-cell office:value-type="float" office:value="0.0418013048619673">
                <text:p>0.0418013048619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27">
                <text:p>11027</text:p>
              </table:table-cell>
              <table:table-cell office:value-type="float" office:value="0.410429598510494">
                <text:p>0.410429598510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64">
                <text:p>11064</text:p>
              </table:table-cell>
              <table:table-cell office:value-type="float" office:value="0.431210826468284">
                <text:p>0.4312108264682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05">
                <text:p>11105</text:p>
              </table:table-cell>
              <table:table-cell office:value-type="float" office:value="0.0421119314938261">
                <text:p>0.04211193149382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138">
                <text:p>11138</text:p>
              </table:table-cell>
              <table:table-cell office:value-type="float" office:value="-0.171341223646158">
                <text:p>-0.171341223646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75">
                <text:p>11175</text:p>
              </table:table-cell>
              <table:table-cell office:value-type="float" office:value="0.410919357807586">
                <text:p>0.4109193578075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13">
                <text:p>11213</text:p>
              </table:table-cell>
              <table:table-cell office:value-type="float" office:value="1.89868629807617">
                <text:p>1.898686298076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46">
                <text:p>11246</text:p>
              </table:table-cell>
              <table:table-cell office:value-type="float" office:value="1.38381348329344">
                <text:p>1.38381348329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81">
                <text:p>11281</text:p>
              </table:table-cell>
              <table:table-cell office:value-type="float" office:value="2.25265766199664">
                <text:p>2.252657661996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18">
                <text:p>11318</text:p>
              </table:table-cell>
              <table:table-cell office:value-type="float" office:value="0.965797914885051">
                <text:p>0.9657979148850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60">
                <text:p>11360</text:p>
              </table:table-cell>
              <table:table-cell office:value-type="float" office:value="0.738744290698806">
                <text:p>0.738744290698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95">
                <text:p>11395</text:p>
              </table:table-cell>
              <table:table-cell office:value-type="float" office:value="1.24611427641406">
                <text:p>1.246114276414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35">
                <text:p>11435</text:p>
              </table:table-cell>
              <table:table-cell office:value-type="float" office:value="0.754869279374839">
                <text:p>0.754869279374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73">
                <text:p>11473</text:p>
              </table:table-cell>
              <table:table-cell office:value-type="float" office:value="0.0641008968088451">
                <text:p>0.06410089680884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11">
                <text:p>11511</text:p>
              </table:table-cell>
              <table:table-cell office:value-type="float" office:value="0.414714752041315">
                <text:p>0.414714752041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54">
                <text:p>11554</text:p>
              </table:table-cell>
              <table:table-cell office:value-type="float" office:value="0.559905562001999">
                <text:p>0.559905562001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90">
                <text:p>11590</text:p>
              </table:table-cell>
              <table:table-cell office:value-type="float" office:value="0.876822422635633">
                <text:p>0.8768224226356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22">
                <text:p>11622</text:p>
              </table:table-cell>
              <table:table-cell office:value-type="float" office:value="0.334898224928786">
                <text:p>0.3348982249287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63">
                <text:p>11663</text:p>
              </table:table-cell>
              <table:table-cell office:value-type="float" office:value="0.0697259311814775">
                <text:p>0.0697259311814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98">
                <text:p>11698</text:p>
              </table:table-cell>
              <table:table-cell office:value-type="float" office:value="0.290338173356325">
                <text:p>0.290338173356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32">
                <text:p>11732</text:p>
              </table:table-cell>
              <table:table-cell office:value-type="float" office:value="5.12294512728447">
                <text:p>5.122945127284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765">
                <text:p>11765</text:p>
              </table:table-cell>
              <table:table-cell office:value-type="float" office:value="3.9058882641993">
                <text:p>3.90588826419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796">
                <text:p>11796</text:p>
              </table:table-cell>
              <table:table-cell office:value-type="float" office:value="1.65126476994539">
                <text:p>1.651264769945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830">
                <text:p>11830</text:p>
              </table:table-cell>
              <table:table-cell office:value-type="float" office:value="2.05198335142777">
                <text:p>2.05198335142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864">
                <text:p>11864</text:p>
              </table:table-cell>
              <table:table-cell office:value-type="float" office:value="5.77692833517122">
                <text:p>5.77692833517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94">
                <text:p>11894</text:p>
              </table:table-cell>
              <table:table-cell office:value-type="float" office:value="0.657291394143691">
                <text:p>0.6572913941436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29">
                <text:p>11929</text:p>
              </table:table-cell>
              <table:table-cell office:value-type="float" office:value="1.40362286127971">
                <text:p>1.40362286127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63">
                <text:p>11963</text:p>
              </table:table-cell>
              <table:table-cell office:value-type="float" office:value="10.0295021425021">
                <text:p>10.0295021425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995">
                <text:p>11995</text:p>
              </table:table-cell>
              <table:table-cell office:value-type="float" office:value="0.302126998768148">
                <text:p>0.3021269987681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033">
                <text:p>12033</text:p>
              </table:table-cell>
              <table:table-cell office:value-type="float" office:value="6.2065245029334">
                <text:p>6.2065245029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067">
                <text:p>12067</text:p>
              </table:table-cell>
              <table:table-cell office:value-type="float" office:value="0.841050199698574">
                <text:p>0.8410501996985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98">
                <text:p>12098</text:p>
              </table:table-cell>
              <table:table-cell office:value-type="float" office:value="1.16883222315487">
                <text:p>1.168832223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31">
                <text:p>12131</text:p>
              </table:table-cell>
              <table:table-cell office:value-type="float" office:value="0.6910346402721">
                <text:p>0.69103464027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163">
                <text:p>12163</text:p>
              </table:table-cell>
              <table:table-cell office:value-type="float" office:value="0.780141561435592">
                <text:p>0.780141561435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196">
                <text:p>12196</text:p>
              </table:table-cell>
              <table:table-cell office:value-type="float" office:value="0.473331795822561">
                <text:p>0.4733317958225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33">
                <text:p>12233</text:p>
              </table:table-cell>
              <table:table-cell office:value-type="float" office:value="1.24685777598699">
                <text:p>1.24685777598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67">
                <text:p>12267</text:p>
              </table:table-cell>
              <table:table-cell office:value-type="float" office:value="2.04322522165647">
                <text:p>2.043225221656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01">
                <text:p>12301</text:p>
              </table:table-cell>
              <table:table-cell office:value-type="float" office:value="2.89682420483252">
                <text:p>2.89682420483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32">
                <text:p>12332</text:p>
              </table:table-cell>
              <table:table-cell office:value-type="float" office:value="0.980232120924806">
                <text:p>0.9802321209248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64">
                <text:p>12364</text:p>
              </table:table-cell>
              <table:table-cell office:value-type="float" office:value="1.33071128322556">
                <text:p>1.33071128322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02">
                <text:p>12402</text:p>
              </table:table-cell>
              <table:table-cell office:value-type="float" office:value="2.2885564424185">
                <text:p>2.2885564424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38">
                <text:p>12438</text:p>
              </table:table-cell>
              <table:table-cell office:value-type="float" office:value="1.01701610716942">
                <text:p>1.017016107169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69">
                <text:p>12469</text:p>
              </table:table-cell>
              <table:table-cell office:value-type="float" office:value="1.30846815539258">
                <text:p>1.308468155392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03">
                <text:p>12503</text:p>
              </table:table-cell>
              <table:table-cell office:value-type="float" office:value="1.64013071730563">
                <text:p>1.640130717305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37">
                <text:p>12537</text:p>
              </table:table-cell>
              <table:table-cell office:value-type="float" office:value="1.72043177880662">
                <text:p>1.72043177880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70">
                <text:p>12570</text:p>
              </table:table-cell>
              <table:table-cell office:value-type="float" office:value="1.10100941324609">
                <text:p>1.10100941324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03">
                <text:p>12603</text:p>
              </table:table-cell>
              <table:table-cell office:value-type="float" office:value="0.773569526617983">
                <text:p>0.7735695266179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34">
                <text:p>12634</text:p>
              </table:table-cell>
              <table:table-cell office:value-type="float" office:value="1.40772458839626">
                <text:p>1.407724588396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65">
                <text:p>12665</text:p>
              </table:table-cell>
              <table:table-cell office:value-type="float" office:value="1.24468325627778">
                <text:p>1.2446832562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95">
                <text:p>12695</text:p>
              </table:table-cell>
              <table:table-cell office:value-type="float" office:value="0.921102880190501">
                <text:p>0.921102880190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25">
                <text:p>12725</text:p>
              </table:table-cell>
              <table:table-cell office:value-type="float" office:value="1.43079169773515">
                <text:p>1.43079169773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7">
                <text:p>12757</text:p>
              </table:table-cell>
              <table:table-cell office:value-type="float" office:value="1.37979954569177">
                <text:p>1.379799545691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88">
                <text:p>12788</text:p>
              </table:table-cell>
              <table:table-cell office:value-type="float" office:value="2.84704129786743">
                <text:p>2.847041297867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21">
                <text:p>12821</text:p>
              </table:table-cell>
              <table:table-cell office:value-type="float" office:value="1.33298540546895">
                <text:p>1.332985405468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58">
                <text:p>12858</text:p>
              </table:table-cell>
              <table:table-cell office:value-type="float" office:value="1.67632739903568">
                <text:p>1.676327399035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890">
                <text:p>12890</text:p>
              </table:table-cell>
              <table:table-cell office:value-type="float" office:value="1.0545184272282">
                <text:p>1.05451842722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921">
                <text:p>12921</text:p>
              </table:table-cell>
              <table:table-cell office:value-type="float" office:value="3.24551942056266">
                <text:p>3.245519420562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953">
                <text:p>12953</text:p>
              </table:table-cell>
              <table:table-cell office:value-type="float" office:value="11.1777001311814">
                <text:p>11.17770013118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88">
                <text:p>12988</text:p>
              </table:table-cell>
              <table:table-cell office:value-type="float" office:value="2.43484875564554">
                <text:p>2.434848755645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20">
                <text:p>13020</text:p>
              </table:table-cell>
              <table:table-cell office:value-type="float" office:value="1.54698625913377">
                <text:p>1.546986259133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51">
                <text:p>13051</text:p>
              </table:table-cell>
              <table:table-cell office:value-type="float" office:value="11.0230203702475">
                <text:p>11.0230203702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81">
                <text:p>13081</text:p>
              </table:table-cell>
              <table:table-cell office:value-type="float" office:value="11.639022995637">
                <text:p>11.63902299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13">
                <text:p>13113</text:p>
              </table:table-cell>
              <table:table-cell office:value-type="float" office:value="12.153041064742">
                <text:p>12.1530410647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47">
                <text:p>13147</text:p>
              </table:table-cell>
              <table:table-cell office:value-type="float" office:value="10.0017995703204">
                <text:p>10.0017995703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78">
                <text:p>13178</text:p>
              </table:table-cell>
              <table:table-cell office:value-type="float" office:value="10.9901110599942">
                <text:p>10.9901110599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10">
                <text:p>13210</text:p>
              </table:table-cell>
              <table:table-cell office:value-type="float" office:value="10.3151939586529">
                <text:p>10.31519395865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40">
                <text:p>13240</text:p>
              </table:table-cell>
              <table:table-cell office:value-type="float" office:value="1.07105607329037">
                <text:p>1.071056073290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71">
                <text:p>13271</text:p>
              </table:table-cell>
              <table:table-cell office:value-type="float" office:value="2.77988469993227">
                <text:p>2.779884699932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303">
                <text:p>13303</text:p>
              </table:table-cell>
              <table:table-cell office:value-type="float" office:value="12.3918411936256">
                <text:p>12.3918411936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333">
                <text:p>13333</text:p>
              </table:table-cell>
              <table:table-cell office:value-type="float" office:value="11.3138549035196">
                <text:p>11.31385490351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67">
                <text:p>13367</text:p>
              </table:table-cell>
              <table:table-cell office:value-type="float" office:value="13.7530320189481">
                <text:p>13.75303201894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400">
                <text:p>13400</text:p>
              </table:table-cell>
              <table:table-cell office:value-type="float" office:value="13.0883551200651">
                <text:p>13.0883551200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32">
                <text:p>13432</text:p>
              </table:table-cell>
              <table:table-cell office:value-type="float" office:value="14.8286833067607">
                <text:p>14.82868330676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62">
                <text:p>13462</text:p>
              </table:table-cell>
              <table:table-cell office:value-type="float" office:value="13.2308769543407">
                <text:p>13.23087695434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93">
                <text:p>13493</text:p>
              </table:table-cell>
              <table:table-cell office:value-type="float" office:value="14.0212844436889">
                <text:p>14.02128444368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24">
                <text:p>13524</text:p>
              </table:table-cell>
              <table:table-cell office:value-type="float" office:value="13.6262960677316">
                <text:p>13.62629606773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555">
                <text:p>13555</text:p>
              </table:table-cell>
              <table:table-cell office:value-type="float" office:value="13.5125323520112">
                <text:p>13.51253235201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585">
                <text:p>13585</text:p>
              </table:table-cell>
              <table:table-cell office:value-type="float" office:value="14.4123613206511">
                <text:p>14.4123613206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616">
                <text:p>13616</text:p>
              </table:table-cell>
              <table:table-cell office:value-type="float" office:value="13.8400400331304">
                <text:p>13.84004003313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47">
                <text:p>13647</text:p>
              </table:table-cell>
              <table:table-cell office:value-type="float" office:value="14.4279143778784">
                <text:p>14.4279143778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681">
                <text:p>13681</text:p>
              </table:table-cell>
              <table:table-cell office:value-type="float" office:value="13.4804398480517">
                <text:p>13.48043984805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14">
                <text:p>13714</text:p>
              </table:table-cell>
              <table:table-cell office:value-type="float" office:value="13.93577090243">
                <text:p>13.935770902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47">
                <text:p>13747</text:p>
              </table:table-cell>
              <table:table-cell office:value-type="float" office:value="10.9699816050868">
                <text:p>10.9699816050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781">
                <text:p>13781</text:p>
              </table:table-cell>
              <table:table-cell office:value-type="float" office:value="12.089652280107">
                <text:p>12.089652280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12">
                <text:p>13812</text:p>
              </table:table-cell>
              <table:table-cell office:value-type="float" office:value="14.2535958841332">
                <text:p>14.2535958841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843">
                <text:p>13843</text:p>
              </table:table-cell>
              <table:table-cell office:value-type="float" office:value="14.1984025602506">
                <text:p>14.19840256025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77">
                <text:p>13877</text:p>
              </table:table-cell>
              <table:table-cell office:value-type="float" office:value="14.5055920420575">
                <text:p>14.50559204205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09">
                <text:p>13909</text:p>
              </table:table-cell>
              <table:table-cell office:value-type="float" office:value="12.9713766784155">
                <text:p>12.97137667841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41">
                <text:p>13941</text:p>
              </table:table-cell>
              <table:table-cell office:value-type="float" office:value="12.1623551402966">
                <text:p>12.1623551402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74">
                <text:p>13974</text:p>
              </table:table-cell>
              <table:table-cell office:value-type="float" office:value="12.944061070904">
                <text:p>12.9440610709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05">
                <text:p>14005</text:p>
              </table:table-cell>
              <table:table-cell office:value-type="float" office:value="13.4301284867544">
                <text:p>13.43012848675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42">
                <text:p>14042</text:p>
              </table:table-cell>
              <table:table-cell office:value-type="float" office:value="12.9346564233388">
                <text:p>12.93465642333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78">
                <text:p>14078</text:p>
              </table:table-cell>
              <table:table-cell office:value-type="float" office:value="13.1045190310277">
                <text:p>13.10451903102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12">
                <text:p>14112</text:p>
              </table:table-cell>
              <table:table-cell office:value-type="float" office:value="12.3968423558069">
                <text:p>12.3968423558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47">
                <text:p>14147</text:p>
              </table:table-cell>
              <table:table-cell office:value-type="float" office:value="14.253372729833">
                <text:p>14.2533727298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181">
                <text:p>14181</text:p>
              </table:table-cell>
              <table:table-cell office:value-type="float" office:value="13.0076676482322">
                <text:p>13.00766764823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211">
                <text:p>14211</text:p>
              </table:table-cell>
              <table:table-cell office:value-type="float" office:value="13.2060472829043">
                <text:p>13.20604728290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246">
                <text:p>14246</text:p>
              </table:table-cell>
              <table:table-cell office:value-type="float" office:value="11.8785573993968">
                <text:p>11.87855739939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281">
                <text:p>14281</text:p>
              </table:table-cell>
              <table:table-cell office:value-type="float" office:value="13.4960032010451">
                <text:p>13.49600320104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316">
                <text:p>14316</text:p>
              </table:table-cell>
              <table:table-cell office:value-type="float" office:value="14.2196982383906">
                <text:p>14.2196982383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353">
                <text:p>14353</text:p>
              </table:table-cell>
              <table:table-cell office:value-type="float" office:value="14.2629560750561">
                <text:p>14.26295607505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396">
                <text:p>14396</text:p>
              </table:table-cell>
              <table:table-cell office:value-type="float" office:value="15.0805558708023">
                <text:p>15.0805558708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